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00F0000000E2EFAB4A07248C705.png" manifest:media-type="image/png"/>
  <manifest:file-entry manifest:full-path="Pictures/100000010000000E0000000EBF62E49DBBA7BB06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TimesNewRoman" svg:font-family="TimesNewRoman" style:font-pitch="variable"/>
    <style:font-face style:name="TimesNewRoman1" svg:font-family="TimesNewRoman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0.283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105cm" fo:min-width="0.105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177cm" fo:min-width="0.177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45cm" fo:min-width="0.245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139cm" fo:min-width="0.139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solid" draw:fill-color="#000000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071cm" fo:min-width="0.071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28cm" fo:min-width="0.228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solid" draw:fill-color="#d9d9d9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5" style:family="graphic" style:parent-style-name="standard">
      <style:graphic-properties draw:stroke="none" draw:fill="solid" draw:fill-color="#808080"/>
    </style:style>
    <style:style style:name="gr16" style:family="graphic" style:parent-style-name="standard">
      <style:graphic-properties draw:stroke="none" draw:fill="solid" draw:fill-color="#ffffff"/>
    </style:style>
    <style:style style:name="gr17" style:family="graphic" style:parent-style-name="standard">
      <style:graphic-properties draw:stroke="none" draw:fill="solid" draw:fill-color="#cdcdcd"/>
    </style:style>
    <style:style style:name="gr18" style:family="graphic" style:parent-style-name="standard">
      <style:graphic-properties draw:stroke="solid" svg:stroke-width="0.026cm" svg:stroke-color="#000000" draw:stroke-linejoin="miter" svg:stroke-linecap="butt" draw:fill="solid" draw:fill-color="#ff0000" fo:padding-top="0.013cm" fo:padding-bottom="0.013cm" fo:padding-left="0.013cm" fo:padding-right="0.013cm"/>
    </style:style>
    <style:style style:name="gr19" style:family="graphic" style:parent-style-name="standard">
      <style:graphic-properties draw:stroke="solid" svg:stroke-width="0.026cm" svg:stroke-color="#000000" draw:stroke-linejoin="miter" svg:stroke-linecap="butt" draw:fill="none" fo:padding-top="0.013cm" fo:padding-bottom="0.013cm" fo:padding-left="0.013cm" fo:padding-right="0.013cm"/>
    </style:style>
    <style:style style:name="gr20" style:family="graphic" style:parent-style-name="standard">
      <style:graphic-properties draw:stroke="none" svg:stroke-color="#000000" draw:fill="none" draw:fill-color="#ffffff" fo:min-height="0.317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4.762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vertical-align="middle" fo:min-height="1.254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72cm" fo:min-width="0.372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solid" draw:fill-color="#ff0000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.211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3" style:family="paragraph">
      <loext:graphic-properties draw:fill="none"/>
      <style:text-properties fo:font-size="9pt" style:font-size-asian="9pt" style:font-size-complex="9pt"/>
    </style:style>
    <style:style style:name="P4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none"/>
      <style:text-properties fo:font-size="3pt" style:font-size-asian="3pt" style:font-size-complex="3pt"/>
    </style:style>
    <style:style style:name="P7" style:family="paragraph">
      <loext:graphic-properties draw:fill="none"/>
      <style:text-properties fo:font-size="5pt" style:font-size-asian="5pt" style:font-size-complex="5pt"/>
    </style:style>
    <style:style style:name="P8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9" style:family="paragraph">
      <loext:graphic-properties draw:fill="none"/>
      <style:text-properties fo:font-size="6.90000009536743pt" style:font-size-asian="6.90000009536743pt" style:font-size-complex="6.90000009536743pt"/>
    </style:style>
    <style:style style:name="P10" style:family="paragraph">
      <loext:graphic-properties draw:fill="none"/>
      <style:text-properties fo:font-size="3.90000009536743pt" style:font-size-asian="3.90000009536743pt" style:font-size-complex="3.90000009536743pt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none"/>
      <style:text-properties fo:font-size="2pt" style:font-size-asian="2pt" style:font-size-complex="2pt"/>
    </style:style>
    <style:style style:name="P13" style:family="paragraph">
      <loext:graphic-properties draw:fill="none"/>
      <style:text-properties fo:font-size="6.5pt" style:font-size-asian="6.5pt" style:font-size-complex="6.5pt"/>
    </style:style>
    <style:style style:name="P14" style:family="paragraph">
      <loext:graphic-properties draw:fill="solid" draw:fill-color="#d9d9d9"/>
    </style:style>
    <style:style style:name="P15" style:family="paragraph">
      <loext:graphic-properties draw:fill="none"/>
    </style:style>
    <style:style style:name="P16" style:family="paragraph">
      <loext:graphic-properties draw:fill="solid" draw:fill-color="#808080"/>
    </style:style>
    <style:style style:name="P17" style:family="paragraph">
      <loext:graphic-properties draw:fill="solid" draw:fill-color="#ffffff"/>
    </style:style>
    <style:style style:name="P18" style:family="paragraph">
      <loext:graphic-properties draw:fill="solid" draw:fill-color="#cdcdcd"/>
    </style:style>
    <style:style style:name="P19" style:family="paragraph">
      <loext:graphic-properties draw:fill="solid" draw:fill-color="#ff0000"/>
    </style:style>
    <style:style style:name="P20" style:family="paragraph">
      <style:text-properties fo:font-size="9pt" style:font-size-asian="9pt" style:font-size-complex="9pt"/>
    </style:style>
    <style:style style:name="P21" style:family="paragraph">
      <loext:graphic-properties draw:fill="none" draw:fill-color="#ffffff"/>
      <style:text-properties fo:font-size="9pt" style:font-size-asian="9pt" style:font-size-complex="9pt"/>
    </style:style>
    <style:style style:name="P22" style:family="paragraph">
      <loext:graphic-properties draw:fill="none"/>
      <style:paragraph-properties fo:text-align="start"/>
      <style:text-properties fo:font-size="9.89999961853027pt" style:font-size-asian="9.89999961853027pt" style:font-size-complex="9.89999961853027pt"/>
    </style:style>
    <style:style style:name="P23" style:family="paragraph">
      <style:paragraph-properties fo:text-align="start"/>
      <style:text-properties fo:font-size="14pt" style:font-size-asian="14pt" style:font-size-complex="14pt"/>
    </style:style>
    <style:style style:name="P24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P25" style:family="paragraph">
      <loext:graphic-properties draw:fill="none"/>
      <style:text-properties fo:font-size="10.5pt" style:font-size-asian="10.5pt" style:font-size-complex="10.5pt"/>
    </style:style>
    <style:style style:name="P26" style:family="paragraph">
      <loext:graphic-properties draw:fill="none"/>
      <style:text-properties fo:font-size="6pt" style:font-size-asian="6pt" style:font-size-complex="6pt"/>
    </style:style>
    <style:style style:name="T1" style:family="text">
      <style:text-properties fo:color="#000000" loext:opacity="100%" style:font-name="TimesNewRoman1" fo:font-size="8.10000038146973pt" fo:font-style="italic" fo:font-weight="bold" style:font-name-asian="TimesNewRoman1" style:font-size-asian="8.10000038146973pt" style:font-style-asian="italic" style:font-weight-asian="bold" style:font-name-complex="TimesNewRoman1" style:font-size-complex="8.10000038146973pt" style:font-style-complex="italic" style:font-weight-complex="bold"/>
    </style:style>
    <style:style style:name="T2" style:family="text">
      <style:text-properties fo:color="#000000" loext:opacity="100%" style:font-name="TimesNewRoman1" fo:font-size="9pt" fo:font-weight="normal" style:font-name-asian="TimesNewRoman1" style:font-size-asian="9pt" style:font-weight-asian="normal" style:font-name-complex="TimesNewRoman1" style:font-size-complex="9pt" style:font-weight-complex="normal"/>
    </style:style>
    <style:style style:name="T3" style:family="text">
      <style:text-properties fo:color="#000000" loext:opacity="100%" style:font-name="TimesNewRoman1" fo:font-size="9.89999961853027pt" fo:font-weight="normal" style:font-name-asian="TimesNewRoman1" style:font-size-asian="9.89999961853027pt" style:font-weight-asian="normal" style:font-name-complex="TimesNewRoman1" style:font-size-complex="9.89999961853027pt" style:font-weight-complex="normal"/>
    </style:style>
    <style:style style:name="T4" style:family="text">
      <style:text-properties fo:color="#000000" loext:opacity="100%" style:font-name="TimesNewRoman1" fo:font-size="12pt" fo:font-weight="normal" style:font-name-asian="TimesNewRoman1" style:font-size-asian="12pt" style:font-weight-asian="normal" style:font-name-complex="TimesNewRoman1" style:font-size-complex="12pt" style:font-weight-complex="normal"/>
    </style:style>
    <style:style style:name="T5" style:family="text">
      <style:text-properties fo:color="#000000" loext:opacity="100%" style:font-name="TimesNewRoman1" fo:font-size="3pt" fo:font-weight="bold" style:font-name-asian="TimesNewRoman1" style:font-size-asian="3pt" style:font-weight-asian="bold" style:font-name-complex="TimesNewRoman1" style:font-size-complex="3pt" style:font-weight-complex="bold"/>
    </style:style>
    <style:style style:name="T6" style:family="text">
      <style:text-properties fo:color="#000000" loext:opacity="100%" style:font-name="TimesNewRoman1" fo:font-size="12pt" fo:font-weight="bold" style:font-name-asian="TimesNewRoman1" style:font-size-asian="12pt" style:font-weight-asian="bold" style:font-name-complex="TimesNewRoman1" style:font-size-complex="12pt" style:font-weight-complex="bold"/>
    </style:style>
    <style:style style:name="T7" style:family="text">
      <style:text-properties fo:color="#000000" loext:opacity="100%" style:font-name="TimesNewRoman1" fo:font-size="5pt" fo:font-weight="normal" style:font-name-asian="TimesNewRoman1" style:font-size-asian="5pt" style:font-weight-asian="normal" style:font-name-complex="TimesNewRoman1" style:font-size-complex="5pt" style:font-weight-complex="normal"/>
    </style:style>
    <style:style style:name="T8" style:family="text">
      <style:text-properties fo:color="#000000" loext:opacity="100%" style:font-name="TimesNewRoman1" fo:font-size="11.1000003814697pt" fo:font-weight="bold" style:font-name-asian="TimesNewRoman1" style:font-size-asian="11.1000003814697pt" style:font-weight-asian="bold" style:font-name-complex="TimesNewRoman1" style:font-size-complex="11.1000003814697pt" style:font-weight-complex="bold"/>
    </style:style>
    <style:style style:name="T9" style:family="text">
      <style:text-properties fo:color="#000000" loext:opacity="100%" style:font-name="TimesNewRoman1" fo:font-size="8.10000038146973pt" fo:font-style="italic" fo:font-weight="normal" style:font-name-asian="TimesNewRoman1" style:font-size-asian="8.10000038146973pt" style:font-style-asian="italic" style:font-weight-asian="normal" style:font-name-complex="TimesNewRoman1" style:font-size-complex="8.10000038146973pt" style:font-style-complex="italic" style:font-weight-complex="normal"/>
    </style:style>
    <style:style style:name="T10" style:family="text">
      <style:text-properties fo:color="#000000" loext:opacity="100%" style:font-name="TimesNewRoman1" fo:font-size="11.1000003814697pt" fo:font-style="italic" fo:font-weight="normal" style:font-name-asian="TimesNewRoman1" style:font-size-asian="11.1000003814697pt" style:font-style-asian="italic" style:font-weight-asian="normal" style:font-name-complex="TimesNewRoman1" style:font-size-complex="11.1000003814697pt" style:font-style-complex="italic" style:font-weight-complex="normal"/>
    </style:style>
    <style:style style:name="T11" style:family="text">
      <style:text-properties fo:color="#000000" loext:opacity="100%" style:font-name="TimesNewRoman1" fo:font-size="11.1000003814697pt" fo:font-style="italic" fo:font-weight="bold" style:font-name-asian="TimesNewRoman1" style:font-size-asian="11.1000003814697pt" style:font-style-asian="italic" style:font-weight-asian="bold" style:font-name-complex="TimesNewRoman1" style:font-size-complex="11.1000003814697pt" style:font-style-complex="italic" style:font-weight-complex="bold"/>
    </style:style>
    <style:style style:name="T12" style:family="text">
      <style:text-properties fo:color="#000000" loext:opacity="100%" style:font-name="TimesNewRoman1" fo:font-size="5pt" fo:font-style="italic" fo:font-weight="bold" style:font-name-asian="TimesNewRoman1" style:font-size-asian="5pt" style:font-style-asian="italic" style:font-weight-asian="bold" style:font-name-complex="TimesNewRoman1" style:font-size-complex="5pt" style:font-style-complex="italic" style:font-weight-complex="bold"/>
    </style:style>
    <style:style style:name="T13" style:family="text">
      <style:text-properties fo:color="#000000" loext:opacity="100%" style:font-name="TimesNewRoman1" fo:font-size="6.90000009536743pt" fo:font-weight="normal" style:font-name-asian="TimesNewRoman1" style:font-size-asian="6.90000009536743pt" style:font-weight-asian="normal" style:font-name-complex="TimesNewRoman1" style:font-size-complex="6.90000009536743pt" style:font-weight-complex="normal"/>
    </style:style>
    <style:style style:name="T14" style:family="text">
      <style:text-properties fo:color="#000000" loext:opacity="100%" style:font-name="TimesNewRoman1" fo:font-size="8.10000038146973pt" fo:font-weight="normal" style:font-name-asian="TimesNewRoman1" style:font-size-asian="8.10000038146973pt" style:font-weight-asian="normal" style:font-name-complex="TimesNewRoman1" style:font-size-complex="8.10000038146973pt" style:font-weight-complex="normal"/>
    </style:style>
    <style:style style:name="T15" style:family="text">
      <style:text-properties fo:color="#000000" loext:opacity="100%" style:font-name="TimesNewRoman1" fo:font-size="5pt" fo:font-weight="bold" style:font-name-asian="TimesNewRoman1" style:font-size-asian="5pt" style:font-weight-asian="bold" style:font-name-complex="TimesNewRoman1" style:font-size-complex="5pt" style:font-weight-complex="bold"/>
    </style:style>
    <style:style style:name="T16" style:family="text">
      <style:text-properties fo:color="#000000" loext:opacity="100%" style:font-name="TimesNewRoman1" fo:font-size="6.90000009536743pt" fo:font-weight="bold" style:font-name-asian="TimesNewRoman1" style:font-size-asian="6.90000009536743pt" style:font-weight-asian="bold" style:font-name-complex="TimesNewRoman1" style:font-size-complex="6.90000009536743pt" style:font-weight-complex="bold"/>
    </style:style>
    <style:style style:name="T17" style:family="text">
      <style:text-properties fo:color="#000000" loext:opacity="100%" style:font-name="TimesNewRoman1" fo:font-size="3.90000009536743pt" fo:font-weight="normal" style:font-name-asian="TimesNewRoman1" style:font-size-asian="3.90000009536743pt" style:font-weight-asian="normal" style:font-name-complex="TimesNewRoman1" style:font-size-complex="3.90000009536743pt" style:font-weight-complex="normal"/>
    </style:style>
    <style:style style:name="T18" style:family="text">
      <style:text-properties fo:color="#000000" loext:opacity="100%" style:font-name="TimesNewRoman1" fo:font-size="11.1000003814697pt" fo:font-weight="normal" style:font-name-asian="TimesNewRoman1" style:font-size-asian="11.1000003814697pt" style:font-weight-asian="normal" style:font-name-complex="TimesNewRoman1" style:font-size-complex="11.1000003814697pt" style:font-weight-complex="normal"/>
    </style:style>
    <style:style style:name="T19" style:family="text">
      <style:text-properties fo:color="#000000" loext:opacity="100%" style:font-name="TimesNewRoman1" fo:font-size="9pt" fo:font-weight="bold" style:font-name-asian="TimesNewRoman1" style:font-size-asian="9pt" style:font-weight-asian="bold" style:font-name-complex="TimesNewRoman1" style:font-size-complex="9pt" style:font-weight-complex="bold"/>
    </style:style>
    <style:style style:name="T20" style:family="text">
      <style:text-properties fo:color="#000000" loext:opacity="100%" style:font-name="Arial1" fo:font-size="9pt" fo:font-weight="normal" style:font-name-asian="Arial1" style:font-size-asian="9pt" style:font-weight-asian="normal" style:font-name-complex="Arial1" style:font-size-complex="9pt" style:font-weight-complex="normal"/>
    </style:style>
    <style:style style:name="T21" style:family="text">
      <style:text-properties fo:color="#000000" loext:opacity="100%" style:font-name="TimesNewRoman1" fo:font-size="2pt" fo:font-weight="normal" style:font-name-asian="TimesNewRoman1" style:font-size-asian="2pt" style:font-weight-asian="normal" style:font-name-complex="TimesNewRoman1" style:font-size-complex="2pt" style:font-weight-complex="normal"/>
    </style:style>
    <style:style style:name="T22" style:family="text">
      <style:text-properties fo:color="#000000" loext:opacity="100%" style:font-name="TimesNewRoman1" fo:font-size="9pt" fo:font-style="italic" fo:font-weight="normal" style:font-name-asian="TimesNewRoman1" style:font-size-asian="9pt" style:font-style-asian="italic" style:font-weight-asian="normal" style:font-name-complex="TimesNewRoman1" style:font-size-complex="9pt" style:font-style-complex="italic" style:font-weight-complex="normal"/>
    </style:style>
    <style:style style:name="T23" style:family="text">
      <style:text-properties fo:color="#000000" loext:opacity="100%" style:font-name="TimesNewRoman1" fo:font-size="6.5pt" fo:font-weight="normal" style:font-name-asian="TimesNewRoman1" style:font-size-asian="6.5pt" style:font-weight-asian="normal" style:font-name-complex="TimesNewRoman1" style:font-size-complex="6.5pt" style:font-weight-complex="normal"/>
    </style:style>
    <style:style style:name="T24" style:family="text">
      <style:text-properties fo:color="#000000" loext:opacity="100%" style:font-name="TimesNewRoman1" fo:font-size="3.90000009536743pt" fo:font-weight="bold" style:font-name-asian="TimesNewRoman1" style:font-size-asian="3.90000009536743pt" style:font-weight-asian="bold" style:font-name-complex="TimesNewRoman1" style:font-size-complex="3.90000009536743pt" style:font-weight-complex="bold"/>
    </style:style>
    <style:style style:name="T25" style:family="text">
      <style:text-properties fo:color="#000000" loext:opacity="100%" style:font-name="TimesNewRoman1" fo:font-size="9pt" fo:font-style="italic" fo:font-weight="bold" style:font-name-asian="TimesNewRoman1" style:font-size-asian="9pt" style:font-style-asian="italic" style:font-weight-asian="bold" style:font-name-complex="TimesNewRoman1" style:font-size-complex="9pt" style:font-style-complex="italic" style:font-weight-complex="bold"/>
    </style:style>
    <style:style style:name="T26" style:family="text">
      <style:text-properties fo:font-size="9pt" style:font-size-asian="9pt" style:font-size-complex="9pt"/>
    </style:style>
    <style:style style:name="T27" style:family="text">
      <style:text-properties fo:font-size="14pt" style:font-size-asian="14pt" style:font-size-complex="14pt"/>
    </style:style>
    <style:style style:name="T28" style:family="text">
      <style:text-properties fo:color="#000000" loext:opacity="100%" style:font-name="TimesNewRoman1" fo:font-size="3pt" fo:font-weight="normal" style:font-name-asian="TimesNewRoman1" style:font-size-asian="3pt" style:font-weight-asian="normal" style:font-name-complex="TimesNewRoman1" style:font-size-complex="3pt" style:font-weight-complex="normal"/>
    </style:style>
    <style:style style:name="T29" style:family="text">
      <style:text-properties fo:color="#000000" loext:opacity="100%" style:font-name="TimesNewRoman1" fo:font-size="9.89999961853027pt" fo:font-weight="bold" style:font-name-asian="TimesNewRoman1" style:font-size-asian="9.89999961853027pt" style:font-weight-asian="bold" style:font-name-complex="TimesNewRoman1" style:font-size-complex="9.89999961853027pt" style:font-weight-complex="bold"/>
    </style:style>
    <style:style style:name="T30" style:family="text">
      <style:text-properties fo:color="#000000" loext:opacity="100%" style:font-name="TimesNewRoman1" fo:font-size="10.5pt" fo:font-weight="normal" style:font-name-asian="TimesNewRoman1" style:font-size-asian="10.5pt" style:font-weight-asian="normal" style:font-name-complex="TimesNewRoman1" style:font-size-complex="10.5pt" style:font-weight-complex="normal"/>
    </style:style>
    <style:style style:name="T31" style:family="text">
      <style:text-properties fo:color="#000000" loext:opacity="100%" style:font-name="Arial1" fo:font-size="11.1000003814697pt" fo:font-style="italic" fo:font-weight="normal" style:font-name-asian="Arial1" style:font-size-asian="11.1000003814697pt" style:font-style-asian="italic" style:font-weight-asian="normal" style:font-name-complex="Arial1" style:font-size-complex="11.1000003814697pt" style:font-style-complex="italic" style:font-weight-complex="normal"/>
    </style:style>
    <style:style style:name="T32" style:family="text">
      <style:text-properties fo:color="#000000" loext:opacity="100%" style:font-name="TimesNewRoman1" fo:font-size="6.90000009536743pt" fo:font-style="italic" fo:font-weight="normal" style:font-name-asian="TimesNewRoman1" style:font-size-asian="6.90000009536743pt" style:font-style-asian="italic" style:font-weight-asian="normal" style:font-name-complex="TimesNewRoman1" style:font-size-complex="6.90000009536743pt" style:font-style-complex="italic" style:font-weight-complex="normal"/>
    </style:style>
    <style:style style:name="T33" style:family="text">
      <style:text-properties fo:color="#000000" loext:opacity="100%" style:font-name="TimesNewRoman1" fo:font-size="9.89999961853027pt" fo:font-style="italic" fo:font-weight="normal" style:font-name-asian="TimesNewRoman1" style:font-size-asian="9.89999961853027pt" style:font-style-asian="italic" style:font-weight-asian="normal" style:font-name-complex="TimesNewRoman1" style:font-size-complex="9.89999961853027pt" style:font-style-complex="italic" style:font-weight-complex="normal"/>
    </style:style>
    <style:style style:name="T34" style:family="text">
      <style:text-properties fo:color="#000000" loext:opacity="100%" style:font-name="Arial1" fo:font-size="10.5pt" fo:font-weight="normal" style:font-name-asian="Arial1" style:font-size-asian="10.5pt" style:font-weight-asian="normal" style:font-name-complex="Arial1" style:font-size-complex="10.5pt" style:font-weight-complex="normal"/>
    </style:style>
    <style:style style:name="T35" style:family="text">
      <style:text-properties fo:color="#000000" loext:opacity="100%" style:font-name="TimesNewRoman1" fo:font-size="10.5pt" fo:font-weight="bold" style:font-name-asian="TimesNewRoman1" style:font-size-asian="10.5pt" style:font-weight-asian="bold" style:font-name-complex="TimesNewRoman1" style:font-size-complex="10.5pt" style:font-weight-complex="bold"/>
    </style:style>
    <style:style style:name="T36" style:family="text">
      <style:text-properties fo:color="#000000" loext:opacity="100%" style:font-name="TimesNewRoman1" fo:font-size="10.5pt" fo:font-style="italic" fo:font-weight="bold" style:font-name-asian="TimesNewRoman1" style:font-size-asian="10.5pt" style:font-style-asian="italic" style:font-weight-asian="bold" style:font-name-complex="TimesNewRoman1" style:font-size-complex="10.5pt" style:font-style-complex="italic" style:font-weight-complex="bold"/>
    </style:style>
    <style:style style:name="T37" style:family="text">
      <style:text-properties fo:color="#000000" loext:opacity="100%" style:font-name="TimesNewRoman1" fo:font-size="3.90000009536743pt" fo:font-style="italic" fo:font-weight="normal" style:font-name-asian="TimesNewRoman1" style:font-size-asian="3.90000009536743pt" style:font-style-asian="italic" style:font-weight-asian="normal" style:font-name-complex="TimesNewRoman1" style:font-size-complex="3.90000009536743pt" style:font-style-complex="italic" style:font-weight-complex="normal"/>
    </style:style>
    <style:style style:name="T38" style:family="text">
      <style:text-properties fo:color="#000000" loext:opacity="100%" style:font-name="TimesNewRoman1" fo:font-size="6pt" fo:font-style="italic" fo:font-weight="normal" style:font-name-asian="TimesNewRoman1" style:font-size-asian="6pt" style:font-style-asian="italic" style:font-weight-asian="normal" style:font-name-complex="TimesNewRoman1" style:font-size-complex="6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1.525cm" svg:height="0.314cm" svg:x="8.206cm" svg:y="0.514cm">
          <draw:text-box>
            <text:p text:style-name="P1"><text:span text:style-name="T1">Załącznik </text:span><text:span text:style-name="T1">Nr 1 do </text:span><text:span text:style-name="T1">Regulamin</text:span><text:span text:style-name="T1">u </text:span><text:span text:style-name="T1">świadczeń </text:span><text:span text:style-name="T1">dla </text:span><text:span text:style-name="T1">studentów </text:span><text:span text:style-name="T1">i </text:span><text:span text:style-name="T1">doktorant</text:span><text:span text:style-name="T1">ów </text:span><text:span text:style-name="T1">Politechni</text:span><text:span text:style-name="T1">ki </text:span><text:span text:style-name="T1">Koszalińsk</text:span><text:span text:style-name="T1">iej </text:span></text:p>
          </draw:text-box>
        </draw:frame>
        <draw:frame draw:style-name="gr1" draw:text-style-name="P2" draw:layer="layout" svg:width="9.121cm" svg:height="0.314cm" svg:x="10.581cm" svg:y="0.839cm">
          <draw:text-box>
            <text:p text:style-name="P1"><text:span text:style-name="T1">(wprowadzonego Zarządzeniem Nr 55/2022 Rektora PK z dnia 27.09.2022 r.) </text:span></text:p>
          </draw:text-box>
        </draw:frame>
        <draw:frame draw:style-name="gr2" draw:text-style-name="P3" draw:layer="layout" svg:width="0.493cm" svg:height="0.353cm" svg:x="19.1cm" svg:y="28.359cm">
          <draw:text-box>
            <text:p text:style-name="P1"><text:span text:style-name="T2">1/3 </text:span></text:p>
          </draw:text-box>
        </draw:frame>
        <draw:frame draw:style-name="gr3" draw:text-style-name="P4" draw:layer="layout" svg:width="0.35cm" svg:height="0.39cm" svg:x="19.506cm" svg:y="28.727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1cm" svg:x="1.503cm" svg:y="29.133cm">
          <draw:text-box>
            <text:p text:style-name="P1"><text:span text:style-name="T4"><text:s/></text:span></text:p>
          </draw:text-box>
        </draw:frame>
        <draw:frame draw:style-name="gr5" draw:text-style-name="P6" draw:layer="layout" svg:width="0.105cm" svg:height="0.115cm" svg:x="10.505cm" svg:y="1.256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2.288cm" svg:height="0.471cm" svg:x="9.467cm" svg:y="1.388cm">
          <draw:text-box>
            <text:p text:style-name="P1"><text:span text:style-name="T6">WNIOSEK <text:s/></text:span></text:p>
          </draw:text-box>
        </draw:frame>
        <draw:frame draw:style-name="gr4" draw:text-style-name="P5" draw:layer="layout" svg:width="9.32cm" svg:height="0.471cm" svg:x="5.898cm" svg:y="1.875cm">
          <draw:text-box>
            <text:p text:style-name="P1"><text:span text:style-name="T6">O PRZYZNANIE STYPENDIUM SOCJALNEGO </text:span></text:p>
          </draw:text-box>
        </draw:frame>
        <draw:frame draw:style-name="gr4" draw:text-style-name="P5" draw:layer="layout" svg:width="6.703cm" svg:height="0.471cm" svg:x="6.729cm" svg:y="2.362cm">
          <draw:text-box>
            <text:p text:style-name="P1"><text:span text:style-name="T6">NA ROK AKADEMICKI 2023/2024 </text:span></text:p>
          </draw:text-box>
        </draw:frame>
        <draw:frame draw:style-name="gr6" draw:text-style-name="P7" draw:layer="layout" svg:width="0.177cm" svg:height="0.196cm" svg:x="17.381cm" svg:y="3.051cm">
          <draw:text-box>
            <text:p text:style-name="P1"><text:span text:style-name="T7"><text:s/></text:span></text:p>
          </draw:text-box>
        </draw:frame>
        <draw:frame draw:style-name="gr7" draw:text-style-name="P8" draw:layer="layout" svg:width="7.889cm" svg:height="0.433cm" svg:x="1.503cm" svg:y="3.26cm">
          <draw:text-box>
            <text:p text:style-name="P1"><text:span text:style-name="T8">Nazwisko i imię studenta: Kazimir Shkirtovsky</text:span></text:p>
          </draw:text-box>
        </draw:frame>
        <draw:frame draw:style-name="gr7" draw:text-style-name="P8" draw:layer="layout" svg:width="0.388cm" svg:height="0.433cm" svg:x="1.503cm" svg:y="3.705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11.86cm" svg:height="0.433cm" svg:x="1.503cm" svg:y="4.154cm">
          <draw:text-box>
            <text:p text:style-name="P1"><text:span text:style-name="T8">Adres stałego zamieszkania: Tadeusza Rejtana 13-410, Koszalin 75-507</text:span></text:p>
          </draw:text-box>
        </draw:frame>
        <draw:frame draw:style-name="gr7" draw:text-style-name="P8" draw:layer="layout" svg:width="0.388cm" svg:height="0.433cm" svg:x="2.503cm" svg:y="4.598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11.534cm" svg:height="0.437cm" svg:x="1.503cm" svg:y="5.047cm">
          <draw:text-box>
            <text:p text:style-name="P1"><text:span text:style-name="T8">Adres do korespondencji: </text:span><text:span text:style-name="T8">Tadeusza Rejtana 13-410, Koszalin 75-507</text:span></text:p>
          </draw:text-box>
        </draw:frame>
        <draw:frame draw:style-name="gr7" draw:text-style-name="P8" draw:layer="layout" svg:width="0.388cm" svg:height="0.433cm" svg:x="1.503cm" svg:y="5.491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5.497cm" svg:height="0.433cm" svg:x="1.503cm" svg:y="5.936cm">
          <draw:text-box>
            <text:p text:style-name="P1"><text:span text:style-name="T8">Numer telefonu: +48 881 530 737</text:span></text:p>
          </draw:text-box>
        </draw:frame>
        <draw:frame draw:style-name="gr7" draw:text-style-name="P8" draw:layer="layout" svg:width="0.388cm" svg:height="0.433cm" svg:x="1.503cm" svg:y="6.385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8.765cm" svg:height="0.433cm" svg:x="1.503cm" svg:y="6.829cm">
          <draw:text-box>
            <text:p text:style-name="P1"><text:span text:style-name="T8">Adres e-mail: pankazimierzwlesie@protonmail.com </text:span></text:p>
          </draw:text-box>
        </draw:frame>
        <draw:frame draw:style-name="gr7" draw:text-style-name="P8" draw:layer="layout" svg:width="0.388cm" svg:height="0.433cm" svg:x="1.503cm" svg:y="7.278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7.347cm" svg:height="0.433cm" svg:x="1.503cm" svg:y="7.722cm">
          <draw:text-box>
            <text:p text:style-name="P1"><text:span text:style-name="T8">Kierunek i rok studiów: Zarządzanie, 2 rok </text:span></text:p>
          </draw:text-box>
        </draw:frame>
        <draw:frame draw:style-name="gr7" draw:text-style-name="P8" draw:layer="layout" svg:width="0.388cm" svg:height="0.433cm" svg:x="1.503cm" svg:y="8.171cm">
          <draw:text-box>
            <text:p text:style-name="P1"><text:span text:style-name="T8"><text:s/></text:span></text:p>
          </draw:text-box>
        </draw:frame>
        <draw:frame draw:style-name="gr7" draw:text-style-name="P8" draw:layer="layout" svg:width="3.444cm" svg:height="0.433cm" svg:x="1.503cm" svg:y="8.616cm">
          <draw:text-box>
            <text:p text:style-name="P1"><text:span text:style-name="T8">Nr albumu: U-18953</text:span></text:p>
          </draw:text-box>
        </draw:frame>
        <draw:frame draw:style-name="gr1" draw:text-style-name="P2" draw:layer="layout" svg:width="0.283cm" svg:height="0.314cm" svg:x="1.503cm" svg:y="9.061cm">
          <draw:text-box>
            <text:p text:style-name="P1"><text:span text:style-name="T9"><text:s/></text:span></text:p>
          </draw:text-box>
        </draw:frame>
        <draw:frame draw:style-name="gr7" draw:text-style-name="P8" draw:layer="layout" svg:width="2.809cm" svg:height="0.433cm" svg:x="1.503cm" svg:y="9.39cm">
          <draw:text-box>
            <text:p text:style-name="P1"><text:span text:style-name="T10">Poziom studiów: <text:s/></text:span></text:p>
          </draw:text-box>
        </draw:frame>
        <draw:frame draw:style-name="gr7" draw:text-style-name="P8" draw:layer="layout" svg:width="0.388cm" svg:height="0.433cm" svg:x="5.254cm" svg:y="9.39cm">
          <draw:text-box>
            <text:p text:style-name="P1"><text:span text:style-name="T10"><text:s/></text:span></text:p>
          </draw:text-box>
        </draw:frame>
        <draw:frame draw:style-name="gr7" draw:text-style-name="P8" draw:layer="layout" svg:width="0.388cm" svg:height="0.433cm" svg:x="6.507cm" svg:y="9.39cm">
          <draw:text-box>
            <text:p text:style-name="P1"><text:span text:style-name="T10"><text:s/></text:span></text:p>
          </draw:text-box>
        </draw:frame>
        <draw:frame draw:style-name="gr7" draw:text-style-name="P8" draw:layer="layout" svg:width="0.388cm" svg:height="0.433cm" svg:x="7.757cm" svg:y="9.39cm">
          <draw:text-box>
            <text:p text:style-name="P1"><text:span text:style-name="T10"><text:s/></text:span></text:p>
          </draw:text-box>
        </draw:frame>
        <draw:frame draw:style-name="gr7" draw:text-style-name="P8" draw:layer="layout" svg:width="2.699cm" svg:height="0.433cm" svg:x="9.006cm" svg:y="9.39cm">
          <draw:text-box>
            <text:p text:style-name="P1"><text:span text:style-name="T10">Forma studiów: <text:s/></text:span></text:p>
          </draw:text-box>
        </draw:frame>
        <draw:frame draw:style-name="gr7" draw:text-style-name="P8" draw:layer="layout" svg:width="0.388cm" svg:height="0.433cm" svg:x="12.762cm" svg:y="9.39cm">
          <draw:text-box>
            <text:p text:style-name="P1"><text:span text:style-name="T10"><text:s/></text:span></text:p>
          </draw:text-box>
        </draw:frame>
        <draw:frame draw:style-name="gr7" draw:text-style-name="P8" draw:layer="layout" svg:width="0.388cm" svg:height="0.433cm" svg:x="14.011cm" svg:y="9.39cm">
          <draw:text-box>
            <text:p text:style-name="P1"><text:span text:style-name="T10"><text:s/></text:span></text:p>
          </draw:text-box>
        </draw:frame>
        <draw:frame draw:style-name="gr7" draw:text-style-name="P8" draw:layer="layout" svg:width="0.388cm" svg:height="0.433cm" svg:x="15.264cm" svg:y="9.39cm">
          <draw:text-box>
            <text:p text:style-name="P1"><text:span text:style-name="T10"><text:s/></text:span></text:p>
          </draw:text-box>
        </draw:frame>
        <draw:frame draw:style-name="gr7" draw:text-style-name="P8" draw:layer="layout" svg:width="0.388cm" svg:height="0.433cm" svg:x="16.514cm" svg:y="9.39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4.299cm" svg:height="0.433cm" svg:x="2.85cm" svg:y="9.912cm">
          <draw:text-box>
            <text:p text:style-name="P1"><text:span text:style-name="T11">studia pierwszego stopnia <text:s/></text:span></text:p>
          </draw:text-box>
        </draw:frame>
        <draw:frame draw:style-name="gr7" draw:text-style-name="P8" draw:layer="layout" svg:width="0.388cm" svg:height="0.433cm" svg:x="7.757cm" svg:y="9.912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684cm" svg:height="0.433cm" svg:x="9.45cm" svg:y="9.912cm">
          <draw:text-box>
            <text:p text:style-name="P1"><text:span text:style-name="T11"><text:s text:c="7"/></text:span></text:p>
          </draw:text-box>
        </draw:frame>
        <draw:frame draw:style-name="gr7" draw:text-style-name="P8" draw:layer="layout" svg:width="2.182cm" svg:height="0.433cm" svg:x="10.056cm" svg:y="9.912cm">
          <draw:text-box>
            <text:p text:style-name="P1"><text:span text:style-name="T11"><text:s text:c="2"/></text:span><text:span text:style-name="T11">stacjonarne </text:span></text:p>
          </draw:text-box>
        </draw:frame>
        <draw:frame draw:style-name="gr7" draw:text-style-name="P8" draw:layer="layout" svg:width="0.388cm" svg:height="0.433cm" svg:x="12.762cm" svg:y="9.912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88cm" svg:height="0.433cm" svg:x="14.011cm" svg:y="9.912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88cm" svg:height="0.433cm" svg:x="15.264cm" svg:y="9.912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88cm" svg:height="0.433cm" svg:x="16.514cm" svg:y="9.912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3.973cm" svg:height="0.433cm" svg:x="2.753cm" svg:y="10.433cm">
          <draw:text-box>
            <text:p text:style-name="P1"><text:span text:style-name="T11"><text:s/></text:span><text:span text:style-name="T11">studia drugiego stopnia </text:span></text:p>
          </draw:text-box>
        </draw:frame>
        <draw:frame draw:style-name="gr7" draw:text-style-name="P8" draw:layer="layout" svg:width="0.388cm" svg:height="0.433cm" svg:x="7.757cm" svg:y="10.433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684cm" svg:height="0.433cm" svg:x="9.006cm" svg:y="10.433cm">
          <draw:text-box>
            <text:p text:style-name="P1"><text:span text:style-name="T11"><text:s text:c="7"/></text:span></text:p>
          </draw:text-box>
        </draw:frame>
        <draw:frame draw:style-name="gr7" draw:text-style-name="P8" draw:layer="layout" svg:width="2.779cm" svg:height="0.433cm" svg:x="10.056cm" svg:y="10.433cm">
          <draw:text-box>
            <text:p text:style-name="P1"><text:span text:style-name="T11"><text:s text:c="2"/></text:span><text:span text:style-name="T11">niestacjonarne <text:s/></text:span></text:p>
          </draw:text-box>
        </draw:frame>
        <draw:frame draw:style-name="gr7" draw:text-style-name="P8" draw:layer="layout" svg:width="0.388cm" svg:height="0.433cm" svg:x="14.011cm" svg:y="10.433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88cm" svg:height="0.433cm" svg:x="15.264cm" svg:y="10.433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88cm" svg:height="0.433cm" svg:x="16.514cm" svg:y="10.433cm">
          <draw:text-box>
            <text:p text:style-name="P1"><text:span text:style-name="T11"><text:s text:c="3"/></text:span></text:p>
          </draw:text-box>
        </draw:frame>
        <draw:frame draw:style-name="gr7" draw:text-style-name="P8" draw:layer="layout" svg:width="3.977cm" svg:height="0.433cm" svg:x="2.753cm" svg:y="10.949cm">
          <draw:text-box>
            <text:p text:style-name="P1"><text:span text:style-name="T11"><text:s/></text:span><text:span text:style-name="T11">studia </text:span><text:span text:style-name="T11">trzeciego </text:span><text:span text:style-name="T11">stopnia </text:span></text:p>
          </draw:text-box>
        </draw:frame>
        <draw:frame draw:style-name="gr7" draw:text-style-name="P8" draw:layer="layout" svg:width="0.388cm" svg:height="0.433cm" svg:x="7.757cm" svg:y="10.949cm">
          <draw:text-box>
            <text:p text:style-name="P1"><text:span text:style-name="T11"><text:s/></text:span></text:p>
          </draw:text-box>
        </draw:frame>
        <draw:frame draw:style-name="gr7" draw:text-style-name="P8" draw:layer="layout" svg:width="0.388cm" svg:height="0.433cm" svg:x="9.006cm" svg:y="10.949cm">
          <draw:text-box>
            <text:p text:style-name="P1"><text:span text:style-name="T11"><text:s/></text:span></text:p>
          </draw:text-box>
        </draw:frame>
        <draw:frame draw:style-name="gr6" draw:text-style-name="P7" draw:layer="layout" svg:width="0.177cm" svg:height="0.196cm" svg:x="2.753cm" svg:y="11.451cm">
          <draw:text-box>
            <text:p text:style-name="P1"><text:span text:style-name="T12"><text:s/></text:span></text:p>
          </draw:text-box>
        </draw:frame>
        <draw:frame draw:style-name="gr3" draw:text-style-name="P4" draw:layer="layout" svg:width="5.421cm" svg:height="0.39cm" svg:x="14.205cm" svg:y="11.661cm">
          <draw:text-box>
            <text:p text:style-name="P1"><text:span text:style-name="T3">Koszalin, </text:span><text:span text:style-name="T3">dnia .........</text:span><text:span text:style-name="T3">..................</text:span><text:span text:style-name="T3">......... </text:span></text:p>
          </draw:text-box>
        </draw:frame>
        <draw:frame draw:style-name="gr8" draw:text-style-name="P9" draw:layer="layout" svg:width="0.245cm" svg:height="0.276cm" svg:x="12.762cm" svg:y="12.06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0.283cm" svg:height="0.314cm" svg:x="12.762cm" svg:y="12.347cm">
          <draw:text-box>
            <text:p text:style-name="P1"><text:span text:style-name="T14"><text:s/></text:span></text:p>
          </draw:text-box>
        </draw:frame>
        <draw:frame draw:style-name="gr7" draw:text-style-name="P8" draw:layer="layout" svg:width="3.897cm" svg:height="0.433cm" svg:x="12.762cm" svg:y="12.676cm">
          <draw:text-box>
            <text:p text:style-name="P1"><text:span text:style-name="T8">Komisja </text:span><text:span text:style-name="T8">Stypendi</text:span><text:span text:style-name="T8">alna <text:s/></text:span></text:p>
          </draw:text-box>
        </draw:frame>
        <draw:frame draw:style-name="gr7" draw:text-style-name="P8" draw:layer="layout" svg:width="4.434cm" svg:height="0.433cm" svg:x="12.762cm" svg:y="13.189cm">
          <draw:text-box>
            <text:p text:style-name="P1"><text:span text:style-name="T8">Politechniki Koszalińskiej </text:span></text:p>
          </draw:text-box>
        </draw:frame>
        <draw:frame draw:style-name="gr6" draw:text-style-name="P7" draw:layer="layout" svg:width="0.177cm" svg:height="0.196cm" svg:x="11.509cm" svg:y="13.695cm">
          <draw:text-box>
            <text:p text:style-name="P1"><text:span text:style-name="T15"><text:s/></text:span></text:p>
          </draw:text-box>
        </draw:frame>
        <draw:frame draw:style-name="gr6" draw:text-style-name="P7" draw:layer="layout" svg:width="0.177cm" svg:height="0.196cm" svg:x="11.509cm" svg:y="13.894cm">
          <draw:text-box>
            <text:p text:style-name="P1"><text:span text:style-name="T15"><text:s/></text:span></text:p>
          </draw:text-box>
        </draw:frame>
        <draw:frame draw:style-name="gr5" draw:text-style-name="P6" draw:layer="layout" svg:width="0.105cm" svg:height="0.115cm" svg:x="11.509cm" svg:y="14.098cm">
          <draw:text-box>
            <text:p text:style-name="P1"><text:span text:style-name="T5"><text:s/></text:span></text:p>
          </draw:text-box>
        </draw:frame>
        <draw:frame draw:style-name="gr5" draw:text-style-name="P6" draw:layer="layout" svg:width="0.105cm" svg:height="0.115cm" svg:x="11.509cm" svg:y="14.22cm">
          <draw:text-box>
            <text:p text:style-name="P1"><text:span text:style-name="T5"><text:s/></text:span></text:p>
          </draw:text-box>
        </draw:frame>
        <draw:frame draw:style-name="gr7" draw:text-style-name="P8" draw:layer="layout" svg:width="11.589cm" svg:height="0.433cm" svg:x="2.503cm" svg:y="14.349cm">
          <draw:text-box>
            <text:p text:style-name="P1"><text:span text:style-name="T8">P</text:span><text:span text:style-name="T8">r</text:span><text:span text:style-name="T8">o</text:span><text:span text:style-name="T8">s</text:span><text:span text:style-name="T8">z</text:span><text:span text:style-name="T8">ę</text:span><text:span text:style-name="T8"> </text:span><text:span text:style-name="T8">o</text:span><text:span text:style-name="T8"> </text:span><text:span text:style-name="T8">p</text:span><text:span text:style-name="T8">r</text:span><text:span text:style-name="T8">z</text:span><text:span text:style-name="T8">y</text:span><text:span text:style-name="T8">z</text:span><text:span text:style-name="T8">n</text:span><text:span text:style-name="T8">a</text:span><text:span text:style-name="T8">n</text:span><text:span text:style-name="T8">i</text:span><text:span text:style-name="T8">e</text:span><text:span text:style-name="T8"> </text:span><text:span text:style-name="T8">m</text:span><text:span text:style-name="T8">i</text:span><text:span text:style-name="T8"> </text:span><text:span text:style-name="T8">ś</text:span><text:span text:style-name="T8">w</text:span><text:span text:style-name="T8">i</text:span><text:span text:style-name="T8">a</text:span><text:span text:style-name="T8">d</text:span><text:span text:style-name="T8">c</text:span><text:span text:style-name="T8">z</text:span><text:span text:style-name="T8">e</text:span><text:span text:style-name="T8">n</text:span><text:span text:style-name="T8">i</text:span><text:span text:style-name="T8">a</text:span><text:span text:style-name="T8"> </text:span><text:span text:style-name="T8">w</text:span><text:span text:style-name="T8"> </text:span><text:span text:style-name="T8">p</text:span><text:span text:style-name="T8">o</text:span><text:span text:style-name="T8">s</text:span><text:span text:style-name="T8">t</text:span><text:span text:style-name="T8">a</text:span><text:span text:style-name="T8">c</text:span><text:span text:style-name="T8">i</text:span><text:span text:style-name="T8"> </text:span><text:span text:style-name="T8">s</text:span><text:span text:style-name="T8">t</text:span><text:span text:style-name="T8">y</text:span><text:span text:style-name="T8">p</text:span><text:span text:style-name="T8">e</text:span><text:span text:style-name="T8">n</text:span><text:span text:style-name="T8">d</text:span><text:span text:style-name="T8">i</text:span><text:span text:style-name="T8">u</text:span><text:span text:style-name="T8">m</text:span><text:span text:style-name="T8"> </text:span><text:span text:style-name="T8">s</text:span><text:span text:style-name="T8">o</text:span><text:span text:style-name="T8">c</text:span><text:span text:style-name="T8">j</text:span><text:span text:style-name="T8">a</text:span><text:span text:style-name="T8">l</text:span><text:span text:style-name="T8">n</text:span><text:span text:style-name="T8">e</text:span><text:span text:style-name="T8">g</text:span><text:span text:style-name="T8">o</text:span><text:span text:style-name="T8">.</text:span></text:p>
          </draw:text-box>
        </draw:frame>
        <draw:frame draw:style-name="gr8" draw:text-style-name="P9" draw:layer="layout" svg:width="0.245cm" svg:height="0.276cm" svg:x="14.028cm" svg:y="14.337cm">
          <draw:text-box>
            <text:p text:style-name="P1"><text:span text:style-name="T16"><text:s/></text:span></text:p>
          </draw:text-box>
        </draw:frame>
        <draw:frame draw:style-name="gr7" draw:text-style-name="P8" draw:layer="layout" svg:width="0.391cm" svg:height="0.433cm" svg:x="2.503cm" svg:y="14.565cm">
          <draw:text-box>
            <text:p text:style-name="P1"><text:span text:style-name="T8"><text:s text:c="4"/></text:span></text:p>
          </draw:text-box>
        </draw:frame>
        <draw:frame draw:style-name="gr9" draw:text-style-name="P10" draw:layer="layout" svg:width="0.139cm" svg:height="0.154cm" svg:x="4.005cm" svg:y="14.787cm">
          <draw:text-box>
            <text:p text:style-name="P1"><text:span text:style-name="T17"><text:s/></text:span></text:p>
          </draw:text-box>
        </draw:frame>
        <draw:frame draw:style-name="gr7" draw:text-style-name="P8" draw:layer="layout" svg:width="17.333cm" svg:height="0.433cm" svg:x="2.002cm" svg:y="15.17cm">
          <draw:text-box>
            <text:p text:style-name="P1"><text:span text:style-name="T18">Na dzień składania wniosku moja rodzina składa </text:span><text:span text:style-name="T18">się z niżej wymienionych osób, pozostających we </text:span><text:span text:style-name="T18">wspólnym </text:span></text:p>
          </draw:text-box>
        </draw:frame>
        <draw:frame draw:style-name="gr7" draw:text-style-name="P8" draw:layer="layout" svg:width="4.231cm" svg:height="0.433cm" svg:x="1.503cm" svg:y="15.614cm">
          <draw:text-box>
            <text:p text:style-name="P1"><text:span text:style-name="T18">gospodarstwie domowym: </text:span></text:p>
          </draw:text-box>
        </draw:frame>
        <draw:frame draw:style-name="gr2" draw:text-style-name="P3" draw:layer="layout" svg:width="0.43cm" svg:height="0.353cm" svg:x="2.079cm" svg:y="16.297cm">
          <draw:text-box>
            <text:p text:style-name="P1"><text:span text:style-name="T19">l</text:span><text:span text:style-name="T19">p</text:span><text:span text:style-name="T19">.</text:span><text:span text:style-name="T19"> </text:span></text:p>
          </draw:text-box>
        </draw:frame>
        <draw:frame draw:style-name="gr2" draw:text-style-name="P3" draw:layer="layout" svg:width="2.169cm" svg:height="0.353cm" svg:x="4.522cm" svg:y="16.297cm">
          <draw:text-box>
            <text:p text:style-name="P1"><text:span text:style-name="T19">imię i nazwisko </text:span></text:p>
          </draw:text-box>
        </draw:frame>
        <draw:frame draw:style-name="gr2" draw:text-style-name="P3" draw:layer="layout" svg:width="0.561cm" svg:height="0.353cm" svg:x="9.019cm" svg:y="16.115cm">
          <draw:text-box>
            <text:p text:style-name="P1"><text:span text:style-name="T19">r</text:span><text:span text:style-name="T19">o</text:span><text:span text:style-name="T19">k</text:span><text:span text:style-name="T19"> </text:span></text:p>
          </draw:text-box>
        </draw:frame>
        <draw:frame draw:style-name="gr2" draw:text-style-name="P3" draw:layer="layout" svg:width="1.446cm" svg:height="0.353cm" svg:x="8.574cm" svg:y="16.479cm">
          <draw:text-box>
            <text:p text:style-name="P1"><text:span text:style-name="T19">urodzenia </text:span></text:p>
          </draw:text-box>
        </draw:frame>
        <draw:frame draw:style-name="gr2" draw:text-style-name="P3" draw:layer="layout" svg:width="3.185cm" svg:height="0.353cm" svg:x="10.517cm" svg:y="16.297cm">
          <draw:text-box>
            <text:p text:style-name="P1"><text:span text:style-name="T19">stopień pokrewieństwa </text:span></text:p>
          </draw:text-box>
        </draw:frame>
        <draw:frame draw:style-name="gr2" draw:text-style-name="P3" draw:layer="layout" svg:width="2.978cm" svg:height="0.353cm" svg:x="15.289cm" svg:y="16.115cm">
          <draw:text-box>
            <text:p text:style-name="P1"><text:span text:style-name="T19">m</text:span><text:span text:style-name="T19">i</text:span><text:span text:style-name="T19">e</text:span><text:span text:style-name="T19">j</text:span><text:span text:style-name="T19">s</text:span><text:span text:style-name="T19">c</text:span><text:span text:style-name="T19">e</text:span><text:span text:style-name="T19"> </text:span><text:span text:style-name="T19">z</text:span><text:span text:style-name="T19">a</text:span><text:span text:style-name="T19">t</text:span><text:span text:style-name="T19">r</text:span><text:span text:style-name="T19">u</text:span><text:span text:style-name="T19">d</text:span><text:span text:style-name="T19">n</text:span><text:span text:style-name="T19">i</text:span><text:span text:style-name="T19">e</text:span><text:span text:style-name="T19">n</text:span><text:span text:style-name="T19">i</text:span><text:span text:style-name="T19">a</text:span><text:span text:style-name="T19"> </text:span><text:span text:style-name="T19"><text:s/></text:span></text:p>
          </draw:text-box>
        </draw:frame>
        <draw:polygon draw:style-name="gr10" draw:text-style-name="P11" draw:layer="layout" svg:width="0.05cm" svg:height="0.055cm" svg:x="1.727cm" svg:y="16.05cm" svg:viewBox="0 0 51 56" draw:points="0,56 51,56 51,0 0,0">
          <text:p/>
        </draw:polygon>
        <draw:polygon draw:style-name="gr10" draw:text-style-name="P11" draw:layer="layout" svg:width="0.05cm" svg:height="0.051cm" svg:x="1.727cm" svg:y="16.05cm" svg:viewBox="0 0 51 52" draw:points="0,52 51,52 51,0 0,0">
          <text:p/>
        </draw:polygon>
        <draw:polygon draw:style-name="gr10" draw:text-style-name="P11" draw:layer="layout" svg:width="0.962cm" svg:height="0.051cm" svg:x="1.778cm" svg:y="16.05cm" svg:viewBox="0 0 963 52" draw:points="0,52 963,52 963,0 0,0">
          <text:p/>
        </draw:polygon>
        <draw:polygon draw:style-name="gr10" draw:text-style-name="P11" draw:layer="layout" svg:width="0.026cm" svg:height="0.004cm" svg:x="2.739cm" svg:y="16.101cm" svg:viewBox="0 0 27 5" draw:points="0,5 27,5 27,0 0,0">
          <text:p/>
        </draw:polygon>
        <draw:polygon draw:style-name="gr10" draw:text-style-name="P11" draw:layer="layout" svg:width="0.051cm" svg:height="0.051cm" svg:x="2.739cm" svg:y="16.05cm" svg:viewBox="0 0 52 52" draw:points="0,52 52,52 52,0 0,0">
          <text:p/>
        </draw:polygon>
        <draw:polygon draw:style-name="gr10" draw:text-style-name="P11" draw:layer="layout" svg:width="5.453cm" svg:height="0.051cm" svg:x="2.79cm" svg:y="16.05cm" svg:viewBox="0 0 5454 52" draw:points="0,52 5454,52 5454,0 0,0">
          <text:p/>
        </draw:polygon>
        <draw:polygon draw:style-name="gr10" draw:text-style-name="P11" draw:layer="layout" svg:width="0.025cm" svg:height="0.004cm" svg:x="8.244cm" svg:y="16.101cm" svg:viewBox="0 0 26 5" draw:points="0,5 26,5 26,0 0,0">
          <text:p/>
        </draw:polygon>
        <draw:polygon draw:style-name="gr10" draw:text-style-name="P11" draw:layer="layout" svg:width="0.05cm" svg:height="0.051cm" svg:x="8.244cm" svg:y="16.05cm" svg:viewBox="0 0 51 52" draw:points="0,52 51,52 51,0 0,0">
          <text:p/>
        </draw:polygon>
        <draw:polygon draw:style-name="gr10" draw:text-style-name="P11" draw:layer="layout" svg:width="1.952cm" svg:height="0.051cm" svg:x="8.294cm" svg:y="16.05cm" svg:viewBox="0 0 1953 52" draw:points="0,52 1953,52 1953,0 0,0">
          <text:p/>
        </draw:polygon>
        <draw:polygon draw:style-name="gr10" draw:text-style-name="P11" draw:layer="layout" svg:width="0.025cm" svg:height="0.004cm" svg:x="10.246cm" svg:y="16.101cm" svg:viewBox="0 0 26 5" draw:points="0,5 26,5 26,0 0,0">
          <text:p/>
        </draw:polygon>
        <draw:polygon draw:style-name="gr10" draw:text-style-name="P11" draw:layer="layout" svg:width="0.051cm" svg:height="0.051cm" svg:x="10.246cm" svg:y="16.05cm" svg:viewBox="0 0 52 52" draw:points="0,52 52,52 52,0 0,0">
          <text:p/>
        </draw:polygon>
        <draw:polygon draw:style-name="gr10" draw:text-style-name="P11" draw:layer="layout" svg:width="3.578cm" svg:height="0.051cm" svg:x="10.297cm" svg:y="16.05cm" svg:viewBox="0 0 3579 52" draw:points="0,52 3579,52 3579,0 0,0">
          <text:p/>
        </draw:polygon>
        <draw:polygon draw:style-name="gr10" draw:text-style-name="P11" draw:layer="layout" svg:width="0.025cm" svg:height="0.004cm" svg:x="13.875cm" svg:y="16.101cm" svg:viewBox="0 0 26 5" draw:points="0,5 26,5 26,0 0,0">
          <text:p/>
        </draw:polygon>
        <draw:polygon draw:style-name="gr10" draw:text-style-name="P11" draw:layer="layout" svg:width="0.05cm" svg:height="0.051cm" svg:x="13.875cm" svg:y="16.05cm" svg:viewBox="0 0 51 52" draw:points="0,52 51,52 51,0 0,0">
          <text:p/>
        </draw:polygon>
        <draw:polygon draw:style-name="gr10" draw:text-style-name="P11" draw:layer="layout" svg:width="5.559cm" svg:height="0.051cm" svg:x="13.925cm" svg:y="16.05cm" svg:viewBox="0 0 5560 52" draw:points="0,52 5560,52 5560,0 0,0">
          <text:p/>
        </draw:polygon>
        <draw:polygon draw:style-name="gr10" draw:text-style-name="P11" draw:layer="layout" svg:width="0.051cm" svg:height="0.055cm" svg:x="19.485cm" svg:y="16.05cm" svg:viewBox="0 0 52 56" draw:points="0,56 52,56 52,0 0,0">
          <text:p/>
        </draw:polygon>
        <draw:polygon draw:style-name="gr10" draw:text-style-name="P11" draw:layer="layout" svg:width="0.051cm" svg:height="0.051cm" svg:x="19.485cm" svg:y="16.05cm" svg:viewBox="0 0 52 52" draw:points="0,52 52,52 52,0 0,0">
          <text:p/>
        </draw:polygon>
        <draw:polygon draw:style-name="gr10" draw:text-style-name="P11" draw:layer="layout" svg:width="0.05cm" svg:height="0.729cm" svg:x="1.727cm" svg:y="16.105cm" svg:viewBox="0 0 51 730" draw:points="0,730 51,730 51,0 0,0">
          <text:p/>
        </draw:polygon>
        <draw:polygon draw:style-name="gr10" draw:text-style-name="P11" draw:layer="layout" svg:width="0.026cm" svg:height="0.729cm" svg:x="2.739cm" svg:y="16.105cm" svg:viewBox="0 0 27 730" draw:points="0,730 27,730 27,0 0,0">
          <text:p/>
        </draw:polygon>
        <draw:polygon draw:style-name="gr10" draw:text-style-name="P11" draw:layer="layout" svg:width="0.025cm" svg:height="0.729cm" svg:x="8.244cm" svg:y="16.105cm" svg:viewBox="0 0 26 730" draw:points="0,730 26,730 26,0 0,0">
          <text:p/>
        </draw:polygon>
        <draw:polygon draw:style-name="gr10" draw:text-style-name="P11" draw:layer="layout" svg:width="0.025cm" svg:height="0.729cm" svg:x="10.246cm" svg:y="16.105cm" svg:viewBox="0 0 26 730" draw:points="0,730 26,730 26,0 0,0">
          <text:p/>
        </draw:polygon>
        <draw:polygon draw:style-name="gr10" draw:text-style-name="P11" draw:layer="layout" svg:width="0.025cm" svg:height="0.729cm" svg:x="13.875cm" svg:y="16.105cm" svg:viewBox="0 0 26 730" draw:points="0,730 26,730 26,0 0,0">
          <text:p/>
        </draw:polygon>
        <draw:polygon draw:style-name="gr10" draw:text-style-name="P11" draw:layer="layout" svg:width="0.051cm" svg:height="0.729cm" svg:x="19.485cm" svg:y="16.105cm" svg:viewBox="0 0 52 730" draw:points="0,730 52,730 52,0 0,0">
          <text:p/>
        </draw:polygon>
        <draw:frame draw:style-name="gr2" draw:text-style-name="P3" draw:layer="layout" svg:width="3.393cm" svg:height="0.353cm" svg:x="15.048cm" svg:y="16.479cm">
          <draw:text-box>
            <text:p text:style-name="P1"><text:span text:style-name="T19">l</text:span><text:span text:style-name="T19">u</text:span><text:span text:style-name="T19">b</text:span><text:span text:style-name="T19"> </text:span><text:span text:style-name="T19">i</text:span><text:span text:style-name="T19">n</text:span><text:span text:style-name="T19">n</text:span><text:span text:style-name="T19">e</text:span><text:span text:style-name="T19"> </text:span><text:span text:style-name="T19">ź</text:span><text:span text:style-name="T19">r</text:span><text:span text:style-name="T19">ó</text:span><text:span text:style-name="T19">d</text:span><text:span text:style-name="T19">ł</text:span><text:span text:style-name="T19">o</text:span><text:span text:style-name="T19"> </text:span><text:span text:style-name="T19">d</text:span><text:span text:style-name="T19">o</text:span><text:span text:style-name="T19">c</text:span><text:span text:style-name="T19">h</text:span><text:span text:style-name="T19">o</text:span><text:span text:style-name="T19">d</text:span><text:span text:style-name="T19">u</text:span><text:span text:style-name="T19"> </text:span></text:p>
          </draw:text-box>
        </draw:frame>
        <draw:frame draw:style-name="gr2" draw:text-style-name="P3" draw:layer="layout" svg:width="0.317cm" svg:height="0.353cm" svg:x="2.139cm" svg:y="17cm">
          <draw:text-box>
            <text:p text:style-name="P1"><text:span text:style-name="T2">1</text:span><text:span text:style-name="T2">.</text:span></text:p>
          </draw:text-box>
        </draw:frame>
        <draw:frame draw:style-name="gr2" draw:text-style-name="P3" draw:layer="layout" svg:width="0.317cm" svg:height="0.357cm" svg:x="2.376cm" svg:y="16.996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0.317cm" svg:height="0.353cm" svg:x="3.125cm" svg:y="17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35cm" svg:height="0.39cm" svg:x="3.874cm" svg:y="17.088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35cm" svg:height="0.39cm" svg:x="9.379cm" svg:y="16.87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2.191cm" svg:height="0.39cm" svg:x="11.021cm" svg:y="16.983cm">
          <draw:text-box>
            <text:p text:style-name="P1"><text:span text:style-name="T3">w</text:span><text:span text:style-name="T3">n</text:span><text:span text:style-name="T3">i</text:span><text:span text:style-name="T3">o</text:span><text:span text:style-name="T3">s</text:span><text:span text:style-name="T3">k</text:span><text:span text:style-name="T3">o</text:span><text:span text:style-name="T3">d</text:span><text:span text:style-name="T3">a</text:span><text:span text:style-name="T3">w</text:span><text:span text:style-name="T3">c</text:span><text:span text:style-name="T3">a</text:span><text:span text:style-name="T3"> </text:span></text:p>
          </draw:text-box>
        </draw:frame>
        <draw:polygon draw:style-name="gr10" draw:text-style-name="P11" draw:layer="layout" svg:width="0.05cm" svg:height="0.025cm" svg:x="1.727cm" svg:y="16.834cm" svg:viewBox="0 0 51 26" draw:points="0,26 51,26 51,0 0,0">
          <text:p/>
        </draw:polygon>
        <draw:polygon draw:style-name="gr10" draw:text-style-name="P11" draw:layer="layout" svg:width="0.962cm" svg:height="0.025cm" svg:x="1.778cm" svg:y="16.834cm" svg:viewBox="0 0 963 26" draw:points="0,26 963,26 963,0 0,0">
          <text:p/>
        </draw:polygon>
        <draw:polygon draw:style-name="gr10" draw:text-style-name="P11" draw:layer="layout" svg:width="0.026cm" svg:height="0.025cm" svg:x="2.739cm" svg:y="16.834cm" svg:viewBox="0 0 27 26" draw:points="0,26 27,26 27,0 0,0">
          <text:p/>
        </draw:polygon>
        <draw:polygon draw:style-name="gr10" draw:text-style-name="P11" draw:layer="layout" svg:width="5.478cm" svg:height="0.025cm" svg:x="2.765cm" svg:y="16.834cm" svg:viewBox="0 0 5479 26" draw:points="0,26 5479,26 5479,0 0,0">
          <text:p/>
        </draw:polygon>
        <draw:polygon draw:style-name="gr10" draw:text-style-name="P11" draw:layer="layout" svg:width="0.025cm" svg:height="0.025cm" svg:x="8.244cm" svg:y="16.834cm" svg:viewBox="0 0 26 26" draw:points="0,26 26,26 26,0 0,0">
          <text:p/>
        </draw:polygon>
        <draw:polygon draw:style-name="gr10" draw:text-style-name="P11" draw:layer="layout" svg:width="1.977cm" svg:height="0.025cm" svg:x="8.269cm" svg:y="16.834cm" svg:viewBox="0 0 1978 26" draw:points="0,26 1978,26 1978,0 0,0">
          <text:p/>
        </draw:polygon>
        <draw:polygon draw:style-name="gr10" draw:text-style-name="P11" draw:layer="layout" svg:width="0.025cm" svg:height="0.025cm" svg:x="10.246cm" svg:y="16.834cm" svg:viewBox="0 0 26 26" draw:points="0,26 26,26 26,0 0,0">
          <text:p/>
        </draw:polygon>
        <draw:polygon draw:style-name="gr10" draw:text-style-name="P11" draw:layer="layout" svg:width="3.604cm" svg:height="0.025cm" svg:x="10.271cm" svg:y="16.834cm" svg:viewBox="0 0 3605 26" draw:points="0,26 3605,26 3605,0 0,0">
          <text:p/>
        </draw:polygon>
        <draw:polygon draw:style-name="gr10" draw:text-style-name="P11" draw:layer="layout" svg:width="0.025cm" svg:height="0.025cm" svg:x="13.875cm" svg:y="16.834cm" svg:viewBox="0 0 26 26" draw:points="0,26 26,26 26,0 0,0">
          <text:p/>
        </draw:polygon>
        <draw:polygon draw:style-name="gr10" draw:text-style-name="P11" draw:layer="layout" svg:width="5.584cm" svg:height="0.025cm" svg:x="13.9cm" svg:y="16.834cm" svg:viewBox="0 0 5585 26" draw:points="0,26 5585,26 5585,0 0,0">
          <text:p/>
        </draw:polygon>
        <draw:polygon draw:style-name="gr10" draw:text-style-name="P11" draw:layer="layout" svg:width="0.051cm" svg:height="0.025cm" svg:x="19.485cm" svg:y="16.834cm" svg:viewBox="0 0 52 26" draw:points="0,26 52,26 52,0 0,0">
          <text:p/>
        </draw:polygon>
        <draw:polygon draw:style-name="gr10" draw:text-style-name="P11" draw:layer="layout" svg:width="0.05cm" svg:height="0.618cm" svg:x="1.727cm" svg:y="16.859cm" svg:viewBox="0 0 51 619" draw:points="0,619 51,619 51,0 0,0">
          <text:p/>
        </draw:polygon>
        <draw:polygon draw:style-name="gr10" draw:text-style-name="P11" draw:layer="layout" svg:width="0.026cm" svg:height="0.618cm" svg:x="2.739cm" svg:y="16.859cm" svg:viewBox="0 0 27 619" draw:points="0,619 27,619 27,0 0,0">
          <text:p/>
        </draw:polygon>
        <draw:polygon draw:style-name="gr10" draw:text-style-name="P11" draw:layer="layout" svg:width="0.025cm" svg:height="0.618cm" svg:x="8.244cm" svg:y="16.859cm" svg:viewBox="0 0 26 619" draw:points="0,619 26,619 26,0 0,0">
          <text:p/>
        </draw:polygon>
        <draw:polygon draw:style-name="gr10" draw:text-style-name="P11" draw:layer="layout" svg:width="0.025cm" svg:height="0.618cm" svg:x="10.246cm" svg:y="16.859cm" svg:viewBox="0 0 26 619" draw:points="0,619 26,619 26,0 0,0">
          <text:p/>
        </draw:polygon>
        <draw:polygon draw:style-name="gr10" draw:text-style-name="P11" draw:layer="layout" svg:width="0.025cm" svg:height="0.618cm" svg:x="13.875cm" svg:y="16.859cm" svg:viewBox="0 0 26 619" draw:points="0,619 26,619 26,0 0,0">
          <text:p/>
        </draw:polygon>
        <draw:polygon draw:style-name="gr10" draw:text-style-name="P11" draw:layer="layout" svg:width="0.051cm" svg:height="0.618cm" svg:x="19.485cm" svg:y="16.859cm" svg:viewBox="0 0 52 619" draw:points="0,619 52,619 52,0 0,0">
          <text:p/>
        </draw:polygon>
        <draw:frame draw:style-name="gr3" draw:text-style-name="P4" draw:layer="layout" svg:width="0.35cm" svg:height="0.39cm" svg:x="15.01cm" svg:y="16.877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317cm" svg:height="0.353cm" svg:x="2.139cm" svg:y="17.644cm">
          <draw:text-box>
            <text:p text:style-name="P1"><text:span text:style-name="T2">2.</text:span></text:p>
          </draw:text-box>
        </draw:frame>
        <draw:frame draw:style-name="gr2" draw:text-style-name="P3" draw:layer="layout" svg:width="0.317cm" svg:height="0.357cm" svg:x="2.376cm" svg:y="17.639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0.317cm" svg:height="0.353cm" svg:x="3.125cm" svg:y="17.644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35cm" svg:height="0.39cm" svg:x="3.874cm" svg:y="17.732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35cm" svg:height="0.39cm" svg:x="9.379cm" svg:y="17.52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35cm" svg:height="0.39cm" svg:x="11.377cm" svg:y="17.52cm">
          <draw:text-box>
            <text:p text:style-name="P1"><text:span text:style-name="T3"><text:s/></text:span></text:p>
          </draw:text-box>
        </draw:frame>
        <draw:polygon draw:style-name="gr10" draw:text-style-name="P11" draw:layer="layout" svg:width="0.05cm" svg:height="0.026cm" svg:x="1.727cm" svg:y="17.477cm" svg:viewBox="0 0 51 27" draw:points="0,27 51,27 51,0 0,0">
          <text:p/>
        </draw:polygon>
        <draw:polygon draw:style-name="gr10" draw:text-style-name="P11" draw:layer="layout" svg:width="0.962cm" svg:height="0.026cm" svg:x="1.778cm" svg:y="17.477cm" svg:viewBox="0 0 963 27" draw:points="0,27 963,27 963,0 0,0">
          <text:p/>
        </draw:polygon>
        <draw:polygon draw:style-name="gr10" draw:text-style-name="P11" draw:layer="layout" svg:width="0.026cm" svg:height="0.026cm" svg:x="2.739cm" svg:y="17.477cm" svg:viewBox="0 0 27 27" draw:points="0,27 27,27 27,0 0,0">
          <text:p/>
        </draw:polygon>
        <draw:polygon draw:style-name="gr10" draw:text-style-name="P11" draw:layer="layout" svg:width="5.478cm" svg:height="0.026cm" svg:x="2.765cm" svg:y="17.477cm" svg:viewBox="0 0 5479 27" draw:points="0,27 5479,27 5479,0 0,0">
          <text:p/>
        </draw:polygon>
        <draw:polygon draw:style-name="gr10" draw:text-style-name="P11" draw:layer="layout" svg:width="0.025cm" svg:height="0.026cm" svg:x="8.244cm" svg:y="17.477cm" svg:viewBox="0 0 26 27" draw:points="0,27 26,27 26,0 0,0">
          <text:p/>
        </draw:polygon>
        <draw:polygon draw:style-name="gr10" draw:text-style-name="P11" draw:layer="layout" svg:width="1.977cm" svg:height="0.026cm" svg:x="8.269cm" svg:y="17.477cm" svg:viewBox="0 0 1978 27" draw:points="0,27 1978,27 1978,0 0,0">
          <text:p/>
        </draw:polygon>
        <draw:polygon draw:style-name="gr10" draw:text-style-name="P11" draw:layer="layout" svg:width="0.025cm" svg:height="0.026cm" svg:x="10.246cm" svg:y="17.477cm" svg:viewBox="0 0 26 27" draw:points="0,27 26,27 26,0 0,0">
          <text:p/>
        </draw:polygon>
        <draw:polygon draw:style-name="gr10" draw:text-style-name="P11" draw:layer="layout" svg:width="3.604cm" svg:height="0.026cm" svg:x="10.271cm" svg:y="17.477cm" svg:viewBox="0 0 3605 27" draw:points="0,27 3605,27 3605,0 0,0">
          <text:p/>
        </draw:polygon>
        <draw:polygon draw:style-name="gr10" draw:text-style-name="P11" draw:layer="layout" svg:width="0.025cm" svg:height="0.026cm" svg:x="13.875cm" svg:y="17.477cm" svg:viewBox="0 0 26 27" draw:points="0,27 26,27 26,0 0,0">
          <text:p/>
        </draw:polygon>
        <draw:polygon draw:style-name="gr10" draw:text-style-name="P11" draw:layer="layout" svg:width="5.584cm" svg:height="0.026cm" svg:x="13.9cm" svg:y="17.477cm" svg:viewBox="0 0 5585 27" draw:points="0,27 5585,27 5585,0 0,0">
          <text:p/>
        </draw:polygon>
        <draw:polygon draw:style-name="gr10" draw:text-style-name="P11" draw:layer="layout" svg:width="0.051cm" svg:height="0.026cm" svg:x="19.485cm" svg:y="17.477cm" svg:viewBox="0 0 52 27" draw:points="0,27 52,27 52,0 0,0">
          <text:p/>
        </draw:polygon>
        <draw:polygon draw:style-name="gr10" draw:text-style-name="P11" draw:layer="layout" svg:width="0.05cm" svg:height="0.618cm" svg:x="1.727cm" svg:y="17.503cm" svg:viewBox="0 0 51 619" draw:points="0,619 51,619 51,0 0,0">
          <text:p/>
        </draw:polygon>
        <draw:polygon draw:style-name="gr10" draw:text-style-name="P11" draw:layer="layout" svg:width="0.026cm" svg:height="0.618cm" svg:x="2.739cm" svg:y="17.503cm" svg:viewBox="0 0 27 619" draw:points="0,619 27,619 27,0 0,0">
          <text:p/>
        </draw:polygon>
        <draw:polygon draw:style-name="gr10" draw:text-style-name="P11" draw:layer="layout" svg:width="0.025cm" svg:height="0.618cm" svg:x="8.244cm" svg:y="17.503cm" svg:viewBox="0 0 26 619" draw:points="0,619 26,619 26,0 0,0">
          <text:p/>
        </draw:polygon>
        <draw:polygon draw:style-name="gr10" draw:text-style-name="P11" draw:layer="layout" svg:width="0.025cm" svg:height="0.618cm" svg:x="10.246cm" svg:y="17.503cm" svg:viewBox="0 0 26 619" draw:points="0,619 26,619 26,0 0,0">
          <text:p/>
        </draw:polygon>
        <draw:polygon draw:style-name="gr10" draw:text-style-name="P11" draw:layer="layout" svg:width="0.025cm" svg:height="0.618cm" svg:x="13.875cm" svg:y="17.503cm" svg:viewBox="0 0 26 619" draw:points="0,619 26,619 26,0 0,0">
          <text:p/>
        </draw:polygon>
        <draw:polygon draw:style-name="gr10" draw:text-style-name="P11" draw:layer="layout" svg:width="0.051cm" svg:height="0.618cm" svg:x="19.485cm" svg:y="17.503cm" svg:viewBox="0 0 52 619" draw:points="0,619 52,619 52,0 0,0">
          <text:p/>
        </draw:polygon>
        <draw:frame draw:style-name="gr3" draw:text-style-name="P4" draw:layer="layout" svg:width="0.35cm" svg:height="0.39cm" svg:x="15.01cm" svg:y="17.52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317cm" svg:height="0.353cm" svg:x="2.139cm" svg:y="18.287cm">
          <draw:text-box>
            <text:p text:style-name="P1"><text:span text:style-name="T2">3</text:span><text:span text:style-name="T2">.</text:span></text:p>
          </draw:text-box>
        </draw:frame>
        <draw:frame draw:style-name="gr2" draw:text-style-name="P3" draw:layer="layout" svg:width="0.317cm" svg:height="0.357cm" svg:x="2.376cm" svg:y="18.283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0.317cm" svg:height="0.353cm" svg:x="3.125cm" svg:y="18.287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35cm" svg:height="0.39cm" svg:x="3.874cm" svg:y="18.375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35cm" svg:height="0.39cm" svg:x="9.379cm" svg:y="18.16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35cm" svg:height="0.39cm" svg:x="11.377cm" svg:y="18.164cm">
          <draw:text-box>
            <text:p text:style-name="P1"><text:span text:style-name="T3"><text:s/></text:span></text:p>
          </draw:text-box>
        </draw:frame>
        <draw:polygon draw:style-name="gr10" draw:text-style-name="P11" draw:layer="layout" svg:width="0.05cm" svg:height="0.025cm" svg:x="1.727cm" svg:y="18.121cm" svg:viewBox="0 0 51 26" draw:points="0,26 51,26 51,0 0,0">
          <text:p/>
        </draw:polygon>
        <draw:polygon draw:style-name="gr10" draw:text-style-name="P11" draw:layer="layout" svg:width="0.962cm" svg:height="0.025cm" svg:x="1.778cm" svg:y="18.121cm" svg:viewBox="0 0 963 26" draw:points="0,26 963,26 963,0 0,0">
          <text:p/>
        </draw:polygon>
        <draw:polygon draw:style-name="gr10" draw:text-style-name="P11" draw:layer="layout" svg:width="0.026cm" svg:height="0.025cm" svg:x="2.739cm" svg:y="18.121cm" svg:viewBox="0 0 27 26" draw:points="0,26 27,26 27,0 0,0">
          <text:p/>
        </draw:polygon>
        <draw:polygon draw:style-name="gr10" draw:text-style-name="P11" draw:layer="layout" svg:width="5.478cm" svg:height="0.025cm" svg:x="2.765cm" svg:y="18.121cm" svg:viewBox="0 0 5479 26" draw:points="0,26 5479,26 5479,0 0,0">
          <text:p/>
        </draw:polygon>
        <draw:polygon draw:style-name="gr10" draw:text-style-name="P11" draw:layer="layout" svg:width="0.025cm" svg:height="0.025cm" svg:x="8.244cm" svg:y="18.121cm" svg:viewBox="0 0 26 26" draw:points="0,26 26,26 26,0 0,0">
          <text:p/>
        </draw:polygon>
        <draw:polygon draw:style-name="gr10" draw:text-style-name="P11" draw:layer="layout" svg:width="1.977cm" svg:height="0.025cm" svg:x="8.269cm" svg:y="18.121cm" svg:viewBox="0 0 1978 26" draw:points="0,26 1978,26 1978,0 0,0">
          <text:p/>
        </draw:polygon>
        <draw:polygon draw:style-name="gr10" draw:text-style-name="P11" draw:layer="layout" svg:width="0.025cm" svg:height="0.025cm" svg:x="10.246cm" svg:y="18.121cm" svg:viewBox="0 0 26 26" draw:points="0,26 26,26 26,0 0,0">
          <text:p/>
        </draw:polygon>
        <draw:polygon draw:style-name="gr10" draw:text-style-name="P11" draw:layer="layout" svg:width="3.604cm" svg:height="0.025cm" svg:x="10.271cm" svg:y="18.121cm" svg:viewBox="0 0 3605 26" draw:points="0,26 3605,26 3605,0 0,0">
          <text:p/>
        </draw:polygon>
        <draw:polygon draw:style-name="gr10" draw:text-style-name="P11" draw:layer="layout" svg:width="0.025cm" svg:height="0.025cm" svg:x="13.875cm" svg:y="18.121cm" svg:viewBox="0 0 26 26" draw:points="0,26 26,26 26,0 0,0">
          <text:p/>
        </draw:polygon>
        <draw:polygon draw:style-name="gr10" draw:text-style-name="P11" draw:layer="layout" svg:width="5.584cm" svg:height="0.025cm" svg:x="13.9cm" svg:y="18.121cm" svg:viewBox="0 0 5585 26" draw:points="0,26 5585,26 5585,0 0,0">
          <text:p/>
        </draw:polygon>
        <draw:polygon draw:style-name="gr10" draw:text-style-name="P11" draw:layer="layout" svg:width="0.051cm" svg:height="0.025cm" svg:x="19.485cm" svg:y="18.121cm" svg:viewBox="0 0 52 26" draw:points="0,26 52,26 52,0 0,0">
          <text:p/>
        </draw:polygon>
        <draw:polygon draw:style-name="gr10" draw:text-style-name="P11" draw:layer="layout" svg:width="0.05cm" svg:height="0.618cm" svg:x="1.727cm" svg:y="18.146cm" svg:viewBox="0 0 51 619" draw:points="0,619 51,619 51,0 0,0">
          <text:p/>
        </draw:polygon>
        <draw:polygon draw:style-name="gr10" draw:text-style-name="P11" draw:layer="layout" svg:width="0.026cm" svg:height="0.618cm" svg:x="2.739cm" svg:y="18.146cm" svg:viewBox="0 0 27 619" draw:points="0,619 27,619 27,0 0,0">
          <text:p/>
        </draw:polygon>
        <draw:polygon draw:style-name="gr10" draw:text-style-name="P11" draw:layer="layout" svg:width="0.025cm" svg:height="0.618cm" svg:x="8.244cm" svg:y="18.146cm" svg:viewBox="0 0 26 619" draw:points="0,619 26,619 26,0 0,0">
          <text:p/>
        </draw:polygon>
        <draw:polygon draw:style-name="gr10" draw:text-style-name="P11" draw:layer="layout" svg:width="0.025cm" svg:height="0.618cm" svg:x="10.246cm" svg:y="18.146cm" svg:viewBox="0 0 26 619" draw:points="0,619 26,619 26,0 0,0">
          <text:p/>
        </draw:polygon>
        <draw:polygon draw:style-name="gr10" draw:text-style-name="P11" draw:layer="layout" svg:width="0.025cm" svg:height="0.618cm" svg:x="13.875cm" svg:y="18.146cm" svg:viewBox="0 0 26 619" draw:points="0,619 26,619 26,0 0,0">
          <text:p/>
        </draw:polygon>
        <draw:polygon draw:style-name="gr10" draw:text-style-name="P11" draw:layer="layout" svg:width="0.051cm" svg:height="0.618cm" svg:x="19.485cm" svg:y="18.146cm" svg:viewBox="0 0 52 619" draw:points="0,619 52,619 52,0 0,0">
          <text:p/>
        </draw:polygon>
        <draw:frame draw:style-name="gr3" draw:text-style-name="P4" draw:layer="layout" svg:width="0.35cm" svg:height="0.39cm" svg:x="15.01cm" svg:y="18.164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317cm" svg:height="0.353cm" svg:x="2.139cm" svg:y="18.93cm">
          <draw:text-box>
            <text:p text:style-name="P1"><text:span text:style-name="T2">4.</text:span></text:p>
          </draw:text-box>
        </draw:frame>
        <draw:frame draw:style-name="gr2" draw:text-style-name="P3" draw:layer="layout" svg:width="0.317cm" svg:height="0.357cm" svg:x="2.376cm" svg:y="18.926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0.317cm" svg:height="0.353cm" svg:x="3.125cm" svg:y="18.93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35cm" svg:height="0.39cm" svg:x="3.874cm" svg:y="19.019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35cm" svg:height="0.39cm" svg:x="9.379cm" svg:y="18.80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35cm" svg:height="0.39cm" svg:x="11.377cm" svg:y="18.807cm">
          <draw:text-box>
            <text:p text:style-name="P1"><text:span text:style-name="T3"><text:s/></text:span></text:p>
          </draw:text-box>
        </draw:frame>
        <draw:polygon draw:style-name="gr10" draw:text-style-name="P11" draw:layer="layout" svg:width="0.05cm" svg:height="0.026cm" svg:x="1.727cm" svg:y="18.764cm" svg:viewBox="0 0 51 27" draw:points="0,27 51,27 51,0 0,0">
          <text:p/>
        </draw:polygon>
        <draw:polygon draw:style-name="gr10" draw:text-style-name="P11" draw:layer="layout" svg:width="0.962cm" svg:height="0.026cm" svg:x="1.778cm" svg:y="18.764cm" svg:viewBox="0 0 963 27" draw:points="0,27 963,27 963,0 0,0">
          <text:p/>
        </draw:polygon>
        <draw:polygon draw:style-name="gr10" draw:text-style-name="P11" draw:layer="layout" svg:width="0.026cm" svg:height="0.026cm" svg:x="2.739cm" svg:y="18.764cm" svg:viewBox="0 0 27 27" draw:points="0,27 27,27 27,0 0,0">
          <text:p/>
        </draw:polygon>
        <draw:polygon draw:style-name="gr10" draw:text-style-name="P11" draw:layer="layout" svg:width="5.478cm" svg:height="0.026cm" svg:x="2.765cm" svg:y="18.764cm" svg:viewBox="0 0 5479 27" draw:points="0,27 5479,27 5479,0 0,0">
          <text:p/>
        </draw:polygon>
        <draw:polygon draw:style-name="gr10" draw:text-style-name="P11" draw:layer="layout" svg:width="0.025cm" svg:height="0.026cm" svg:x="8.244cm" svg:y="18.764cm" svg:viewBox="0 0 26 27" draw:points="0,27 26,27 26,0 0,0">
          <text:p/>
        </draw:polygon>
        <draw:polygon draw:style-name="gr10" draw:text-style-name="P11" draw:layer="layout" svg:width="1.977cm" svg:height="0.026cm" svg:x="8.269cm" svg:y="18.764cm" svg:viewBox="0 0 1978 27" draw:points="0,27 1978,27 1978,0 0,0">
          <text:p/>
        </draw:polygon>
        <draw:polygon draw:style-name="gr10" draw:text-style-name="P11" draw:layer="layout" svg:width="0.025cm" svg:height="0.026cm" svg:x="10.246cm" svg:y="18.764cm" svg:viewBox="0 0 26 27" draw:points="0,27 26,27 26,0 0,0">
          <text:p/>
        </draw:polygon>
        <draw:polygon draw:style-name="gr10" draw:text-style-name="P11" draw:layer="layout" svg:width="3.604cm" svg:height="0.026cm" svg:x="10.271cm" svg:y="18.764cm" svg:viewBox="0 0 3605 27" draw:points="0,27 3605,27 3605,0 0,0">
          <text:p/>
        </draw:polygon>
        <draw:polygon draw:style-name="gr10" draw:text-style-name="P11" draw:layer="layout" svg:width="0.025cm" svg:height="0.026cm" svg:x="13.875cm" svg:y="18.764cm" svg:viewBox="0 0 26 27" draw:points="0,27 26,27 26,0 0,0">
          <text:p/>
        </draw:polygon>
        <draw:polygon draw:style-name="gr10" draw:text-style-name="P11" draw:layer="layout" svg:width="5.584cm" svg:height="0.026cm" svg:x="13.9cm" svg:y="18.764cm" svg:viewBox="0 0 5585 27" draw:points="0,27 5585,27 5585,0 0,0">
          <text:p/>
        </draw:polygon>
        <draw:polygon draw:style-name="gr10" draw:text-style-name="P11" draw:layer="layout" svg:width="0.051cm" svg:height="0.026cm" svg:x="19.485cm" svg:y="18.764cm" svg:viewBox="0 0 52 27" draw:points="0,27 52,27 52,0 0,0">
          <text:p/>
        </draw:polygon>
        <draw:polygon draw:style-name="gr10" draw:text-style-name="P11" draw:layer="layout" svg:width="0.05cm" svg:height="0.618cm" svg:x="1.727cm" svg:y="18.79cm" svg:viewBox="0 0 51 619" draw:points="0,619 51,619 51,0 0,0">
          <text:p/>
        </draw:polygon>
        <draw:polygon draw:style-name="gr10" draw:text-style-name="P11" draw:layer="layout" svg:width="0.026cm" svg:height="0.618cm" svg:x="2.739cm" svg:y="18.79cm" svg:viewBox="0 0 27 619" draw:points="0,619 27,619 27,0 0,0">
          <text:p/>
        </draw:polygon>
        <draw:polygon draw:style-name="gr10" draw:text-style-name="P11" draw:layer="layout" svg:width="0.025cm" svg:height="0.618cm" svg:x="8.244cm" svg:y="18.79cm" svg:viewBox="0 0 26 619" draw:points="0,619 26,619 26,0 0,0">
          <text:p/>
        </draw:polygon>
        <draw:polygon draw:style-name="gr10" draw:text-style-name="P11" draw:layer="layout" svg:width="0.025cm" svg:height="0.618cm" svg:x="10.246cm" svg:y="18.79cm" svg:viewBox="0 0 26 619" draw:points="0,619 26,619 26,0 0,0">
          <text:p/>
        </draw:polygon>
        <draw:polygon draw:style-name="gr10" draw:text-style-name="P11" draw:layer="layout" svg:width="0.025cm" svg:height="0.618cm" svg:x="13.875cm" svg:y="18.79cm" svg:viewBox="0 0 26 619" draw:points="0,619 26,619 26,0 0,0">
          <text:p/>
        </draw:polygon>
        <draw:polygon draw:style-name="gr10" draw:text-style-name="P11" draw:layer="layout" svg:width="0.051cm" svg:height="0.618cm" svg:x="19.485cm" svg:y="18.79cm" svg:viewBox="0 0 52 619" draw:points="0,619 52,619 52,0 0,0">
          <text:p/>
        </draw:polygon>
        <draw:frame draw:style-name="gr3" draw:text-style-name="P4" draw:layer="layout" svg:width="0.35cm" svg:height="0.39cm" svg:x="15.01cm" svg:y="18.807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317cm" svg:height="0.353cm" svg:x="2.139cm" svg:y="19.574cm">
          <draw:text-box>
            <text:p text:style-name="P1"><text:span text:style-name="T2">5</text:span><text:span text:style-name="T2">.</text:span></text:p>
          </draw:text-box>
        </draw:frame>
        <draw:frame draw:style-name="gr2" draw:text-style-name="P3" draw:layer="layout" svg:width="0.317cm" svg:height="0.357cm" svg:x="2.376cm" svg:y="19.569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0.317cm" svg:height="0.353cm" svg:x="3.125cm" svg:y="19.574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35cm" svg:height="0.39cm" svg:x="3.874cm" svg:y="19.662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35cm" svg:height="0.39cm" svg:x="9.379cm" svg:y="19.45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35cm" svg:height="0.39cm" svg:x="11.377cm" svg:y="19.451cm">
          <draw:text-box>
            <text:p text:style-name="P1"><text:span text:style-name="T3"><text:s/></text:span></text:p>
          </draw:text-box>
        </draw:frame>
        <draw:polygon draw:style-name="gr10" draw:text-style-name="P11" draw:layer="layout" svg:width="0.05cm" svg:height="0.025cm" svg:x="1.727cm" svg:y="19.408cm" svg:viewBox="0 0 51 26" draw:points="0,26 51,26 51,0 0,0">
          <text:p/>
        </draw:polygon>
        <draw:polygon draw:style-name="gr10" draw:text-style-name="P11" draw:layer="layout" svg:width="0.962cm" svg:height="0.025cm" svg:x="1.778cm" svg:y="19.408cm" svg:viewBox="0 0 963 26" draw:points="0,26 963,26 963,0 0,0">
          <text:p/>
        </draw:polygon>
        <draw:polygon draw:style-name="gr10" draw:text-style-name="P11" draw:layer="layout" svg:width="0.026cm" svg:height="0.025cm" svg:x="2.739cm" svg:y="19.408cm" svg:viewBox="0 0 27 26" draw:points="0,26 27,26 27,0 0,0">
          <text:p/>
        </draw:polygon>
        <draw:polygon draw:style-name="gr10" draw:text-style-name="P11" draw:layer="layout" svg:width="5.478cm" svg:height="0.025cm" svg:x="2.765cm" svg:y="19.408cm" svg:viewBox="0 0 5479 26" draw:points="0,26 5479,26 5479,0 0,0">
          <text:p/>
        </draw:polygon>
        <draw:polygon draw:style-name="gr10" draw:text-style-name="P11" draw:layer="layout" svg:width="0.025cm" svg:height="0.025cm" svg:x="8.244cm" svg:y="19.408cm" svg:viewBox="0 0 26 26" draw:points="0,26 26,26 26,0 0,0">
          <text:p/>
        </draw:polygon>
        <draw:polygon draw:style-name="gr10" draw:text-style-name="P11" draw:layer="layout" svg:width="1.977cm" svg:height="0.025cm" svg:x="8.269cm" svg:y="19.408cm" svg:viewBox="0 0 1978 26" draw:points="0,26 1978,26 1978,0 0,0">
          <text:p/>
        </draw:polygon>
        <draw:polygon draw:style-name="gr10" draw:text-style-name="P11" draw:layer="layout" svg:width="0.025cm" svg:height="0.025cm" svg:x="10.246cm" svg:y="19.408cm" svg:viewBox="0 0 26 26" draw:points="0,26 26,26 26,0 0,0">
          <text:p/>
        </draw:polygon>
        <draw:polygon draw:style-name="gr10" draw:text-style-name="P11" draw:layer="layout" svg:width="3.604cm" svg:height="0.025cm" svg:x="10.271cm" svg:y="19.408cm" svg:viewBox="0 0 3605 26" draw:points="0,26 3605,26 3605,0 0,0">
          <text:p/>
        </draw:polygon>
        <draw:polygon draw:style-name="gr10" draw:text-style-name="P11" draw:layer="layout" svg:width="0.025cm" svg:height="0.025cm" svg:x="13.875cm" svg:y="19.408cm" svg:viewBox="0 0 26 26" draw:points="0,26 26,26 26,0 0,0">
          <text:p/>
        </draw:polygon>
        <draw:polygon draw:style-name="gr10" draw:text-style-name="P11" draw:layer="layout" svg:width="5.584cm" svg:height="0.025cm" svg:x="13.9cm" svg:y="19.408cm" svg:viewBox="0 0 5585 26" draw:points="0,26 5585,26 5585,0 0,0">
          <text:p/>
        </draw:polygon>
        <draw:polygon draw:style-name="gr10" draw:text-style-name="P11" draw:layer="layout" svg:width="0.051cm" svg:height="0.025cm" svg:x="19.485cm" svg:y="19.408cm" svg:viewBox="0 0 52 26" draw:points="0,26 52,26 52,0 0,0">
          <text:p/>
        </draw:polygon>
        <draw:polygon draw:style-name="gr10" draw:text-style-name="P11" draw:layer="layout" svg:width="0.05cm" svg:height="0.618cm" svg:x="1.727cm" svg:y="19.433cm" svg:viewBox="0 0 51 619" draw:points="0,619 51,619 51,0 0,0">
          <text:p/>
        </draw:polygon>
        <draw:polygon draw:style-name="gr10" draw:text-style-name="P11" draw:layer="layout" svg:width="0.026cm" svg:height="0.618cm" svg:x="2.739cm" svg:y="19.433cm" svg:viewBox="0 0 27 619" draw:points="0,619 27,619 27,0 0,0">
          <text:p/>
        </draw:polygon>
        <draw:polygon draw:style-name="gr10" draw:text-style-name="P11" draw:layer="layout" svg:width="0.025cm" svg:height="0.618cm" svg:x="8.244cm" svg:y="19.433cm" svg:viewBox="0 0 26 619" draw:points="0,619 26,619 26,0 0,0">
          <text:p/>
        </draw:polygon>
        <draw:polygon draw:style-name="gr10" draw:text-style-name="P11" draw:layer="layout" svg:width="0.025cm" svg:height="0.618cm" svg:x="10.246cm" svg:y="19.433cm" svg:viewBox="0 0 26 619" draw:points="0,619 26,619 26,0 0,0">
          <text:p/>
        </draw:polygon>
        <draw:polygon draw:style-name="gr10" draw:text-style-name="P11" draw:layer="layout" svg:width="0.025cm" svg:height="0.618cm" svg:x="13.875cm" svg:y="19.433cm" svg:viewBox="0 0 26 619" draw:points="0,619 26,619 26,0 0,0">
          <text:p/>
        </draw:polygon>
        <draw:polygon draw:style-name="gr10" draw:text-style-name="P11" draw:layer="layout" svg:width="0.051cm" svg:height="0.618cm" svg:x="19.485cm" svg:y="19.433cm" svg:viewBox="0 0 52 619" draw:points="0,619 52,619 52,0 0,0">
          <text:p/>
        </draw:polygon>
        <draw:frame draw:style-name="gr3" draw:text-style-name="P4" draw:layer="layout" svg:width="0.35cm" svg:height="0.39cm" svg:x="15.01cm" svg:y="19.451cm">
          <draw:text-box>
            <text:p text:style-name="P1"><text:span text:style-name="T3"><text:s/></text:span></text:p>
          </draw:text-box>
        </draw:frame>
        <draw:frame draw:style-name="gr2" draw:text-style-name="P3" draw:layer="layout" svg:width="0.317cm" svg:height="0.353cm" svg:x="2.139cm" svg:y="20.217cm">
          <draw:text-box>
            <text:p text:style-name="P1"><text:span text:style-name="T2">6</text:span><text:span text:style-name="T2">.</text:span></text:p>
          </draw:text-box>
        </draw:frame>
        <draw:frame draw:style-name="gr2" draw:text-style-name="P3" draw:layer="layout" svg:width="0.317cm" svg:height="0.357cm" svg:x="2.376cm" svg:y="20.213cm">
          <draw:text-box>
            <text:p text:style-name="P1"><text:span text:style-name="T20"><text:s/></text:span></text:p>
          </draw:text-box>
        </draw:frame>
        <draw:frame draw:style-name="gr2" draw:text-style-name="P3" draw:layer="layout" svg:width="0.317cm" svg:height="0.353cm" svg:x="3.125cm" svg:y="20.217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35cm" svg:height="0.39cm" svg:x="3.874cm" svg:y="20.306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35cm" svg:height="0.39cm" svg:x="9.379cm" svg:y="20.09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35cm" svg:height="0.39cm" svg:x="11.377cm" svg:y="20.094cm">
          <draw:text-box>
            <text:p text:style-name="P1"><text:span text:style-name="T3"><text:s/></text:span></text:p>
          </draw:text-box>
        </draw:frame>
        <draw:polygon draw:style-name="gr10" draw:text-style-name="P11" draw:layer="layout" svg:width="0.05cm" svg:height="0.025cm" svg:x="1.727cm" svg:y="20.051cm" svg:viewBox="0 0 51 26" draw:points="0,26 51,26 51,0 0,0">
          <text:p/>
        </draw:polygon>
        <draw:polygon draw:style-name="gr10" draw:text-style-name="P11" draw:layer="layout" svg:width="0.962cm" svg:height="0.025cm" svg:x="1.778cm" svg:y="20.051cm" svg:viewBox="0 0 963 26" draw:points="0,26 963,26 963,0 0,0">
          <text:p/>
        </draw:polygon>
        <draw:polygon draw:style-name="gr10" draw:text-style-name="P11" draw:layer="layout" svg:width="0.026cm" svg:height="0.025cm" svg:x="2.739cm" svg:y="20.051cm" svg:viewBox="0 0 27 26" draw:points="0,26 27,26 27,0 0,0">
          <text:p/>
        </draw:polygon>
        <draw:polygon draw:style-name="gr10" draw:text-style-name="P11" draw:layer="layout" svg:width="5.478cm" svg:height="0.025cm" svg:x="2.765cm" svg:y="20.051cm" svg:viewBox="0 0 5479 26" draw:points="0,26 5479,26 5479,0 0,0">
          <text:p/>
        </draw:polygon>
        <draw:polygon draw:style-name="gr10" draw:text-style-name="P11" draw:layer="layout" svg:width="0.025cm" svg:height="0.025cm" svg:x="8.244cm" svg:y="20.051cm" svg:viewBox="0 0 26 26" draw:points="0,26 26,26 26,0 0,0">
          <text:p/>
        </draw:polygon>
        <draw:polygon draw:style-name="gr10" draw:text-style-name="P11" draw:layer="layout" svg:width="1.977cm" svg:height="0.025cm" svg:x="8.269cm" svg:y="20.051cm" svg:viewBox="0 0 1978 26" draw:points="0,26 1978,26 1978,0 0,0">
          <text:p/>
        </draw:polygon>
        <draw:polygon draw:style-name="gr10" draw:text-style-name="P11" draw:layer="layout" svg:width="0.025cm" svg:height="0.025cm" svg:x="10.246cm" svg:y="20.051cm" svg:viewBox="0 0 26 26" draw:points="0,26 26,26 26,0 0,0">
          <text:p/>
        </draw:polygon>
        <draw:polygon draw:style-name="gr10" draw:text-style-name="P11" draw:layer="layout" svg:width="3.604cm" svg:height="0.025cm" svg:x="10.271cm" svg:y="20.051cm" svg:viewBox="0 0 3605 26" draw:points="0,26 3605,26 3605,0 0,0">
          <text:p/>
        </draw:polygon>
        <draw:polygon draw:style-name="gr10" draw:text-style-name="P11" draw:layer="layout" svg:width="0.025cm" svg:height="0.025cm" svg:x="13.875cm" svg:y="20.051cm" svg:viewBox="0 0 26 26" draw:points="0,26 26,26 26,0 0,0">
          <text:p/>
        </draw:polygon>
        <draw:polygon draw:style-name="gr10" draw:text-style-name="P11" draw:layer="layout" svg:width="5.584cm" svg:height="0.025cm" svg:x="13.9cm" svg:y="20.051cm" svg:viewBox="0 0 5585 26" draw:points="0,26 5585,26 5585,0 0,0">
          <text:p/>
        </draw:polygon>
        <draw:polygon draw:style-name="gr10" draw:text-style-name="P11" draw:layer="layout" svg:width="0.051cm" svg:height="0.025cm" svg:x="19.485cm" svg:y="20.051cm" svg:viewBox="0 0 52 26" draw:points="0,26 52,26 52,0 0,0">
          <text:p/>
        </draw:polygon>
        <draw:polygon draw:style-name="gr10" draw:text-style-name="P11" draw:layer="layout" svg:width="0.05cm" svg:height="0.614cm" svg:x="1.727cm" svg:y="20.076cm" svg:viewBox="0 0 51 615" draw:points="0,615 51,615 51,0 0,0">
          <text:p/>
        </draw:polygon>
        <draw:polygon draw:style-name="gr10" draw:text-style-name="P11" draw:layer="layout" svg:width="0.05cm" svg:height="0.051cm" svg:x="1.727cm" svg:y="20.69cm" svg:viewBox="0 0 51 52" draw:points="0,52 51,52 51,0 0,0">
          <text:p/>
        </draw:polygon>
        <draw:polygon draw:style-name="gr10" draw:text-style-name="P11" draw:layer="layout" svg:width="0.05cm" svg:height="0.051cm" svg:x="1.727cm" svg:y="20.69cm" svg:viewBox="0 0 51 52" draw:points="0,52 51,52 51,0 0,0">
          <text:p/>
        </draw:polygon>
        <draw:polygon draw:style-name="gr10" draw:text-style-name="P11" draw:layer="layout" svg:width="0.962cm" svg:height="0.051cm" svg:x="1.778cm" svg:y="20.69cm" svg:viewBox="0 0 963 52" draw:points="0,52 963,52 963,0 0,0">
          <text:p/>
        </draw:polygon>
        <draw:polygon draw:style-name="gr10" draw:text-style-name="P11" draw:layer="layout" svg:width="0.026cm" svg:height="0.614cm" svg:x="2.739cm" svg:y="20.076cm" svg:viewBox="0 0 27 615" draw:points="0,615 27,615 27,0 0,0">
          <text:p/>
        </draw:polygon>
        <draw:polygon draw:style-name="gr10" draw:text-style-name="P11" draw:layer="layout" svg:width="0.051cm" svg:height="0.051cm" svg:x="2.739cm" svg:y="20.69cm" svg:viewBox="0 0 52 52" draw:points="0,52 52,52 52,0 0,0">
          <text:p/>
        </draw:polygon>
        <draw:polygon draw:style-name="gr10" draw:text-style-name="P11" draw:layer="layout" svg:width="5.453cm" svg:height="0.051cm" svg:x="2.79cm" svg:y="20.69cm" svg:viewBox="0 0 5454 52" draw:points="0,52 5454,52 5454,0 0,0">
          <text:p/>
        </draw:polygon>
        <draw:polygon draw:style-name="gr10" draw:text-style-name="P11" draw:layer="layout" svg:width="0.025cm" svg:height="0.614cm" svg:x="8.244cm" svg:y="20.076cm" svg:viewBox="0 0 26 615" draw:points="0,615 26,615 26,0 0,0">
          <text:p/>
        </draw:polygon>
        <draw:polygon draw:style-name="gr10" draw:text-style-name="P11" draw:layer="layout" svg:width="0.05cm" svg:height="0.051cm" svg:x="8.244cm" svg:y="20.69cm" svg:viewBox="0 0 51 52" draw:points="0,52 51,52 51,0 0,0">
          <text:p/>
        </draw:polygon>
        <draw:polygon draw:style-name="gr10" draw:text-style-name="P11" draw:layer="layout" svg:width="1.952cm" svg:height="0.051cm" svg:x="8.294cm" svg:y="20.69cm" svg:viewBox="0 0 1953 52" draw:points="0,52 1953,52 1953,0 0,0">
          <text:p/>
        </draw:polygon>
        <draw:polygon draw:style-name="gr10" draw:text-style-name="P11" draw:layer="layout" svg:width="0.025cm" svg:height="0.614cm" svg:x="10.246cm" svg:y="20.076cm" svg:viewBox="0 0 26 615" draw:points="0,615 26,615 26,0 0,0">
          <text:p/>
        </draw:polygon>
        <draw:polygon draw:style-name="gr10" draw:text-style-name="P11" draw:layer="layout" svg:width="0.051cm" svg:height="0.051cm" svg:x="10.246cm" svg:y="20.69cm" svg:viewBox="0 0 52 52" draw:points="0,52 52,52 52,0 0,0">
          <text:p/>
        </draw:polygon>
        <draw:polygon draw:style-name="gr10" draw:text-style-name="P11" draw:layer="layout" svg:width="3.578cm" svg:height="0.051cm" svg:x="10.297cm" svg:y="20.69cm" svg:viewBox="0 0 3579 52" draw:points="0,52 3579,52 3579,0 0,0">
          <text:p/>
        </draw:polygon>
        <draw:polygon draw:style-name="gr10" draw:text-style-name="P11" draw:layer="layout" svg:width="0.025cm" svg:height="0.614cm" svg:x="13.875cm" svg:y="20.076cm" svg:viewBox="0 0 26 615" draw:points="0,615 26,615 26,0 0,0">
          <text:p/>
        </draw:polygon>
        <draw:polygon draw:style-name="gr10" draw:text-style-name="P11" draw:layer="layout" svg:width="0.05cm" svg:height="0.051cm" svg:x="13.875cm" svg:y="20.69cm" svg:viewBox="0 0 51 52" draw:points="0,52 51,52 51,0 0,0">
          <text:p/>
        </draw:polygon>
        <draw:polygon draw:style-name="gr10" draw:text-style-name="P11" draw:layer="layout" svg:width="5.559cm" svg:height="0.051cm" svg:x="13.925cm" svg:y="20.69cm" svg:viewBox="0 0 5560 52" draw:points="0,52 5560,52 5560,0 0,0">
          <text:p/>
        </draw:polygon>
        <draw:polygon draw:style-name="gr10" draw:text-style-name="P11" draw:layer="layout" svg:width="0.051cm" svg:height="0.614cm" svg:x="19.485cm" svg:y="20.076cm" svg:viewBox="0 0 52 615" draw:points="0,615 52,615 52,0 0,0">
          <text:p/>
        </draw:polygon>
        <draw:polygon draw:style-name="gr10" draw:text-style-name="P11" draw:layer="layout" svg:width="0.051cm" svg:height="0.051cm" svg:x="19.485cm" svg:y="20.69cm" svg:viewBox="0 0 52 52" draw:points="0,52 52,52 52,0 0,0">
          <text:p/>
        </draw:polygon>
        <draw:polygon draw:style-name="gr10" draw:text-style-name="P11" draw:layer="layout" svg:width="0.051cm" svg:height="0.051cm" svg:x="19.485cm" svg:y="20.69cm" svg:viewBox="0 0 52 52" draw:points="0,52 52,52 52,0 0,0">
          <text:p/>
        </draw:polygon>
        <draw:frame draw:style-name="gr3" draw:text-style-name="P4" draw:layer="layout" svg:width="0.35cm" svg:height="0.39cm" svg:x="15.01cm" svg:y="20.094cm">
          <draw:text-box>
            <text:p text:style-name="P1"><text:span text:style-name="T3"><text:s/></text:span></text:p>
          </draw:text-box>
        </draw:frame>
        <draw:frame draw:style-name="gr9" draw:text-style-name="P10" draw:layer="layout" svg:width="0.139cm" svg:height="0.154cm" svg:x="12.762cm" svg:y="20.753cm">
          <draw:text-box>
            <text:p text:style-name="P1"><text:span text:style-name="T17"><text:s/></text:span></text:p>
          </draw:text-box>
        </draw:frame>
        <draw:frame draw:style-name="gr11" draw:text-style-name="P12" draw:layer="layout" svg:width="0.071cm" svg:height="0.082cm" svg:x="2.503cm" svg:y="20.91cm">
          <draw:text-box>
            <text:p text:style-name="P1"><text:span text:style-name="T21"><text:s/></text:span></text:p>
          </draw:text-box>
        </draw:frame>
        <draw:frame draw:style-name="gr3" draw:text-style-name="P4" draw:layer="layout" svg:width="8.884cm" svg:height="0.39cm" svg:x="2.002cm" svg:y="21.008cm">
          <draw:text-box>
            <text:p text:style-name="P1"><text:span text:style-name="T3">P</text:span><text:span text:style-name="T3">r</text:span><text:span text:style-name="T3">z</text:span><text:span text:style-name="T3">y</text:span><text:span text:style-name="T3">z</text:span><text:span text:style-name="T3">n</text:span><text:span text:style-name="T3">a</text:span><text:span text:style-name="T3">n</text:span><text:span text:style-name="T3">e</text:span><text:span text:style-name="T3"> </text:span><text:span text:style-name="T3">ś</text:span><text:span text:style-name="T3">w</text:span><text:span text:style-name="T3">i</text:span><text:span text:style-name="T3">a</text:span><text:span text:style-name="T3">d</text:span><text:span text:style-name="T3">c</text:span><text:span text:style-name="T3">z</text:span><text:span text:style-name="T3">e</text:span><text:span text:style-name="T3">n</text:span><text:span text:style-name="T3">i</text:span><text:span text:style-name="T3">e</text:span><text:span text:style-name="T3"> </text:span><text:span text:style-name="T3">p</text:span><text:span text:style-name="T3">r</text:span><text:span text:style-name="T3">o</text:span><text:span text:style-name="T3">s</text:span><text:span text:style-name="T3">z</text:span><text:span text:style-name="T3">ę</text:span><text:span text:style-name="T3"> </text:span><text:span text:style-name="T3">p</text:span><text:span text:style-name="T3">r</text:span><text:span text:style-name="T3">z</text:span><text:span text:style-name="T3">e</text:span><text:span text:style-name="T3">l</text:span><text:span text:style-name="T3">a</text:span><text:span text:style-name="T3">ć</text:span><text:span text:style-name="T3"> </text:span><text:span text:style-name="T3">n</text:span><text:span text:style-name="T3">a</text:span><text:span text:style-name="T3"> </text:span><text:span text:style-name="T3">r</text:span><text:span text:style-name="T3">a</text:span><text:span text:style-name="T3">c</text:span><text:span text:style-name="T3">h</text:span><text:span text:style-name="T3">u</text:span><text:span text:style-name="T3">n</text:span><text:span text:style-name="T3">e</text:span><text:span text:style-name="T3">k</text:span><text:span text:style-name="T3"> </text:span><text:span text:style-name="T3">b</text:span><text:span text:style-name="T3">a</text:span><text:span text:style-name="T3">n</text:span><text:span text:style-name="T3">k</text:span><text:span text:style-name="T3">o</text:span><text:span text:style-name="T3">w</text:span><text:span text:style-name="T3">y</text:span><text:span text:style-name="T3">: </text:span><text:span text:style-name="T3"><text:s/></text:span></text:p>
          </draw:text-box>
        </draw:frame>
        <draw:frame draw:style-name="gr2" draw:text-style-name="P3" draw:layer="layout" svg:width="0.317cm" svg:height="0.353cm" svg:x="2.002cm" svg:y="21.411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17cm" svg:height="0.353cm" svg:x="2.045cm" svg:y="22.156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17cm" svg:height="0.353cm" svg:x="2.592cm" svg:y="21.79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17cm" svg:height="0.353cm" svg:x="3.138cm" svg:y="21.79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17cm" svg:height="0.353cm" svg:x="3.684cm" svg:y="21.79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17cm" svg:height="0.353cm" svg:x="4.226cm" svg:y="21.79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17cm" svg:height="0.353cm" svg:x="4.772cm" svg:y="21.79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17cm" svg:height="0.353cm" svg:x="5.314cm" svg:y="21.79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17cm" svg:height="0.353cm" svg:x="5.86cm" svg:y="21.79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17cm" svg:height="0.353cm" svg:x="6.406cm" svg:y="21.79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17cm" svg:height="0.353cm" svg:x="6.949cm" svg:y="21.79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17cm" svg:height="0.353cm" svg:x="7.495cm" svg:y="21.79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17cm" svg:height="0.353cm" svg:x="8.041cm" svg:y="21.79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17cm" svg:height="0.353cm" svg:x="8.587cm" svg:y="21.79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17cm" svg:height="0.353cm" svg:x="9.129cm" svg:y="21.79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17cm" svg:height="0.353cm" svg:x="9.675cm" svg:y="21.79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17cm" svg:height="0.353cm" svg:x="10.221cm" svg:y="21.79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17cm" svg:height="0.353cm" svg:x="10.763cm" svg:y="21.79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17cm" svg:height="0.353cm" svg:x="11.31cm" svg:y="21.79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17cm" svg:height="0.353cm" svg:x="11.856cm" svg:y="21.79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17cm" svg:height="0.353cm" svg:x="12.402cm" svg:y="21.79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17cm" svg:height="0.353cm" svg:x="12.944cm" svg:y="21.79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17cm" svg:height="0.353cm" svg:x="13.49cm" svg:y="21.79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17cm" svg:height="0.353cm" svg:x="14.036cm" svg:y="21.79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17cm" svg:height="0.353cm" svg:x="14.582cm" svg:y="21.79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17cm" svg:height="0.353cm" svg:x="15.124cm" svg:y="21.79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17cm" svg:height="0.353cm" svg:x="15.671cm" svg:y="21.79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17cm" svg:height="0.353cm" svg:x="16.217cm" svg:y="21.79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17cm" svg:height="0.353cm" svg:x="16.763cm" svg:y="21.79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17cm" svg:height="0.353cm" svg:x="17.309cm" svg:y="21.79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17cm" svg:height="0.353cm" svg:x="17.851cm" svg:y="21.79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17cm" svg:height="0.353cm" svg:x="18.397cm" svg:y="21.792cm">
          <draw:text-box>
            <text:p text:style-name="P1"><text:span text:style-name="T2"><text:s/></text:span></text:p>
          </draw:text-box>
        </draw:frame>
        <draw:polygon draw:style-name="gr10" draw:text-style-name="P11" draw:layer="layout" svg:width="0.017cm" svg:height="0.017cm" svg:x="1.849cm" svg:y="21.761cm" svg:viewBox="0 0 18 18" draw:points="0,18 18,18 18,0 0,0">
          <text:p/>
        </draw:polygon>
        <draw:polygon draw:style-name="gr10" draw:text-style-name="P11" draw:layer="layout" svg:width="0.017cm" svg:height="0.017cm" svg:x="1.849cm" svg:y="21.761cm" svg:viewBox="0 0 18 18" draw:points="0,18 18,18 18,0 0,0">
          <text:p/>
        </draw:polygon>
        <draw:polygon draw:style-name="gr10" draw:text-style-name="P11" draw:layer="layout" svg:width="0.53cm" svg:height="0.017cm" svg:x="1.866cm" svg:y="21.761cm" svg:viewBox="0 0 531 18" draw:points="0,18 531,18 531,0 0,0">
          <text:p/>
        </draw:polygon>
        <draw:polygon draw:style-name="gr10" draw:text-style-name="P11" draw:layer="layout" svg:width="0.017cm" svg:height="0.017cm" svg:x="2.396cm" svg:y="21.761cm" svg:viewBox="0 0 18 18" draw:points="0,18 18,18 18,0 0,0">
          <text:p/>
        </draw:polygon>
        <draw:polygon draw:style-name="gr10" draw:text-style-name="P11" draw:layer="layout" svg:width="0.525cm" svg:height="0.017cm" svg:x="2.413cm" svg:y="21.761cm" svg:viewBox="0 0 526 18" draw:points="0,18 526,18 526,0 0,0">
          <text:p/>
        </draw:polygon>
        <draw:polygon draw:style-name="gr10" draw:text-style-name="P11" draw:layer="layout" svg:width="0.017cm" svg:height="0.017cm" svg:x="2.938cm" svg:y="21.761cm" svg:viewBox="0 0 18 18" draw:points="0,18 18,18 18,0 0,0">
          <text:p/>
        </draw:polygon>
        <draw:polygon draw:style-name="gr10" draw:text-style-name="P11" draw:layer="layout" svg:width="0.017cm" svg:height="0.017cm" svg:x="2.938cm" svg:y="21.761cm" svg:viewBox="0 0 18 18" draw:points="0,18 18,18 18,0 0,0">
          <text:p/>
        </draw:polygon>
        <draw:polygon draw:style-name="gr10" draw:text-style-name="P11" draw:layer="layout" svg:width="0.017cm" svg:height="0.017cm" svg:x="3.484cm" svg:y="21.761cm" svg:viewBox="0 0 18 18" draw:points="0,18 18,18 18,0 0,0">
          <text:p/>
        </draw:polygon>
        <draw:polygon draw:style-name="gr10" draw:text-style-name="P11" draw:layer="layout" svg:width="0.017cm" svg:height="0.017cm" svg:x="3.484cm" svg:y="21.761cm" svg:viewBox="0 0 18 18" draw:points="0,18 18,18 18,0 0,0">
          <text:p/>
        </draw:polygon>
        <draw:polygon draw:style-name="gr10" draw:text-style-name="P11" draw:layer="layout" svg:width="0.529cm" svg:height="0.017cm" svg:x="3.501cm" svg:y="21.761cm" svg:viewBox="0 0 530 18" draw:points="0,18 530,18 530,0 0,0">
          <text:p/>
        </draw:polygon>
        <draw:polygon draw:style-name="gr10" draw:text-style-name="P11" draw:layer="layout" svg:width="0.017cm" svg:height="0.017cm" svg:x="4.03cm" svg:y="21.761cm" svg:viewBox="0 0 18 18" draw:points="0,18 18,18 18,0 0,0">
          <text:p/>
        </draw:polygon>
        <draw:polygon draw:style-name="gr10" draw:text-style-name="P11" draw:layer="layout" svg:width="0.529cm" svg:height="0.017cm" svg:x="4.047cm" svg:y="21.761cm" svg:viewBox="0 0 530 18" draw:points="0,18 530,18 530,0 0,0">
          <text:p/>
        </draw:polygon>
        <draw:polygon draw:style-name="gr10" draw:text-style-name="P11" draw:layer="layout" svg:width="0.017cm" svg:height="0.017cm" svg:x="4.576cm" svg:y="21.761cm" svg:viewBox="0 0 18 18" draw:points="0,18 18,18 18,0 0,0">
          <text:p/>
        </draw:polygon>
        <draw:polygon draw:style-name="gr10" draw:text-style-name="P11" draw:layer="layout" svg:width="0.525cm" svg:height="0.017cm" svg:x="4.593cm" svg:y="21.761cm" svg:viewBox="0 0 526 18" draw:points="0,18 526,18 526,0 0,0">
          <text:p/>
        </draw:polygon>
        <draw:polygon draw:style-name="gr10" draw:text-style-name="P11" draw:layer="layout" svg:width="0.017cm" svg:height="0.017cm" svg:x="5.118cm" svg:y="21.761cm" svg:viewBox="0 0 18 18" draw:points="0,18 18,18 18,0 0,0">
          <text:p/>
        </draw:polygon>
        <draw:polygon draw:style-name="gr10" draw:text-style-name="P11" draw:layer="layout" svg:width="0.525cm" svg:height="0.017cm" svg:x="5.135cm" svg:y="21.761cm" svg:viewBox="0 0 526 18" draw:points="0,18 526,18 526,0 0,0">
          <text:p/>
        </draw:polygon>
        <draw:polygon draw:style-name="gr10" draw:text-style-name="P11" draw:layer="layout" svg:width="0.017cm" svg:height="0.017cm" svg:x="5.66cm" svg:y="21.761cm" svg:viewBox="0 0 18 18" draw:points="0,18 18,18 18,0 0,0">
          <text:p/>
        </draw:polygon>
        <draw:polygon draw:style-name="gr10" draw:text-style-name="P11" draw:layer="layout" svg:width="0.017cm" svg:height="0.017cm" svg:x="5.66cm" svg:y="21.761cm" svg:viewBox="0 0 18 18" draw:points="0,18 18,18 18,0 0,0">
          <text:p/>
        </draw:polygon>
        <draw:polygon draw:style-name="gr10" draw:text-style-name="P11" draw:layer="layout" svg:width="0.017cm" svg:height="0.017cm" svg:x="6.206cm" svg:y="21.761cm" svg:viewBox="0 0 18 18" draw:points="0,18 18,18 18,0 0,0">
          <text:p/>
        </draw:polygon>
        <draw:polygon draw:style-name="gr10" draw:text-style-name="P11" draw:layer="layout" svg:width="0.017cm" svg:height="0.017cm" svg:x="6.206cm" svg:y="21.761cm" svg:viewBox="0 0 18 18" draw:points="0,18 18,18 18,0 0,0">
          <text:p/>
        </draw:polygon>
        <draw:polygon draw:style-name="gr10" draw:text-style-name="P11" draw:layer="layout" svg:width="0.53cm" svg:height="0.017cm" svg:x="6.223cm" svg:y="21.761cm" svg:viewBox="0 0 531 18" draw:points="0,18 531,18 531,0 0,0">
          <text:p/>
        </draw:polygon>
        <draw:polygon draw:style-name="gr10" draw:text-style-name="P11" draw:layer="layout" svg:width="0.017cm" svg:height="0.017cm" svg:x="6.753cm" svg:y="21.761cm" svg:viewBox="0 0 18 18" draw:points="0,18 18,18 18,0 0,0">
          <text:p/>
        </draw:polygon>
        <draw:polygon draw:style-name="gr10" draw:text-style-name="P11" draw:layer="layout" svg:width="0.525cm" svg:height="0.017cm" svg:x="6.77cm" svg:y="21.761cm" svg:viewBox="0 0 526 18" draw:points="0,18 526,18 526,0 0,0">
          <text:p/>
        </draw:polygon>
        <draw:polygon draw:style-name="gr10" draw:text-style-name="P11" draw:layer="layout" svg:width="0.017cm" svg:height="0.017cm" svg:x="7.295cm" svg:y="21.761cm" svg:viewBox="0 0 18 18" draw:points="0,18 18,18 18,0 0,0">
          <text:p/>
        </draw:polygon>
        <draw:polygon draw:style-name="gr10" draw:text-style-name="P11" draw:layer="layout" svg:width="0.529cm" svg:height="0.017cm" svg:x="7.312cm" svg:y="21.761cm" svg:viewBox="0 0 530 18" draw:points="0,18 530,18 530,0 0,0">
          <text:p/>
        </draw:polygon>
        <draw:polygon draw:style-name="gr10" draw:text-style-name="P11" draw:layer="layout" svg:width="0.017cm" svg:height="0.017cm" svg:x="7.841cm" svg:y="21.761cm" svg:viewBox="0 0 18 18" draw:points="0,18 18,18 18,0 0,0">
          <text:p/>
        </draw:polygon>
        <draw:polygon draw:style-name="gr10" draw:text-style-name="P11" draw:layer="layout" svg:width="0.529cm" svg:height="0.017cm" svg:x="7.858cm" svg:y="21.761cm" svg:viewBox="0 0 530 18" draw:points="0,18 530,18 530,0 0,0">
          <text:p/>
        </draw:polygon>
        <draw:polygon draw:style-name="gr10" draw:text-style-name="P11" draw:layer="layout" svg:width="0.017cm" svg:height="0.017cm" svg:x="8.387cm" svg:y="21.761cm" svg:viewBox="0 0 18 18" draw:points="0,18 18,18 18,0 0,0">
          <text:p/>
        </draw:polygon>
        <draw:polygon draw:style-name="gr10" draw:text-style-name="P11" draw:layer="layout" svg:width="0.017cm" svg:height="0.017cm" svg:x="8.387cm" svg:y="21.761cm" svg:viewBox="0 0 18 18" draw:points="0,18 18,18 18,0 0,0">
          <text:p/>
        </draw:polygon>
        <draw:polygon draw:style-name="gr10" draw:text-style-name="P11" draw:layer="layout" svg:width="0.017cm" svg:height="0.017cm" svg:x="8.934cm" svg:y="21.761cm" svg:viewBox="0 0 18 18" draw:points="0,18 18,18 18,0 0,0">
          <text:p/>
        </draw:polygon>
        <draw:polygon draw:style-name="gr10" draw:text-style-name="P11" draw:layer="layout" svg:width="0.017cm" svg:height="0.017cm" svg:x="8.934cm" svg:y="21.761cm" svg:viewBox="0 0 18 18" draw:points="0,18 18,18 18,0 0,0">
          <text:p/>
        </draw:polygon>
        <draw:polygon draw:style-name="gr10" draw:text-style-name="P11" draw:layer="layout" svg:width="0.524cm" svg:height="0.017cm" svg:x="8.951cm" svg:y="21.761cm" svg:viewBox="0 0 525 18" draw:points="0,18 525,18 525,0 0,0">
          <text:p/>
        </draw:polygon>
        <draw:polygon draw:style-name="gr10" draw:text-style-name="P11" draw:layer="layout" svg:width="0.017cm" svg:height="0.017cm" svg:x="9.475cm" svg:y="21.761cm" svg:viewBox="0 0 18 18" draw:points="0,18 18,18 18,0 0,0">
          <text:p/>
        </draw:polygon>
        <draw:polygon draw:style-name="gr10" draw:text-style-name="P11" draw:layer="layout" svg:width="0.53cm" svg:height="0.017cm" svg:x="9.492cm" svg:y="21.761cm" svg:viewBox="0 0 531 18" draw:points="0,18 531,18 531,0 0,0">
          <text:p/>
        </draw:polygon>
        <draw:polygon draw:style-name="gr10" draw:text-style-name="P11" draw:layer="layout" svg:width="0.016cm" svg:height="0.017cm" svg:x="10.022cm" svg:y="21.761cm" svg:viewBox="0 0 17 18" draw:points="0,18 17,18 17,0 0,0">
          <text:p/>
        </draw:polygon>
        <draw:polygon draw:style-name="gr10" draw:text-style-name="P11" draw:layer="layout" svg:width="0.53cm" svg:height="0.017cm" svg:x="10.038cm" svg:y="21.761cm" svg:viewBox="0 0 531 18" draw:points="0,18 531,18 531,0 0,0">
          <text:p/>
        </draw:polygon>
        <draw:polygon draw:style-name="gr10" draw:text-style-name="P11" draw:layer="layout" svg:width="0.017cm" svg:height="0.017cm" svg:x="10.568cm" svg:y="21.761cm" svg:viewBox="0 0 18 18" draw:points="0,18 18,18 18,0 0,0">
          <text:p/>
        </draw:polygon>
        <draw:polygon draw:style-name="gr10" draw:text-style-name="P11" draw:layer="layout" svg:width="0.53cm" svg:height="0.017cm" svg:x="10.585cm" svg:y="21.761cm" svg:viewBox="0 0 531 18" draw:points="0,18 531,18 531,0 0,0">
          <text:p/>
        </draw:polygon>
        <draw:polygon draw:style-name="gr10" draw:text-style-name="P11" draw:layer="layout" svg:width="0.017cm" svg:height="0.017cm" svg:x="11.114cm" svg:y="21.761cm" svg:viewBox="0 0 18 18" draw:points="0,18 18,18 18,0 0,0">
          <text:p/>
        </draw:polygon>
        <draw:polygon draw:style-name="gr10" draw:text-style-name="P11" draw:layer="layout" svg:width="0.017cm" svg:height="0.017cm" svg:x="11.114cm" svg:y="21.761cm" svg:viewBox="0 0 18 18" draw:points="0,18 18,18 18,0 0,0">
          <text:p/>
        </draw:polygon>
        <draw:polygon draw:style-name="gr10" draw:text-style-name="P11" draw:layer="layout" svg:width="0.017cm" svg:height="0.017cm" svg:x="11.656cm" svg:y="21.761cm" svg:viewBox="0 0 18 18" draw:points="0,18 18,18 18,0 0,0">
          <text:p/>
        </draw:polygon>
        <draw:polygon draw:style-name="gr10" draw:text-style-name="P11" draw:layer="layout" svg:width="0.017cm" svg:height="0.017cm" svg:x="11.656cm" svg:y="21.761cm" svg:viewBox="0 0 18 18" draw:points="0,18 18,18 18,0 0,0">
          <text:p/>
        </draw:polygon>
        <draw:polygon draw:style-name="gr10" draw:text-style-name="P11" draw:layer="layout" svg:width="0.529cm" svg:height="0.017cm" svg:x="11.673cm" svg:y="21.761cm" svg:viewBox="0 0 530 18" draw:points="0,18 530,18 530,0 0,0">
          <text:p/>
        </draw:polygon>
        <draw:polygon draw:style-name="gr10" draw:text-style-name="P11" draw:layer="layout" svg:width="0.017cm" svg:height="0.017cm" svg:x="12.202cm" svg:y="21.761cm" svg:viewBox="0 0 18 18" draw:points="0,18 18,18 18,0 0,0">
          <text:p/>
        </draw:polygon>
        <draw:polygon draw:style-name="gr10" draw:text-style-name="P11" draw:layer="layout" svg:width="0.53cm" svg:height="0.017cm" svg:x="12.219cm" svg:y="21.761cm" svg:viewBox="0 0 531 18" draw:points="0,18 531,18 531,0 0,0">
          <text:p/>
        </draw:polygon>
        <draw:polygon draw:style-name="gr10" draw:text-style-name="P11" draw:layer="layout" svg:width="0.016cm" svg:height="0.017cm" svg:x="12.749cm" svg:y="21.761cm" svg:viewBox="0 0 17 18" draw:points="0,18 17,18 17,0 0,0">
          <text:p/>
        </draw:polygon>
        <draw:polygon draw:style-name="gr10" draw:text-style-name="P11" draw:layer="layout" svg:width="0.53cm" svg:height="0.017cm" svg:x="12.765cm" svg:y="21.761cm" svg:viewBox="0 0 531 18" draw:points="0,18 531,18 531,0 0,0">
          <text:p/>
        </draw:polygon>
        <draw:polygon draw:style-name="gr10" draw:text-style-name="P11" draw:layer="layout" svg:width="0.017cm" svg:height="0.017cm" svg:x="13.295cm" svg:y="21.761cm" svg:viewBox="0 0 18 18" draw:points="0,18 18,18 18,0 0,0">
          <text:p/>
        </draw:polygon>
        <draw:polygon draw:style-name="gr10" draw:text-style-name="P11" draw:layer="layout" svg:width="0.525cm" svg:height="0.017cm" svg:x="13.312cm" svg:y="21.761cm" svg:viewBox="0 0 526 18" draw:points="0,18 526,18 526,0 0,0">
          <text:p/>
        </draw:polygon>
        <draw:polygon draw:style-name="gr10" draw:text-style-name="P11" draw:layer="layout" svg:width="0.016cm" svg:height="0.017cm" svg:x="13.837cm" svg:y="21.761cm" svg:viewBox="0 0 17 18" draw:points="0,18 17,18 17,0 0,0">
          <text:p/>
        </draw:polygon>
        <draw:polygon draw:style-name="gr10" draw:text-style-name="P11" draw:layer="layout" svg:width="0.016cm" svg:height="0.017cm" svg:x="13.837cm" svg:y="21.761cm" svg:viewBox="0 0 17 18" draw:points="0,18 17,18 17,0 0,0">
          <text:p/>
        </draw:polygon>
        <draw:polygon draw:style-name="gr10" draw:text-style-name="P11" draw:layer="layout" svg:width="0.017cm" svg:height="0.017cm" svg:x="14.383cm" svg:y="21.761cm" svg:viewBox="0 0 18 18" draw:points="0,18 18,18 18,0 0,0">
          <text:p/>
        </draw:polygon>
        <draw:polygon draw:style-name="gr10" draw:text-style-name="P11" draw:layer="layout" svg:width="0.017cm" svg:height="0.017cm" svg:x="14.383cm" svg:y="21.761cm" svg:viewBox="0 0 18 18" draw:points="0,18 18,18 18,0 0,0">
          <text:p/>
        </draw:polygon>
        <draw:polygon draw:style-name="gr10" draw:text-style-name="P11" draw:layer="layout" svg:width="0.529cm" svg:height="0.017cm" svg:x="14.4cm" svg:y="21.761cm" svg:viewBox="0 0 530 18" draw:points="0,18 530,18 530,0 0,0">
          <text:p/>
        </draw:polygon>
        <draw:polygon draw:style-name="gr10" draw:text-style-name="P11" draw:layer="layout" svg:width="0.017cm" svg:height="0.017cm" svg:x="14.929cm" svg:y="21.761cm" svg:viewBox="0 0 18 18" draw:points="0,18 18,18 18,0 0,0">
          <text:p/>
        </draw:polygon>
        <draw:polygon draw:style-name="gr10" draw:text-style-name="P11" draw:layer="layout" svg:width="0.529cm" svg:height="0.017cm" svg:x="14.946cm" svg:y="21.761cm" svg:viewBox="0 0 530 18" draw:points="0,18 530,18 530,0 0,0">
          <text:p/>
        </draw:polygon>
        <draw:polygon draw:style-name="gr10" draw:text-style-name="P11" draw:layer="layout" svg:width="0.017cm" svg:height="0.017cm" svg:x="15.475cm" svg:y="21.761cm" svg:viewBox="0 0 18 18" draw:points="0,18 18,18 18,0 0,0">
          <text:p/>
        </draw:polygon>
        <draw:polygon draw:style-name="gr10" draw:text-style-name="P11" draw:layer="layout" svg:width="0.526cm" svg:height="0.017cm" svg:x="15.492cm" svg:y="21.761cm" svg:viewBox="0 0 527 18" draw:points="0,18 527,18 527,0 0,0">
          <text:p/>
        </draw:polygon>
        <draw:polygon draw:style-name="gr10" draw:text-style-name="P11" draw:layer="layout" svg:width="0.017cm" svg:height="0.017cm" svg:x="16.018cm" svg:y="21.761cm" svg:viewBox="0 0 18 18" draw:points="0,18 18,18 18,0 0,0">
          <text:p/>
        </draw:polygon>
        <draw:polygon draw:style-name="gr10" draw:text-style-name="P11" draw:layer="layout" svg:width="0.529cm" svg:height="0.017cm" svg:x="16.035cm" svg:y="21.761cm" svg:viewBox="0 0 530 18" draw:points="0,18 530,18 530,0 0,0">
          <text:p/>
        </draw:polygon>
        <draw:polygon draw:style-name="gr10" draw:text-style-name="P11" draw:layer="layout" svg:width="0.017cm" svg:height="0.017cm" svg:x="16.564cm" svg:y="21.761cm" svg:viewBox="0 0 18 18" draw:points="0,18 18,18 18,0 0,0">
          <text:p/>
        </draw:polygon>
        <draw:polygon draw:style-name="gr10" draw:text-style-name="P11" draw:layer="layout" svg:width="0.017cm" svg:height="0.017cm" svg:x="16.564cm" svg:y="21.761cm" svg:viewBox="0 0 18 18" draw:points="0,18 18,18 18,0 0,0">
          <text:p/>
        </draw:polygon>
        <draw:polygon draw:style-name="gr10" draw:text-style-name="P11" draw:layer="layout" svg:width="0.017cm" svg:height="0.017cm" svg:x="17.11cm" svg:y="21.761cm" svg:viewBox="0 0 18 18" draw:points="0,18 18,18 18,0 0,0">
          <text:p/>
        </draw:polygon>
        <draw:polygon draw:style-name="gr10" draw:text-style-name="P11" draw:layer="layout" svg:width="0.017cm" svg:height="0.017cm" svg:x="17.11cm" svg:y="21.761cm" svg:viewBox="0 0 18 18" draw:points="0,18 18,18 18,0 0,0">
          <text:p/>
        </draw:polygon>
        <draw:polygon draw:style-name="gr10" draw:text-style-name="P11" draw:layer="layout" svg:width="0.529cm" svg:height="0.017cm" svg:x="17.127cm" svg:y="21.761cm" svg:viewBox="0 0 530 18" draw:points="0,18 530,18 530,0 0,0">
          <text:p/>
        </draw:polygon>
        <draw:polygon draw:style-name="gr10" draw:text-style-name="P11" draw:layer="layout" svg:width="0.017cm" svg:height="0.017cm" svg:x="17.656cm" svg:y="21.761cm" svg:viewBox="0 0 18 18" draw:points="0,18 18,18 18,0 0,0">
          <text:p/>
        </draw:polygon>
        <draw:polygon draw:style-name="gr10" draw:text-style-name="P11" draw:layer="layout" svg:width="0.525cm" svg:height="0.017cm" svg:x="17.673cm" svg:y="21.761cm" svg:viewBox="0 0 526 18" draw:points="0,18 526,18 526,0 0,0">
          <text:p/>
        </draw:polygon>
        <draw:polygon draw:style-name="gr10" draw:text-style-name="P11" draw:layer="layout" svg:width="0.017cm" svg:height="0.017cm" svg:x="18.198cm" svg:y="21.761cm" svg:viewBox="0 0 18 18" draw:points="0,18 18,18 18,0 0,0">
          <text:p/>
        </draw:polygon>
        <draw:polygon draw:style-name="gr10" draw:text-style-name="P11" draw:layer="layout" svg:width="0.529cm" svg:height="0.017cm" svg:x="18.215cm" svg:y="21.761cm" svg:viewBox="0 0 530 18" draw:points="0,18 530,18 530,0 0,0">
          <text:p/>
        </draw:polygon>
        <draw:polygon draw:style-name="gr10" draw:text-style-name="P11" draw:layer="layout" svg:width="0.017cm" svg:height="0.017cm" svg:x="18.744cm" svg:y="21.761cm" svg:viewBox="0 0 18 18" draw:points="0,18 18,18 18,0 0,0">
          <text:p/>
        </draw:polygon>
        <draw:polygon draw:style-name="gr10" draw:text-style-name="P11" draw:layer="layout" svg:width="0.529cm" svg:height="0.017cm" svg:x="18.761cm" svg:y="21.761cm" svg:viewBox="0 0 530 18" draw:points="0,18 530,18 530,0 0,0">
          <text:p/>
        </draw:polygon>
        <draw:polygon draw:style-name="gr10" draw:text-style-name="P11" draw:layer="layout" svg:width="0.017cm" svg:height="0.017cm" svg:x="19.29cm" svg:y="21.761cm" svg:viewBox="0 0 18 18" draw:points="0,18 18,18 18,0 0,0">
          <text:p/>
        </draw:polygon>
        <draw:polygon draw:style-name="gr10" draw:text-style-name="P11" draw:layer="layout" svg:width="0.017cm" svg:height="0.017cm" svg:x="19.29cm" svg:y="21.761cm" svg:viewBox="0 0 18 18" draw:points="0,18 18,18 18,0 0,0">
          <text:p/>
        </draw:polygon>
        <draw:polygon draw:style-name="gr10" draw:text-style-name="P11" draw:layer="layout" svg:width="0.017cm" svg:height="0.733cm" svg:x="1.849cm" svg:y="21.778cm" svg:viewBox="0 0 18 734" draw:points="0,734 18,734 18,0 0,0">
          <text:p/>
        </draw:polygon>
        <draw:polygon draw:style-name="gr10" draw:text-style-name="P11" draw:layer="layout" svg:width="0.017cm" svg:height="0.017cm" svg:x="1.849cm" svg:y="22.511cm" svg:viewBox="0 0 18 18" draw:points="0,18 18,18 18,0 0,0">
          <text:p/>
        </draw:polygon>
        <draw:polygon draw:style-name="gr10" draw:text-style-name="P11" draw:layer="layout" svg:width="0.017cm" svg:height="0.017cm" svg:x="1.849cm" svg:y="22.511cm" svg:viewBox="0 0 18 18" draw:points="0,18 18,18 18,0 0,0">
          <text:p/>
        </draw:polygon>
        <draw:polygon draw:style-name="gr10" draw:text-style-name="P11" draw:layer="layout" svg:width="0.53cm" svg:height="0.017cm" svg:x="1.866cm" svg:y="22.511cm" svg:viewBox="0 0 531 18" draw:points="0,18 531,18 531,0 0,0">
          <text:p/>
        </draw:polygon>
        <draw:polygon draw:style-name="gr10" draw:text-style-name="P11" draw:layer="layout" svg:width="0.017cm" svg:height="0.733cm" svg:x="2.396cm" svg:y="21.778cm" svg:viewBox="0 0 18 734" draw:points="0,734 18,734 18,0 0,0">
          <text:p/>
        </draw:polygon>
        <draw:polygon draw:style-name="gr10" draw:text-style-name="P11" draw:layer="layout" svg:width="0.017cm" svg:height="0.017cm" svg:x="2.396cm" svg:y="22.511cm" svg:viewBox="0 0 18 18" draw:points="0,18 18,18 18,0 0,0">
          <text:p/>
        </draw:polygon>
        <draw:polygon draw:style-name="gr10" draw:text-style-name="P11" draw:layer="layout" svg:width="0.525cm" svg:height="0.017cm" svg:x="2.413cm" svg:y="22.511cm" svg:viewBox="0 0 526 18" draw:points="0,18 526,18 526,0 0,0">
          <text:p/>
        </draw:polygon>
        <draw:polygon draw:style-name="gr10" draw:text-style-name="P11" draw:layer="layout" svg:width="0.017cm" svg:height="0.733cm" svg:x="2.938cm" svg:y="21.778cm" svg:viewBox="0 0 18 734" draw:points="0,734 18,734 18,0 0,0">
          <text:p/>
        </draw:polygon>
        <draw:polygon draw:style-name="gr10" draw:text-style-name="P11" draw:layer="layout" svg:width="0.017cm" svg:height="0.017cm" svg:x="2.938cm" svg:y="22.511cm" svg:viewBox="0 0 18 18" draw:points="0,18 18,18 18,0 0,0">
          <text:p/>
        </draw:polygon>
        <draw:polygon draw:style-name="gr10" draw:text-style-name="P11" draw:layer="layout" svg:width="0.017cm" svg:height="0.017cm" svg:x="2.938cm" svg:y="22.511cm" svg:viewBox="0 0 18 18" draw:points="0,18 18,18 18,0 0,0">
          <text:p/>
        </draw:polygon>
        <draw:polygon draw:style-name="gr10" draw:text-style-name="P11" draw:layer="layout" svg:width="0.017cm" svg:height="0.733cm" svg:x="3.484cm" svg:y="21.778cm" svg:viewBox="0 0 18 734" draw:points="0,734 18,734 18,0 0,0">
          <text:p/>
        </draw:polygon>
        <draw:polygon draw:style-name="gr10" draw:text-style-name="P11" draw:layer="layout" svg:width="0.017cm" svg:height="0.017cm" svg:x="3.484cm" svg:y="22.511cm" svg:viewBox="0 0 18 18" draw:points="0,18 18,18 18,0 0,0">
          <text:p/>
        </draw:polygon>
        <draw:polygon draw:style-name="gr10" draw:text-style-name="P11" draw:layer="layout" svg:width="0.017cm" svg:height="0.017cm" svg:x="3.484cm" svg:y="22.511cm" svg:viewBox="0 0 18 18" draw:points="0,18 18,18 18,0 0,0">
          <text:p/>
        </draw:polygon>
        <draw:polygon draw:style-name="gr10" draw:text-style-name="P11" draw:layer="layout" svg:width="0.529cm" svg:height="0.017cm" svg:x="3.501cm" svg:y="22.511cm" svg:viewBox="0 0 530 18" draw:points="0,18 530,18 530,0 0,0">
          <text:p/>
        </draw:polygon>
        <draw:polygon draw:style-name="gr10" draw:text-style-name="P11" draw:layer="layout" svg:width="0.017cm" svg:height="0.733cm" svg:x="4.03cm" svg:y="21.778cm" svg:viewBox="0 0 18 734" draw:points="0,734 18,734 18,0 0,0">
          <text:p/>
        </draw:polygon>
        <draw:polygon draw:style-name="gr10" draw:text-style-name="P11" draw:layer="layout" svg:width="0.017cm" svg:height="0.017cm" svg:x="4.03cm" svg:y="22.511cm" svg:viewBox="0 0 18 18" draw:points="0,18 18,18 18,0 0,0">
          <text:p/>
        </draw:polygon>
        <draw:polygon draw:style-name="gr10" draw:text-style-name="P11" draw:layer="layout" svg:width="0.529cm" svg:height="0.017cm" svg:x="4.047cm" svg:y="22.511cm" svg:viewBox="0 0 530 18" draw:points="0,18 530,18 530,0 0,0">
          <text:p/>
        </draw:polygon>
        <draw:polygon draw:style-name="gr10" draw:text-style-name="P11" draw:layer="layout" svg:width="0.017cm" svg:height="0.733cm" svg:x="4.576cm" svg:y="21.778cm" svg:viewBox="0 0 18 734" draw:points="0,734 18,734 18,0 0,0">
          <text:p/>
        </draw:polygon>
        <draw:polygon draw:style-name="gr10" draw:text-style-name="P11" draw:layer="layout" svg:width="0.017cm" svg:height="0.017cm" svg:x="4.576cm" svg:y="22.511cm" svg:viewBox="0 0 18 18" draw:points="0,18 18,18 18,0 0,0">
          <text:p/>
        </draw:polygon>
        <draw:polygon draw:style-name="gr10" draw:text-style-name="P11" draw:layer="layout" svg:width="0.525cm" svg:height="0.017cm" svg:x="4.593cm" svg:y="22.511cm" svg:viewBox="0 0 526 18" draw:points="0,18 526,18 526,0 0,0">
          <text:p/>
        </draw:polygon>
        <draw:polygon draw:style-name="gr10" draw:text-style-name="P11" draw:layer="layout" svg:width="0.017cm" svg:height="0.733cm" svg:x="5.118cm" svg:y="21.778cm" svg:viewBox="0 0 18 734" draw:points="0,734 18,734 18,0 0,0">
          <text:p/>
        </draw:polygon>
        <draw:polygon draw:style-name="gr10" draw:text-style-name="P11" draw:layer="layout" svg:width="0.017cm" svg:height="0.017cm" svg:x="5.118cm" svg:y="22.511cm" svg:viewBox="0 0 18 18" draw:points="0,18 18,18 18,0 0,0">
          <text:p/>
        </draw:polygon>
        <draw:polygon draw:style-name="gr10" draw:text-style-name="P11" draw:layer="layout" svg:width="0.525cm" svg:height="0.017cm" svg:x="5.135cm" svg:y="22.511cm" svg:viewBox="0 0 526 18" draw:points="0,18 526,18 526,0 0,0">
          <text:p/>
        </draw:polygon>
        <draw:polygon draw:style-name="gr10" draw:text-style-name="P11" draw:layer="layout" svg:width="0.017cm" svg:height="0.733cm" svg:x="5.66cm" svg:y="21.778cm" svg:viewBox="0 0 18 734" draw:points="0,734 18,734 18,0 0,0">
          <text:p/>
        </draw:polygon>
        <draw:polygon draw:style-name="gr10" draw:text-style-name="P11" draw:layer="layout" svg:width="0.017cm" svg:height="0.017cm" svg:x="5.66cm" svg:y="22.511cm" svg:viewBox="0 0 18 18" draw:points="0,18 18,18 18,0 0,0">
          <text:p/>
        </draw:polygon>
        <draw:polygon draw:style-name="gr10" draw:text-style-name="P11" draw:layer="layout" svg:width="0.017cm" svg:height="0.017cm" svg:x="5.66cm" svg:y="22.511cm" svg:viewBox="0 0 18 18" draw:points="0,18 18,18 18,0 0,0">
          <text:p/>
        </draw:polygon>
        <draw:polygon draw:style-name="gr10" draw:text-style-name="P11" draw:layer="layout" svg:width="0.017cm" svg:height="0.733cm" svg:x="6.206cm" svg:y="21.778cm" svg:viewBox="0 0 18 734" draw:points="0,734 18,734 18,0 0,0">
          <text:p/>
        </draw:polygon>
        <draw:polygon draw:style-name="gr10" draw:text-style-name="P11" draw:layer="layout" svg:width="0.017cm" svg:height="0.017cm" svg:x="6.206cm" svg:y="22.511cm" svg:viewBox="0 0 18 18" draw:points="0,18 18,18 18,0 0,0">
          <text:p/>
        </draw:polygon>
        <draw:polygon draw:style-name="gr10" draw:text-style-name="P11" draw:layer="layout" svg:width="0.017cm" svg:height="0.017cm" svg:x="6.206cm" svg:y="22.511cm" svg:viewBox="0 0 18 18" draw:points="0,18 18,18 18,0 0,0">
          <text:p/>
        </draw:polygon>
        <draw:polygon draw:style-name="gr10" draw:text-style-name="P11" draw:layer="layout" svg:width="0.53cm" svg:height="0.017cm" svg:x="6.223cm" svg:y="22.511cm" svg:viewBox="0 0 531 18" draw:points="0,18 531,18 531,0 0,0">
          <text:p/>
        </draw:polygon>
        <draw:polygon draw:style-name="gr10" draw:text-style-name="P11" draw:layer="layout" svg:width="0.017cm" svg:height="0.733cm" svg:x="6.753cm" svg:y="21.778cm" svg:viewBox="0 0 18 734" draw:points="0,734 18,734 18,0 0,0">
          <text:p/>
        </draw:polygon>
        <draw:polygon draw:style-name="gr10" draw:text-style-name="P11" draw:layer="layout" svg:width="0.017cm" svg:height="0.017cm" svg:x="6.753cm" svg:y="22.511cm" svg:viewBox="0 0 18 18" draw:points="0,18 18,18 18,0 0,0">
          <text:p/>
        </draw:polygon>
        <draw:polygon draw:style-name="gr10" draw:text-style-name="P11" draw:layer="layout" svg:width="0.525cm" svg:height="0.017cm" svg:x="6.77cm" svg:y="22.511cm" svg:viewBox="0 0 526 18" draw:points="0,18 526,18 526,0 0,0">
          <text:p/>
        </draw:polygon>
        <draw:polygon draw:style-name="gr10" draw:text-style-name="P11" draw:layer="layout" svg:width="0.017cm" svg:height="0.733cm" svg:x="7.295cm" svg:y="21.778cm" svg:viewBox="0 0 18 734" draw:points="0,734 18,734 18,0 0,0">
          <text:p/>
        </draw:polygon>
        <draw:polygon draw:style-name="gr10" draw:text-style-name="P11" draw:layer="layout" svg:width="0.017cm" svg:height="0.017cm" svg:x="7.295cm" svg:y="22.511cm" svg:viewBox="0 0 18 18" draw:points="0,18 18,18 18,0 0,0">
          <text:p/>
        </draw:polygon>
        <draw:polygon draw:style-name="gr10" draw:text-style-name="P11" draw:layer="layout" svg:width="0.529cm" svg:height="0.017cm" svg:x="7.312cm" svg:y="22.511cm" svg:viewBox="0 0 530 18" draw:points="0,18 530,18 530,0 0,0">
          <text:p/>
        </draw:polygon>
        <draw:polygon draw:style-name="gr10" draw:text-style-name="P11" draw:layer="layout" svg:width="0.017cm" svg:height="0.733cm" svg:x="7.841cm" svg:y="21.778cm" svg:viewBox="0 0 18 734" draw:points="0,734 18,734 18,0 0,0">
          <text:p/>
        </draw:polygon>
        <draw:polygon draw:style-name="gr10" draw:text-style-name="P11" draw:layer="layout" svg:width="0.017cm" svg:height="0.017cm" svg:x="7.841cm" svg:y="22.511cm" svg:viewBox="0 0 18 18" draw:points="0,18 18,18 18,0 0,0">
          <text:p/>
        </draw:polygon>
        <draw:polygon draw:style-name="gr10" draw:text-style-name="P11" draw:layer="layout" svg:width="0.529cm" svg:height="0.017cm" svg:x="7.858cm" svg:y="22.511cm" svg:viewBox="0 0 530 18" draw:points="0,18 530,18 530,0 0,0">
          <text:p/>
        </draw:polygon>
        <draw:polygon draw:style-name="gr10" draw:text-style-name="P11" draw:layer="layout" svg:width="0.017cm" svg:height="0.733cm" svg:x="8.387cm" svg:y="21.778cm" svg:viewBox="0 0 18 734" draw:points="0,734 18,734 18,0 0,0">
          <text:p/>
        </draw:polygon>
        <draw:polygon draw:style-name="gr10" draw:text-style-name="P11" draw:layer="layout" svg:width="0.017cm" svg:height="0.017cm" svg:x="8.387cm" svg:y="22.511cm" svg:viewBox="0 0 18 18" draw:points="0,18 18,18 18,0 0,0">
          <text:p/>
        </draw:polygon>
        <draw:polygon draw:style-name="gr10" draw:text-style-name="P11" draw:layer="layout" svg:width="0.017cm" svg:height="0.017cm" svg:x="8.387cm" svg:y="22.511cm" svg:viewBox="0 0 18 18" draw:points="0,18 18,18 18,0 0,0">
          <text:p/>
        </draw:polygon>
        <draw:polygon draw:style-name="gr10" draw:text-style-name="P11" draw:layer="layout" svg:width="0.017cm" svg:height="0.733cm" svg:x="8.934cm" svg:y="21.778cm" svg:viewBox="0 0 18 734" draw:points="0,734 18,734 18,0 0,0">
          <text:p/>
        </draw:polygon>
        <draw:polygon draw:style-name="gr10" draw:text-style-name="P11" draw:layer="layout" svg:width="0.017cm" svg:height="0.017cm" svg:x="8.934cm" svg:y="22.511cm" svg:viewBox="0 0 18 18" draw:points="0,18 18,18 18,0 0,0">
          <text:p/>
        </draw:polygon>
        <draw:polygon draw:style-name="gr10" draw:text-style-name="P11" draw:layer="layout" svg:width="0.017cm" svg:height="0.017cm" svg:x="8.934cm" svg:y="22.511cm" svg:viewBox="0 0 18 18" draw:points="0,18 18,18 18,0 0,0">
          <text:p/>
        </draw:polygon>
        <draw:polygon draw:style-name="gr10" draw:text-style-name="P11" draw:layer="layout" svg:width="0.524cm" svg:height="0.017cm" svg:x="8.951cm" svg:y="22.511cm" svg:viewBox="0 0 525 18" draw:points="0,18 525,18 525,0 0,0">
          <text:p/>
        </draw:polygon>
        <draw:polygon draw:style-name="gr10" draw:text-style-name="P11" draw:layer="layout" svg:width="0.017cm" svg:height="0.733cm" svg:x="9.475cm" svg:y="21.778cm" svg:viewBox="0 0 18 734" draw:points="0,734 18,734 18,0 0,0">
          <text:p/>
        </draw:polygon>
        <draw:polygon draw:style-name="gr10" draw:text-style-name="P11" draw:layer="layout" svg:width="0.017cm" svg:height="0.017cm" svg:x="9.475cm" svg:y="22.511cm" svg:viewBox="0 0 18 18" draw:points="0,18 18,18 18,0 0,0">
          <text:p/>
        </draw:polygon>
        <draw:polygon draw:style-name="gr10" draw:text-style-name="P11" draw:layer="layout" svg:width="0.53cm" svg:height="0.017cm" svg:x="9.492cm" svg:y="22.511cm" svg:viewBox="0 0 531 18" draw:points="0,18 531,18 531,0 0,0">
          <text:p/>
        </draw:polygon>
        <draw:polygon draw:style-name="gr10" draw:text-style-name="P11" draw:layer="layout" svg:width="0.016cm" svg:height="0.733cm" svg:x="10.022cm" svg:y="21.778cm" svg:viewBox="0 0 17 734" draw:points="0,734 17,734 17,0 0,0">
          <text:p/>
        </draw:polygon>
        <draw:polygon draw:style-name="gr10" draw:text-style-name="P11" draw:layer="layout" svg:width="0.016cm" svg:height="0.017cm" svg:x="10.022cm" svg:y="22.511cm" svg:viewBox="0 0 17 18" draw:points="0,18 17,18 17,0 0,0">
          <text:p/>
        </draw:polygon>
        <draw:polygon draw:style-name="gr10" draw:text-style-name="P11" draw:layer="layout" svg:width="0.53cm" svg:height="0.017cm" svg:x="10.038cm" svg:y="22.511cm" svg:viewBox="0 0 531 18" draw:points="0,18 531,18 531,0 0,0">
          <text:p/>
        </draw:polygon>
        <draw:polygon draw:style-name="gr10" draw:text-style-name="P11" draw:layer="layout" svg:width="0.017cm" svg:height="0.733cm" svg:x="10.568cm" svg:y="21.778cm" svg:viewBox="0 0 18 734" draw:points="0,734 18,734 18,0 0,0">
          <text:p/>
        </draw:polygon>
        <draw:polygon draw:style-name="gr10" draw:text-style-name="P11" draw:layer="layout" svg:width="0.017cm" svg:height="0.017cm" svg:x="10.568cm" svg:y="22.511cm" svg:viewBox="0 0 18 18" draw:points="0,18 18,18 18,0 0,0">
          <text:p/>
        </draw:polygon>
        <draw:polygon draw:style-name="gr10" draw:text-style-name="P11" draw:layer="layout" svg:width="0.53cm" svg:height="0.017cm" svg:x="10.585cm" svg:y="22.511cm" svg:viewBox="0 0 531 18" draw:points="0,18 531,18 531,0 0,0">
          <text:p/>
        </draw:polygon>
        <draw:polygon draw:style-name="gr10" draw:text-style-name="P11" draw:layer="layout" svg:width="0.017cm" svg:height="0.733cm" svg:x="11.114cm" svg:y="21.778cm" svg:viewBox="0 0 18 734" draw:points="0,734 18,734 18,0 0,0">
          <text:p/>
        </draw:polygon>
        <draw:polygon draw:style-name="gr10" draw:text-style-name="P11" draw:layer="layout" svg:width="0.017cm" svg:height="0.017cm" svg:x="11.114cm" svg:y="22.511cm" svg:viewBox="0 0 18 18" draw:points="0,18 18,18 18,0 0,0">
          <text:p/>
        </draw:polygon>
        <draw:polygon draw:style-name="gr10" draw:text-style-name="P11" draw:layer="layout" svg:width="0.017cm" svg:height="0.017cm" svg:x="11.114cm" svg:y="22.511cm" svg:viewBox="0 0 18 18" draw:points="0,18 18,18 18,0 0,0">
          <text:p/>
        </draw:polygon>
        <draw:polygon draw:style-name="gr10" draw:text-style-name="P11" draw:layer="layout" svg:width="0.017cm" svg:height="0.733cm" svg:x="11.656cm" svg:y="21.778cm" svg:viewBox="0 0 18 734" draw:points="0,734 18,734 18,0 0,0">
          <text:p/>
        </draw:polygon>
        <draw:polygon draw:style-name="gr10" draw:text-style-name="P11" draw:layer="layout" svg:width="0.017cm" svg:height="0.017cm" svg:x="11.656cm" svg:y="22.511cm" svg:viewBox="0 0 18 18" draw:points="0,18 18,18 18,0 0,0">
          <text:p/>
        </draw:polygon>
        <draw:polygon draw:style-name="gr10" draw:text-style-name="P11" draw:layer="layout" svg:width="0.017cm" svg:height="0.017cm" svg:x="11.656cm" svg:y="22.511cm" svg:viewBox="0 0 18 18" draw:points="0,18 18,18 18,0 0,0">
          <text:p/>
        </draw:polygon>
        <draw:polygon draw:style-name="gr10" draw:text-style-name="P11" draw:layer="layout" svg:width="0.529cm" svg:height="0.017cm" svg:x="11.673cm" svg:y="22.511cm" svg:viewBox="0 0 530 18" draw:points="0,18 530,18 530,0 0,0">
          <text:p/>
        </draw:polygon>
        <draw:polygon draw:style-name="gr10" draw:text-style-name="P11" draw:layer="layout" svg:width="0.017cm" svg:height="0.733cm" svg:x="12.202cm" svg:y="21.778cm" svg:viewBox="0 0 18 734" draw:points="0,734 18,734 18,0 0,0">
          <text:p/>
        </draw:polygon>
        <draw:polygon draw:style-name="gr10" draw:text-style-name="P11" draw:layer="layout" svg:width="0.017cm" svg:height="0.017cm" svg:x="12.202cm" svg:y="22.511cm" svg:viewBox="0 0 18 18" draw:points="0,18 18,18 18,0 0,0">
          <text:p/>
        </draw:polygon>
        <draw:polygon draw:style-name="gr10" draw:text-style-name="P11" draw:layer="layout" svg:width="0.53cm" svg:height="0.017cm" svg:x="12.219cm" svg:y="22.511cm" svg:viewBox="0 0 531 18" draw:points="0,18 531,18 531,0 0,0">
          <text:p/>
        </draw:polygon>
        <draw:polygon draw:style-name="gr10" draw:text-style-name="P11" draw:layer="layout" svg:width="0.016cm" svg:height="0.733cm" svg:x="12.749cm" svg:y="21.778cm" svg:viewBox="0 0 17 734" draw:points="0,734 17,734 17,0 0,0">
          <text:p/>
        </draw:polygon>
        <draw:polygon draw:style-name="gr10" draw:text-style-name="P11" draw:layer="layout" svg:width="0.016cm" svg:height="0.017cm" svg:x="12.749cm" svg:y="22.511cm" svg:viewBox="0 0 17 18" draw:points="0,18 17,18 17,0 0,0">
          <text:p/>
        </draw:polygon>
        <draw:polygon draw:style-name="gr10" draw:text-style-name="P11" draw:layer="layout" svg:width="0.53cm" svg:height="0.017cm" svg:x="12.765cm" svg:y="22.511cm" svg:viewBox="0 0 531 18" draw:points="0,18 531,18 531,0 0,0">
          <text:p/>
        </draw:polygon>
        <draw:polygon draw:style-name="gr10" draw:text-style-name="P11" draw:layer="layout" svg:width="0.017cm" svg:height="0.733cm" svg:x="13.295cm" svg:y="21.778cm" svg:viewBox="0 0 18 734" draw:points="0,734 18,734 18,0 0,0">
          <text:p/>
        </draw:polygon>
        <draw:polygon draw:style-name="gr10" draw:text-style-name="P11" draw:layer="layout" svg:width="0.017cm" svg:height="0.017cm" svg:x="13.295cm" svg:y="22.511cm" svg:viewBox="0 0 18 18" draw:points="0,18 18,18 18,0 0,0">
          <text:p/>
        </draw:polygon>
        <draw:polygon draw:style-name="gr10" draw:text-style-name="P11" draw:layer="layout" svg:width="0.525cm" svg:height="0.017cm" svg:x="13.312cm" svg:y="22.511cm" svg:viewBox="0 0 526 18" draw:points="0,18 526,18 526,0 0,0">
          <text:p/>
        </draw:polygon>
        <draw:polygon draw:style-name="gr10" draw:text-style-name="P11" draw:layer="layout" svg:width="0.016cm" svg:height="0.733cm" svg:x="13.837cm" svg:y="21.778cm" svg:viewBox="0 0 17 734" draw:points="0,734 17,734 17,0 0,0">
          <text:p/>
        </draw:polygon>
        <draw:polygon draw:style-name="gr10" draw:text-style-name="P11" draw:layer="layout" svg:width="0.016cm" svg:height="0.017cm" svg:x="13.837cm" svg:y="22.511cm" svg:viewBox="0 0 17 18" draw:points="0,18 17,18 17,0 0,0">
          <text:p/>
        </draw:polygon>
        <draw:polygon draw:style-name="gr10" draw:text-style-name="P11" draw:layer="layout" svg:width="0.016cm" svg:height="0.017cm" svg:x="13.837cm" svg:y="22.511cm" svg:viewBox="0 0 17 18" draw:points="0,18 17,18 17,0 0,0">
          <text:p/>
        </draw:polygon>
        <draw:polygon draw:style-name="gr10" draw:text-style-name="P11" draw:layer="layout" svg:width="0.017cm" svg:height="0.733cm" svg:x="14.383cm" svg:y="21.778cm" svg:viewBox="0 0 18 734" draw:points="0,734 18,734 18,0 0,0">
          <text:p/>
        </draw:polygon>
        <draw:polygon draw:style-name="gr10" draw:text-style-name="P11" draw:layer="layout" svg:width="0.017cm" svg:height="0.017cm" svg:x="14.383cm" svg:y="22.511cm" svg:viewBox="0 0 18 18" draw:points="0,18 18,18 18,0 0,0">
          <text:p/>
        </draw:polygon>
        <draw:polygon draw:style-name="gr10" draw:text-style-name="P11" draw:layer="layout" svg:width="0.017cm" svg:height="0.017cm" svg:x="14.383cm" svg:y="22.511cm" svg:viewBox="0 0 18 18" draw:points="0,18 18,18 18,0 0,0">
          <text:p/>
        </draw:polygon>
        <draw:polygon draw:style-name="gr10" draw:text-style-name="P11" draw:layer="layout" svg:width="0.529cm" svg:height="0.017cm" svg:x="14.4cm" svg:y="22.511cm" svg:viewBox="0 0 530 18" draw:points="0,18 530,18 530,0 0,0">
          <text:p/>
        </draw:polygon>
        <draw:polygon draw:style-name="gr10" draw:text-style-name="P11" draw:layer="layout" svg:width="0.017cm" svg:height="0.733cm" svg:x="14.929cm" svg:y="21.778cm" svg:viewBox="0 0 18 734" draw:points="0,734 18,734 18,0 0,0">
          <text:p/>
        </draw:polygon>
        <draw:polygon draw:style-name="gr10" draw:text-style-name="P11" draw:layer="layout" svg:width="0.017cm" svg:height="0.017cm" svg:x="14.929cm" svg:y="22.511cm" svg:viewBox="0 0 18 18" draw:points="0,18 18,18 18,0 0,0">
          <text:p/>
        </draw:polygon>
        <draw:polygon draw:style-name="gr10" draw:text-style-name="P11" draw:layer="layout" svg:width="0.529cm" svg:height="0.017cm" svg:x="14.946cm" svg:y="22.511cm" svg:viewBox="0 0 530 18" draw:points="0,18 530,18 530,0 0,0">
          <text:p/>
        </draw:polygon>
        <draw:polygon draw:style-name="gr10" draw:text-style-name="P11" draw:layer="layout" svg:width="0.017cm" svg:height="0.733cm" svg:x="15.475cm" svg:y="21.778cm" svg:viewBox="0 0 18 734" draw:points="0,734 18,734 18,0 0,0">
          <text:p/>
        </draw:polygon>
        <draw:polygon draw:style-name="gr10" draw:text-style-name="P11" draw:layer="layout" svg:width="0.017cm" svg:height="0.017cm" svg:x="15.475cm" svg:y="22.511cm" svg:viewBox="0 0 18 18" draw:points="0,18 18,18 18,0 0,0">
          <text:p/>
        </draw:polygon>
        <draw:polygon draw:style-name="gr10" draw:text-style-name="P11" draw:layer="layout" svg:width="0.526cm" svg:height="0.017cm" svg:x="15.492cm" svg:y="22.511cm" svg:viewBox="0 0 527 18" draw:points="0,18 527,18 527,0 0,0">
          <text:p/>
        </draw:polygon>
        <draw:polygon draw:style-name="gr10" draw:text-style-name="P11" draw:layer="layout" svg:width="0.017cm" svg:height="0.733cm" svg:x="16.018cm" svg:y="21.778cm" svg:viewBox="0 0 18 734" draw:points="0,734 18,734 18,0 0,0">
          <text:p/>
        </draw:polygon>
        <draw:polygon draw:style-name="gr10" draw:text-style-name="P11" draw:layer="layout" svg:width="0.017cm" svg:height="0.017cm" svg:x="16.018cm" svg:y="22.511cm" svg:viewBox="0 0 18 18" draw:points="0,18 18,18 18,0 0,0">
          <text:p/>
        </draw:polygon>
        <draw:polygon draw:style-name="gr10" draw:text-style-name="P11" draw:layer="layout" svg:width="0.529cm" svg:height="0.017cm" svg:x="16.035cm" svg:y="22.511cm" svg:viewBox="0 0 530 18" draw:points="0,18 530,18 530,0 0,0">
          <text:p/>
        </draw:polygon>
        <draw:polygon draw:style-name="gr10" draw:text-style-name="P11" draw:layer="layout" svg:width="0.017cm" svg:height="0.733cm" svg:x="16.564cm" svg:y="21.778cm" svg:viewBox="0 0 18 734" draw:points="0,734 18,734 18,0 0,0">
          <text:p/>
        </draw:polygon>
        <draw:polygon draw:style-name="gr10" draw:text-style-name="P11" draw:layer="layout" svg:width="0.017cm" svg:height="0.017cm" svg:x="16.564cm" svg:y="22.511cm" svg:viewBox="0 0 18 18" draw:points="0,18 18,18 18,0 0,0">
          <text:p/>
        </draw:polygon>
        <draw:polygon draw:style-name="gr10" draw:text-style-name="P11" draw:layer="layout" svg:width="0.017cm" svg:height="0.017cm" svg:x="16.564cm" svg:y="22.511cm" svg:viewBox="0 0 18 18" draw:points="0,18 18,18 18,0 0,0">
          <text:p/>
        </draw:polygon>
        <draw:polygon draw:style-name="gr10" draw:text-style-name="P11" draw:layer="layout" svg:width="0.017cm" svg:height="0.733cm" svg:x="17.11cm" svg:y="21.778cm" svg:viewBox="0 0 18 734" draw:points="0,734 18,734 18,0 0,0">
          <text:p/>
        </draw:polygon>
        <draw:polygon draw:style-name="gr10" draw:text-style-name="P11" draw:layer="layout" svg:width="0.017cm" svg:height="0.017cm" svg:x="17.11cm" svg:y="22.511cm" svg:viewBox="0 0 18 18" draw:points="0,18 18,18 18,0 0,0">
          <text:p/>
        </draw:polygon>
        <draw:polygon draw:style-name="gr10" draw:text-style-name="P11" draw:layer="layout" svg:width="0.017cm" svg:height="0.017cm" svg:x="17.11cm" svg:y="22.511cm" svg:viewBox="0 0 18 18" draw:points="0,18 18,18 18,0 0,0">
          <text:p/>
        </draw:polygon>
        <draw:polygon draw:style-name="gr10" draw:text-style-name="P11" draw:layer="layout" svg:width="0.529cm" svg:height="0.017cm" svg:x="17.127cm" svg:y="22.511cm" svg:viewBox="0 0 530 18" draw:points="0,18 530,18 530,0 0,0">
          <text:p/>
        </draw:polygon>
        <draw:polygon draw:style-name="gr10" draw:text-style-name="P11" draw:layer="layout" svg:width="0.017cm" svg:height="0.733cm" svg:x="17.656cm" svg:y="21.778cm" svg:viewBox="0 0 18 734" draw:points="0,734 18,734 18,0 0,0">
          <text:p/>
        </draw:polygon>
        <draw:polygon draw:style-name="gr10" draw:text-style-name="P11" draw:layer="layout" svg:width="0.017cm" svg:height="0.017cm" svg:x="17.656cm" svg:y="22.511cm" svg:viewBox="0 0 18 18" draw:points="0,18 18,18 18,0 0,0">
          <text:p/>
        </draw:polygon>
        <draw:polygon draw:style-name="gr10" draw:text-style-name="P11" draw:layer="layout" svg:width="0.525cm" svg:height="0.017cm" svg:x="17.673cm" svg:y="22.511cm" svg:viewBox="0 0 526 18" draw:points="0,18 526,18 526,0 0,0">
          <text:p/>
        </draw:polygon>
        <draw:polygon draw:style-name="gr10" draw:text-style-name="P11" draw:layer="layout" svg:width="0.017cm" svg:height="0.733cm" svg:x="18.198cm" svg:y="21.778cm" svg:viewBox="0 0 18 734" draw:points="0,734 18,734 18,0 0,0">
          <text:p/>
        </draw:polygon>
        <draw:polygon draw:style-name="gr10" draw:text-style-name="P11" draw:layer="layout" svg:width="0.017cm" svg:height="0.017cm" svg:x="18.198cm" svg:y="22.511cm" svg:viewBox="0 0 18 18" draw:points="0,18 18,18 18,0 0,0">
          <text:p/>
        </draw:polygon>
        <draw:polygon draw:style-name="gr10" draw:text-style-name="P11" draw:layer="layout" svg:width="0.529cm" svg:height="0.017cm" svg:x="18.215cm" svg:y="22.511cm" svg:viewBox="0 0 530 18" draw:points="0,18 530,18 530,0 0,0">
          <text:p/>
        </draw:polygon>
        <draw:polygon draw:style-name="gr10" draw:text-style-name="P11" draw:layer="layout" svg:width="0.017cm" svg:height="0.733cm" svg:x="18.744cm" svg:y="21.778cm" svg:viewBox="0 0 18 734" draw:points="0,734 18,734 18,0 0,0">
          <text:p/>
        </draw:polygon>
        <draw:polygon draw:style-name="gr10" draw:text-style-name="P11" draw:layer="layout" svg:width="0.017cm" svg:height="0.017cm" svg:x="18.744cm" svg:y="22.511cm" svg:viewBox="0 0 18 18" draw:points="0,18 18,18 18,0 0,0">
          <text:p/>
        </draw:polygon>
        <draw:polygon draw:style-name="gr10" draw:text-style-name="P11" draw:layer="layout" svg:width="0.529cm" svg:height="0.017cm" svg:x="18.761cm" svg:y="22.511cm" svg:viewBox="0 0 530 18" draw:points="0,18 530,18 530,0 0,0">
          <text:p/>
        </draw:polygon>
        <draw:polygon draw:style-name="gr10" draw:text-style-name="P11" draw:layer="layout" svg:width="0.017cm" svg:height="0.733cm" svg:x="19.29cm" svg:y="21.778cm" svg:viewBox="0 0 18 734" draw:points="0,734 18,734 18,0 0,0">
          <text:p/>
        </draw:polygon>
        <draw:polygon draw:style-name="gr10" draw:text-style-name="P11" draw:layer="layout" svg:width="0.017cm" svg:height="0.017cm" svg:x="19.29cm" svg:y="22.511cm" svg:viewBox="0 0 18 18" draw:points="0,18 18,18 18,0 0,0">
          <text:p/>
        </draw:polygon>
        <draw:polygon draw:style-name="gr10" draw:text-style-name="P11" draw:layer="layout" svg:width="0.017cm" svg:height="0.017cm" svg:x="19.29cm" svg:y="22.511cm" svg:viewBox="0 0 18 18" draw:points="0,18 18,18 18,0 0,0">
          <text:p/>
        </draw:polygon>
        <draw:frame draw:style-name="gr2" draw:text-style-name="P3" draw:layer="layout" svg:width="0.317cm" svg:height="0.353cm" svg:x="18.943cm" svg:y="21.79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3.435cm" svg:height="0.353cm" svg:x="2.002cm" svg:y="22.541cm">
          <draw:text-box>
            <text:p text:style-name="P1"><text:span text:style-name="T22">(numer konta bankowego) </text:span></text:p>
          </draw:text-box>
        </draw:frame>
        <draw:frame draw:style-name="gr2" draw:text-style-name="P3" draw:layer="layout" svg:width="0.317cm" svg:height="0.353cm" svg:x="2.002cm" svg:y="22.907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1.725cm" svg:height="0.39cm" svg:x="2.035cm" svg:y="23.287cm">
          <draw:text-box>
            <text:p text:style-name="P1"><text:span text:style-name="T3">Bank: PKO </text:span></text:p>
          </draw:text-box>
        </draw:frame>
        <draw:frame draw:style-name="gr9" draw:text-style-name="P10" draw:layer="layout" svg:width="0.139cm" svg:height="0.154cm" svg:x="19.506cm" svg:y="23.67cm">
          <draw:text-box>
            <text:p text:style-name="P1"><text:span text:style-name="T17"><text:s/></text:span></text:p>
          </draw:text-box>
        </draw:frame>
        <draw:frame draw:style-name="gr9" draw:text-style-name="P10" draw:layer="layout" svg:width="0.139cm" svg:height="0.154cm" svg:x="19.506cm" svg:y="23.831cm">
          <draw:text-box>
            <text:p text:style-name="P1"><text:span text:style-name="T17"><text:s/></text:span></text:p>
          </draw:text-box>
        </draw:frame>
        <draw:frame draw:style-name="gr9" draw:text-style-name="P10" draw:layer="layout" svg:width="0.139cm" svg:height="0.154cm" svg:x="19.506cm" svg:y="23.996cm">
          <draw:text-box>
            <text:p text:style-name="P1"><text:span text:style-name="T17"><text:s/></text:span></text:p>
          </draw:text-box>
        </draw:frame>
        <draw:frame draw:style-name="gr9" draw:text-style-name="P10" draw:layer="layout" svg:width="0.139cm" svg:height="0.154cm" svg:x="19.506cm" svg:y="24.157cm">
          <draw:text-box>
            <text:p text:style-name="P1"><text:span text:style-name="T17"><text:s/></text:span></text:p>
          </draw:text-box>
        </draw:frame>
        <draw:frame draw:style-name="gr2" draw:text-style-name="P3" draw:layer="layout" svg:width="6.102cm" svg:height="0.353cm" svg:x="13.549cm" svg:y="24.325cm">
          <draw:text-box>
            <text:p text:style-name="P1"><text:span text:style-name="T2">.…….…............................................................. </text:span></text:p>
          </draw:text-box>
        </draw:frame>
        <draw:frame draw:style-name="gr12" draw:text-style-name="P13" draw:layer="layout" svg:width="6.115cm" svg:height="0.255cm" svg:x="13.007cm" svg:y="24.683cm">
          <draw:text-box>
            <text:p text:style-name="P1"><text:span text:style-name="T23"><text:s text:c="26"/></text:span><text:span text:style-name="T23">(podpis studenta ubiegającego się o świadczenie) </text:span></text:p>
          </draw:text-box>
        </draw:frame>
        <draw:polygon draw:style-name="gr13" draw:text-style-name="P14" draw:layer="layout" svg:width="17.987cm" svg:height="2.947cm" svg:x="1.511cm" svg:y="25.263cm" svg:viewBox="0 0 17988 2948" draw:points="0,2948 17988,2948 17988,0 0,0">
          <text:p/>
        </draw:polygon>
        <draw:polygon draw:style-name="gr13" draw:text-style-name="P14" draw:layer="layout" svg:width="17.622cm" svg:height="0.47cm" svg:x="1.693cm" svg:y="25.263cm" svg:viewBox="0 0 17623 471" draw:points="0,471 17623,471 17623,0 0,0">
          <text:p/>
        </draw:polygon>
        <draw:frame draw:style-name="gr9" draw:text-style-name="P10" draw:layer="layout" svg:width="0.139cm" svg:height="0.154cm" svg:x="10.881cm" svg:y="25.093cm">
          <draw:text-box>
            <text:p text:style-name="P1"><text:span text:style-name="T24"><text:s/></text:span></text:p>
          </draw:text-box>
        </draw:frame>
        <draw:polygon draw:style-name="gr10" draw:text-style-name="P11" draw:layer="layout" svg:width="3.387cm" svg:height="0.03cm" svg:x="1.693cm" svg:y="25.699cm" svg:viewBox="0 0 3388 31" draw:points="0,31 3388,31 3388,0 0,0">
          <text:p/>
        </draw:polygon>
        <draw:polygon draw:style-name="gr13" draw:text-style-name="P14" draw:layer="layout" svg:width="17.622cm" svg:height="0.165cm" svg:x="1.693cm" svg:y="25.733cm" svg:viewBox="0 0 17623 166" draw:points="0,166 17623,166 17623,0 0,0">
          <text:p/>
        </draw:polygon>
        <draw:frame draw:style-name="gr2" draw:text-style-name="P3" draw:layer="layout" svg:width="3.486cm" svg:height="0.353cm" svg:x="1.693cm" svg:y="25.383cm">
          <draw:text-box>
            <text:p text:style-name="P1"><text:span text:style-name="T25">Wypełnia pracownik BOS </text:span></text:p>
          </draw:text-box>
        </draw:frame>
        <draw:polygon draw:style-name="gr13" draw:text-style-name="P14" draw:layer="layout" svg:width="17.622cm" svg:height="0.402cm" svg:x="1.693cm" svg:y="25.898cm" svg:viewBox="0 0 17623 403" draw:points="0,403 17623,403 17623,0 0,0">
          <text:p/>
        </draw:polygon>
        <draw:frame draw:style-name="gr9" draw:text-style-name="P10" draw:layer="layout" svg:width="0.139cm" svg:height="0.154cm" svg:x="1.693cm" svg:y="25.74cm">
          <draw:text-box>
            <text:p text:style-name="P1"><text:span text:style-name="T17"><text:s/></text:span></text:p>
          </draw:text-box>
        </draw:frame>
        <draw:polygon draw:style-name="gr13" draw:text-style-name="P14" draw:layer="layout" svg:width="17.622cm" svg:height="0.407cm" svg:x="1.693cm" svg:y="26.3cm" svg:viewBox="0 0 17623 408" draw:points="0,408 17623,408 17623,0 0,0">
          <text:p/>
        </draw:polygon>
        <draw:frame draw:style-name="gr3" draw:text-style-name="P4" draw:layer="layout" svg:width="10.454cm" svg:height="0.39cm" svg:x="1.693cm" svg:y="25.912cm">
          <draw:text-box>
            <text:p text:style-name="P1"><text:span text:style-name="T3">Data złożenia wniosku w Biurze Obsługi Studentów ..….-…...-………… </text:span></text:p>
          </draw:text-box>
        </draw:frame>
        <draw:polygon draw:style-name="gr13" draw:text-style-name="P14" draw:layer="layout" svg:width="17.622cm" svg:height="0.406cm" svg:x="1.693cm" svg:y="26.707cm" svg:viewBox="0 0 17623 407" draw:points="0,407 17623,407 17623,0 0,0">
          <text:p/>
        </draw:polygon>
        <draw:frame draw:style-name="gr3" draw:text-style-name="P4" draw:layer="layout" svg:width="7.771cm" svg:height="0.39cm" svg:x="11.648cm" svg:y="26.318cm">
          <draw:text-box>
            <text:p text:style-name="P1"><text:span text:style-name="T3"><text:s text:c="32"/>……</text:span><text:span text:style-name="T3">..….………………………… </text:span></text:p>
          </draw:text-box>
        </draw:frame>
        <draw:frame draw:style-name="gr3" draw:text-style-name="P4" draw:layer="layout" svg:width="1.247cm" svg:height="0.39cm" svg:x="1.693cm" svg:y="26.724cm">
          <draw:text-box>
            <text:p text:style-name="P1"><text:span text:style-name="T3"><text:s text:c="14"/></text:span></text:p>
          </draw:text-box>
        </draw:frame>
        <draw:frame draw:style-name="gr12" draw:text-style-name="P13" draw:layer="layout" svg:width="15.872cm" svg:height="0.255cm" svg:x="2.93cm" svg:y="26.711cm">
          <draw:text-box>
            <text:p text:style-name="P1"><text:span text:style-name="T23"><text:s text:c="230"/></text:span><text:span text:style-name="T23">podpis pracownika BOS</text:span></text:p>
          </draw:text-box>
        </draw:frame>
        <draw:polygon draw:style-name="gr13" draw:text-style-name="P14" draw:layer="layout" svg:width="17.622cm" svg:height="0.284cm" svg:x="1.693cm" svg:y="27.113cm" svg:viewBox="0 0 17623 285" draw:points="0,285 17623,285 17623,0 0,0">
          <text:p/>
        </draw:polygon>
        <draw:frame draw:style-name="gr4" draw:text-style-name="P5" draw:layer="layout" svg:width="0.422cm" svg:height="0.471cm" svg:x="18.363cm" svg:y="26.66cm">
          <draw:text-box>
            <text:p text:style-name="P1"><text:span text:style-name="T4"><text:s/></text:span></text:p>
          </draw:text-box>
        </draw:frame>
        <draw:polygon draw:style-name="gr13" draw:text-style-name="P14" draw:layer="layout" svg:width="17.622cm" svg:height="0.406cm" svg:x="1.693cm" svg:y="27.397cm" svg:viewBox="0 0 17623 407" draw:points="0,407 17623,407 17623,0 0,0">
          <text:p/>
        </draw:polygon>
        <draw:frame draw:style-name="gr8" draw:text-style-name="P9" draw:layer="layout" svg:width="0.245cm" svg:height="0.276cm" svg:x="1.693cm" svg:y="27.123cm">
          <draw:text-box>
            <text:p text:style-name="P1"><text:span text:style-name="T13"><text:s/></text:span></text:p>
          </draw:text-box>
        </draw:frame>
        <draw:polygon draw:style-name="gr13" draw:text-style-name="P14" draw:layer="layout" svg:width="17.622cm" svg:height="0.407cm" svg:x="1.693cm" svg:y="27.803cm" svg:viewBox="0 0 17623 408" draw:points="0,408 17623,408 17623,0 0,0">
          <text:p/>
        </draw:polygon>
        <draw:frame draw:style-name="gr3" draw:text-style-name="P4" draw:layer="layout" svg:width="17.634cm" svg:height="0.39cm" svg:x="1.693cm" svg:y="27.414cm">
          <draw:text-box>
            <text:p text:style-name="P1"><text:span text:style-name="T3">Data złożenia kompletu dokumentów ..….-…...-………… <text:s text:c="50"/>………..………………………… </text:span></text:p>
          </draw:text-box>
        </draw:frame>
        <draw:frame draw:style-name="gr3" draw:text-style-name="P4" draw:layer="layout" svg:width="1.247cm" svg:height="0.39cm" svg:x="1.693cm" svg:y="27.821cm">
          <draw:text-box>
            <text:p text:style-name="P1"><text:span text:style-name="T3"><text:s text:c="14"/></text:span></text:p>
          </draw:text-box>
        </draw:frame>
        <draw:frame draw:style-name="gr12" draw:text-style-name="P13" draw:layer="layout" svg:width="16.266cm" svg:height="0.255cm" svg:x="2.93cm" svg:y="27.807cm">
          <draw:text-box>
            <text:p text:style-name="P1"><text:span text:style-name="T23"><text:s text:c="219"/></text:span><text:span text:style-name="T23">pieczątka i podpis pracownika BOS</text:span></text:p>
          </draw:text-box>
        </draw:frame>
        <draw:polygon draw:style-name="gr10" draw:text-style-name="P11" draw:layer="layout" svg:width="0.017cm" svg:height="0.017cm" svg:x="1.494cm" svg:y="25.246cm" svg:viewBox="0 0 18 18" draw:points="0,18 18,18 18,0 0,0">
          <text:p/>
        </draw:polygon>
        <draw:polygon draw:style-name="gr10" draw:text-style-name="P11" draw:layer="layout" svg:width="0.017cm" svg:height="0.017cm" svg:x="1.494cm" svg:y="25.246cm" svg:viewBox="0 0 18 18" draw:points="0,18 18,18 18,0 0,0">
          <text:p/>
        </draw:polygon>
        <draw:polygon draw:style-name="gr10" draw:text-style-name="P11" draw:layer="layout" svg:width="17.991cm" svg:height="0.017cm" svg:x="1.511cm" svg:y="25.246cm" svg:viewBox="0 0 17992 18" draw:points="0,18 17992,18 17992,0 0,0">
          <text:p/>
        </draw:polygon>
        <draw:polygon draw:style-name="gr10" draw:text-style-name="P11" draw:layer="layout" svg:width="0.017cm" svg:height="0.017cm" svg:x="19.502cm" svg:y="25.246cm" svg:viewBox="0 0 18 18" draw:points="0,18 18,18 18,0 0,0">
          <text:p/>
        </draw:polygon>
        <draw:polygon draw:style-name="gr10" draw:text-style-name="P11" draw:layer="layout" svg:width="0.017cm" svg:height="0.017cm" svg:x="19.502cm" svg:y="25.246cm" svg:viewBox="0 0 18 18" draw:points="0,18 18,18 18,0 0,0">
          <text:p/>
        </draw:polygon>
        <draw:polygon draw:style-name="gr10" draw:text-style-name="P11" draw:layer="layout" svg:width="0.017cm" svg:height="2.947cm" svg:x="1.494cm" svg:y="25.263cm" svg:viewBox="0 0 18 2948" draw:points="0,2948 18,2948 18,0 0,0">
          <text:p/>
        </draw:polygon>
        <draw:polygon draw:style-name="gr10" draw:text-style-name="P11" draw:layer="layout" svg:width="0.017cm" svg:height="0.017cm" svg:x="1.494cm" svg:y="28.21cm" svg:viewBox="0 0 18 18" draw:points="0,18 18,18 18,0 0,0">
          <text:p/>
        </draw:polygon>
        <draw:polygon draw:style-name="gr10" draw:text-style-name="P11" draw:layer="layout" svg:width="0.017cm" svg:height="0.017cm" svg:x="1.494cm" svg:y="28.21cm" svg:viewBox="0 0 18 18" draw:points="0,18 18,18 18,0 0,0">
          <text:p/>
        </draw:polygon>
        <draw:polygon draw:style-name="gr10" draw:text-style-name="P11" draw:layer="layout" svg:width="17.991cm" svg:height="0.017cm" svg:x="1.511cm" svg:y="28.21cm" svg:viewBox="0 0 17992 18" draw:points="0,18 17992,18 17992,0 0,0">
          <text:p/>
        </draw:polygon>
        <draw:polygon draw:style-name="gr10" draw:text-style-name="P11" draw:layer="layout" svg:width="0.017cm" svg:height="2.947cm" svg:x="19.502cm" svg:y="25.263cm" svg:viewBox="0 0 18 2948" draw:points="0,2948 18,2948 18,0 0,0">
          <text:p/>
        </draw:polygon>
        <draw:polygon draw:style-name="gr10" draw:text-style-name="P11" draw:layer="layout" svg:width="0.017cm" svg:height="0.017cm" svg:x="19.502cm" svg:y="28.21cm" svg:viewBox="0 0 18 18" draw:points="0,18 18,18 18,0 0,0">
          <text:p/>
        </draw:polygon>
        <draw:polygon draw:style-name="gr10" draw:text-style-name="P11" draw:layer="layout" svg:width="0.017cm" svg:height="0.017cm" svg:x="19.502cm" svg:y="28.21cm" svg:viewBox="0 0 18 18" draw:points="0,18 18,18 18,0 0,0">
          <text:p/>
        </draw:polygon>
        <draw:frame draw:style-name="gr14" draw:text-style-name="P15" draw:layer="layout" svg:width="0.369cm" svg:height="0.369cm" svg:x="9.684cm" svg:y="10.407cm">
          <draw:image xlink:href="Pictures/100000010000000E0000000EBF62E49DBBA7BB06.png" xlink:type="simple" xlink:show="embed" xlink:actuate="onLoad" draw:mime-type="image/png">
            <text:p/>
          </draw:image>
        </draw:frame>
        <draw:polygon draw:style-name="gr15" draw:text-style-name="P16" draw:layer="layout" svg:width="0.247cm" svg:height="0.283cm" svg:x="2.344cm" svg:y="9.995cm" svg:viewBox="0 0 248 284" draw:points="61,0 0,63 0,284 185,284 248,222 248,0">
          <text:p/>
        </draw:polygon>
        <draw:polygon draw:style-name="gr16" draw:text-style-name="P17" draw:layer="layout" svg:width="0.247cm" svg:height="0.282cm" svg:x="2.273cm" svg:y="9.96cm" svg:viewBox="0 0 248 283" draw:points="62,0 0,63 0,283 186,283 248,222 248,0">
          <text:p/>
        </draw:polygon>
        <draw:polygon draw:style-name="gr16" draw:text-style-name="P17" draw:layer="layout" svg:width="0.247cm" svg:height="0.062cm" svg:x="2.273cm" svg:y="9.96cm" svg:viewBox="0 0 248 63" draw:points="0,63 186,63 248,0 62,0">
          <text:p/>
        </draw:polygon>
        <draw:polygon draw:style-name="gr17" draw:text-style-name="P18" draw:layer="layout" svg:width="0.062cm" svg:height="0.282cm" svg:x="2.458cm" svg:y="9.96cm" svg:viewBox="0 0 63 283" draw:points="0,63 63,0 63,222 0,283">
          <text:p/>
        </draw:polygon>
        <draw:polygon draw:style-name="gr18" draw:text-style-name="P19" draw:layer="layout" svg:width="0.247cm" svg:height="0.282cm" svg:x="2.273cm" svg:y="9.96cm" svg:viewBox="0 0 248 283" draw:points="62,0 0,63 0,283 186,283 248,222 248,0">
          <text:p/>
        </draw:polygon>
        <draw:polyline draw:style-name="gr19" draw:text-style-name="P15" draw:layer="layout" svg:width="0.247cm" svg:height="0.062cm" svg:x="2.273cm" svg:y="9.96cm" svg:viewBox="0 0 248 63" draw:points="0,63 186,63 248,0">
          <text:p/>
        </draw:polyline>
        <draw:line draw:style-name="gr19" draw:text-style-name="P15" draw:layer="layout" svg:x1="2.458cm" svg:y1="10.022cm" svg:x2="2.458cm" svg:y2="10.242cm">
          <text:p/>
        </draw:line>
        <draw:polygon draw:style-name="gr15" draw:text-style-name="P16" draw:layer="layout" svg:width="0.247cm" svg:height="0.283cm" svg:x="2.312cm" svg:y="10.459cm" svg:viewBox="0 0 248 284" draw:points="63,0 0,62 0,284 186,284 248,222 248,0">
          <text:p/>
        </draw:polygon>
        <draw:polygon draw:style-name="gr16" draw:text-style-name="P17" draw:layer="layout" svg:width="0.247cm" svg:height="0.282cm" svg:x="2.241cm" svg:y="10.424cm" svg:viewBox="0 0 248 283" draw:points="62,0 0,62 0,283 187,283 248,222 248,0">
          <text:p/>
        </draw:polygon>
        <draw:polygon draw:style-name="gr16" draw:text-style-name="P17" draw:layer="layout" svg:width="0.247cm" svg:height="0.062cm" svg:x="2.241cm" svg:y="10.424cm" svg:viewBox="0 0 248 63" draw:points="0,63 187,63 248,0 62,0">
          <text:p/>
        </draw:polygon>
        <draw:polygon draw:style-name="gr17" draw:text-style-name="P18" draw:layer="layout" svg:width="0.061cm" svg:height="0.282cm" svg:x="2.427cm" svg:y="10.424cm" svg:viewBox="0 0 62 283" draw:points="0,62 62,0 62,222 0,283">
          <text:p/>
        </draw:polygon>
        <draw:polygon draw:style-name="gr19" draw:text-style-name="P15" draw:layer="layout" svg:width="0.247cm" svg:height="0.282cm" svg:x="2.241cm" svg:y="10.424cm" svg:viewBox="0 0 248 283" draw:points="62,0 0,62 0,283 187,283 248,222 248,0">
          <text:p/>
        </draw:polygon>
        <draw:polyline draw:style-name="gr19" draw:text-style-name="P15" draw:layer="layout" svg:width="0.247cm" svg:height="0.062cm" svg:x="2.241cm" svg:y="10.424cm" svg:viewBox="0 0 248 63" draw:points="0,63 187,63 248,0">
          <text:p/>
        </draw:polyline>
        <draw:line draw:style-name="gr19" draw:text-style-name="P15" draw:layer="layout" svg:x1="2.427cm" svg:y1="10.486cm" svg:x2="2.427cm" svg:y2="10.706cm">
          <text:p/>
        </draw:line>
        <draw:polygon draw:style-name="gr15" draw:text-style-name="P16" draw:layer="layout" svg:width="0.247cm" svg:height="0.282cm" svg:x="2.344cm" svg:y="10.955cm" svg:viewBox="0 0 248 283" draw:points="61,0 0,62 0,283 185,283 248,221 248,0">
          <text:p/>
        </draw:polygon>
        <draw:polygon draw:style-name="gr16" draw:text-style-name="P17" draw:layer="layout" svg:width="0.247cm" svg:height="0.282cm" svg:x="2.273cm" svg:y="10.92cm" svg:viewBox="0 0 248 283" draw:points="62,0 0,61 0,283 186,283 248,221 248,0">
          <text:p/>
        </draw:polygon>
        <draw:polygon draw:style-name="gr16" draw:text-style-name="P17" draw:layer="layout" svg:width="0.247cm" svg:height="0.061cm" svg:x="2.273cm" svg:y="10.92cm" svg:viewBox="0 0 248 62" draw:points="0,62 186,62 248,0 62,0">
          <text:p/>
        </draw:polygon>
        <draw:polygon draw:style-name="gr17" draw:text-style-name="P18" draw:layer="layout" svg:width="0.062cm" svg:height="0.282cm" svg:x="2.458cm" svg:y="10.92cm" svg:viewBox="0 0 63 283" draw:points="0,61 63,0 63,221 0,283">
          <text:p/>
        </draw:polygon>
        <draw:polygon draw:style-name="gr19" draw:text-style-name="P15" draw:layer="layout" svg:width="0.247cm" svg:height="0.282cm" svg:x="2.273cm" svg:y="10.92cm" svg:viewBox="0 0 248 283" draw:points="62,0 0,61 0,283 186,283 248,221 248,0">
          <text:p/>
        </draw:polygon>
        <draw:polyline draw:style-name="gr19" draw:text-style-name="P15" draw:layer="layout" svg:width="0.247cm" svg:height="0.061cm" svg:x="2.273cm" svg:y="10.92cm" svg:viewBox="0 0 248 62" draw:points="0,62 186,62 248,0">
          <text:p/>
        </draw:polyline>
        <draw:line draw:style-name="gr19" draw:text-style-name="P15" draw:layer="layout" svg:x1="2.458cm" svg:y1="10.981cm" svg:x2="2.458cm" svg:y2="11.202cm">
          <text:p/>
        </draw:line>
        <draw:frame draw:style-name="gr4" draw:text-style-name="P5" draw:layer="layout" svg:width="0.422cm" svg:height="0.471cm" svg:x="18.774cm" svg:y="27.757cm">
          <draw:text-box>
            <text:p text:style-name="P1"><text:span text:style-name="T4"><text:s/></text:span></text:p>
          </draw:text-box>
        </draw:frame>
        <draw:polygon draw:style-name="gr15" draw:text-style-name="P16" draw:layer="layout" svg:width="0.247cm" svg:height="0.283cm" svg:x="9.782cm" svg:y="9.989cm" svg:viewBox="0 0 248 284" draw:points="61,0 0,63 0,284 185,284 248,222 248,0">
          <text:p/>
        </draw:polygon>
        <draw:polygon draw:style-name="gr16" draw:text-style-name="P17" draw:layer="layout" svg:width="0.247cm" svg:height="0.282cm" svg:x="9.711cm" svg:y="9.954cm" svg:viewBox="0 0 248 283" draw:points="62,0 0,63 0,283 186,283 248,222 248,0">
          <text:p/>
        </draw:polygon>
        <draw:polygon draw:style-name="gr16" draw:text-style-name="P17" draw:layer="layout" svg:width="0.247cm" svg:height="0.062cm" svg:x="9.711cm" svg:y="9.954cm" svg:viewBox="0 0 248 63" draw:points="0,63 186,63 248,0 62,0">
          <text:p/>
        </draw:polygon>
        <draw:polygon draw:style-name="gr17" draw:text-style-name="P18" draw:layer="layout" svg:width="0.062cm" svg:height="0.282cm" svg:x="9.896cm" svg:y="9.954cm" svg:viewBox="0 0 63 283" draw:points="0,63 63,0 63,222 0,283">
          <text:p/>
        </draw:polygon>
        <draw:polygon draw:style-name="gr18" draw:text-style-name="P19" draw:layer="layout" svg:width="0.247cm" svg:height="0.282cm" svg:x="9.711cm" svg:y="9.954cm" svg:viewBox="0 0 248 283" draw:points="62,0 0,63 0,283 186,283 248,222 248,0">
          <text:p/>
        </draw:polygon>
        <draw:polyline draw:style-name="gr19" draw:text-style-name="P15" draw:layer="layout" svg:width="0.247cm" svg:height="0.062cm" svg:x="9.711cm" svg:y="9.954cm" svg:viewBox="0 0 248 63" draw:points="0,63 186,63 248,0">
          <text:p/>
        </draw:polyline>
        <draw:line draw:style-name="gr19" draw:text-style-name="P15" draw:layer="layout" svg:x1="9.896cm" svg:y1="10.016cm" svg:x2="9.896cm" svg:y2="10.236cm">
          <text:p/>
        </draw:line>
        <draw:frame draw:style-name="gr20" draw:text-style-name="P21" draw:layer="layout" svg:width="4.763cm" svg:height="0.353cm" svg:x="2.987cm" svg:y="17.01cm">
          <draw:text-box>
            <text:p text:style-name="P20"><text:span text:style-name="T26">Kazimir </text:span><text:span text:style-name="T26">Shkirtovs</text:span><text:span text:style-name="T26">ky</text:span></text:p>
          </draw:text-box>
        </draw:frame>
        <draw:frame draw:style-name="gr20" draw:text-style-name="P21" draw:layer="layout" svg:width="1.587cm" svg:height="0.353cm" svg:x="8.385cm" svg:y="17.01cm">
          <draw:text-box>
            <text:p text:style-name="P20"><text:span text:style-name="T26"><text:s text:c="6"/></text:span><text:span text:style-name="T26">20</text:span><text:span text:style-name="T26">02</text:span></text:p>
          </draw:text-box>
        </draw:frame>
        <draw:frame draw:style-name="gr20" draw:text-style-name="P21" draw:layer="layout" svg:width="4.763cm" svg:height="0.353cm" svg:x="2.982cm" svg:y="17.611cm">
          <draw:text-box>
            <text:p text:style-name="P20"><text:span text:style-name="T26">Maria </text:span><text:span text:style-name="T26">Chizhova</text:span></text:p>
          </draw:text-box>
        </draw:frame>
        <draw:frame draw:style-name="gr20" draw:text-style-name="P21" draw:layer="layout" svg:width="4.763cm" svg:height="0.353cm" svg:x="2.977cm" svg:y="18.312cm">
          <draw:text-box>
            <text:p text:style-name="P20"><text:span text:style-name="T26">An</text:span><text:span text:style-name="T26">na </text:span><text:span text:style-name="T26">Ch</text:span><text:span text:style-name="T26">izh</text:span><text:span text:style-name="T26">ov</text:span><text:span text:style-name="T26">a</text:span></text:p>
          </draw:text-box>
        </draw:frame>
        <draw:frame draw:style-name="gr20" draw:text-style-name="P21" draw:layer="layout" svg:width="1.587cm" svg:height="0.353cm" svg:x="8.386cm" svg:y="17.611cm">
          <draw:text-box>
            <text:p text:style-name="P20"><text:span text:style-name="T26"><text:s text:c="6"/></text:span><text:span text:style-name="T26">2006</text:span></text:p>
          </draw:text-box>
        </draw:frame>
        <draw:frame draw:style-name="gr20" draw:text-style-name="P21" draw:layer="layout" svg:width="1.587cm" svg:height="0.353cm" svg:x="8.386cm" svg:y="18.311cm">
          <draw:text-box>
            <text:p text:style-name="P20"><text:span text:style-name="T26"><text:s text:c="6"/></text:span><text:span text:style-name="T26">1980</text:span></text:p>
          </draw:text-box>
        </draw:frame>
        <draw:frame draw:style-name="gr3" draw:text-style-name="P4" draw:layer="layout" svg:width="1.632cm" svg:height="0.39cm" svg:x="11.016cm" svg:y="17.583cm">
          <draw:text-box>
            <text:p text:style-name="P1"><text:span text:style-name="T3"><text:s text:c="4"/></text:span><text:span text:style-name="T3"><text:s text:c="3"/></text:span><text:span text:style-name="T3">si</text:span><text:span text:style-name="T3">o</text:span><text:span text:style-name="T3">st</text:span><text:span text:style-name="T3">ra </text:span></text:p>
          </draw:text-box>
        </draw:frame>
        <draw:frame draw:style-name="gr3" draw:text-style-name="P4" draw:layer="layout" svg:width="1.577cm" svg:height="0.39cm" svg:x="11.016cm" svg:y="18.283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/></text:span><text:span text:style-name="T3">m</text:span><text:span text:style-name="T3">a</text:span><text:span text:style-name="T3">m</text:span><text:span text:style-name="T3">a</text:span><text:span text:style-name="T3"> </text:span></text:p>
          </draw:text-box>
        </draw:frame>
        <draw:frame draw:style-name="gr3" draw:text-style-name="P4" draw:layer="layout" svg:width="1.632cm" svg:height="0.39cm" svg:x="11.016cm" svg:y="17.583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/></text:span><text:span text:style-name="T3">s</text:span><text:span text:style-name="T3">i</text:span><text:span text:style-name="T3">o</text:span><text:span text:style-name="T3">s</text:span><text:span text:style-name="T3">t</text:span><text:span text:style-name="T3">r</text:span><text:span text:style-name="T3">a</text:span><text:span text:style-name="T3"> </text:span></text:p>
          </draw:text-box>
        </draw:frame>
        <draw:frame draw:style-name="gr3" draw:text-style-name="P4" draw:layer="layout" svg:width="1.336cm" svg:height="0.39cm" svg:x="15.516cm" svg:y="17.583cm">
          <draw:text-box>
            <text:p text:style-name="P1"><text:span text:style-name="T3"><text:s text:c="6"/></text:span><text:span text:style-name="T3"><text:s text:c="6"/></text:span><text:span text:style-name="T3"><text:s/>–</text:span></text:p>
          </draw:text-box>
        </draw:frame>
        <draw:frame draw:style-name="gr21" draw:text-style-name="P22" draw:layer="layout" svg:width="4.762cm" svg:height="0.39cm" svg:x="14.1cm" svg:y="18.283cm">
          <draw:text-box>
            <text:p text:style-name="P1"><text:span text:style-name="T3"><text:s/></text:span><text:span text:style-name="T3">Jeronimo martins (Sp. z O.O.)</text:span></text:p>
          </draw:text-box>
        </draw:frame>
        <draw:frame draw:style-name="gr22" draw:text-style-name="P24" draw:layer="layout" svg:width="17.78cm" svg:height="1.254cm" svg:x="1.717cm" svg:y="21.455cm">
          <draw:text-box>
            <text:p text:style-name="P23"><text:span text:style-name="T27"><text:s text:c="2"/></text:span><text:span text:style-name="T27">5 <text:s text:c="2"/>7 <text:s text:c="5"/>1 <text:s text:c="2"/>0 <text:s/>2 <text:s text:c="2"/>0 <text:s text:c="5"/>2 <text:s text:c="2"/>7 <text:s text:c="2"/>9 <text:s/>1 <text:s text:c="6"/>0 <text:s/>0 <text:s text:c="2"/>0 <text:s/>0 <text:s text:c="5"/>7 <text:s text:c="2"/>2 <text:s text:c="2"/>0 <text:s/>2 <text:s text:c="6"/>0 <text:s/>3 <text:s/>2 <text:s text:c="2"/>9 <text:s text:c="6"/>5 <text:s/>5 <text:s text:c="2"/>3 <text:s/>2</text:span></text:p>
          </draw:text-box>
        </draw:frame>
      </draw:page>
      <draw:page draw:name="page2" draw:style-name="dp1" draw:master-page-name="master-page96">
        <draw:frame draw:style-name="gr1" draw:text-style-name="P2" draw:layer="layout" svg:width="11.525cm" svg:height="0.314cm" svg:x="8.206cm" svg:y="0.514cm">
          <draw:text-box>
            <text:p text:style-name="P1"><text:span text:style-name="T1">Załącznik Nr 1 do Regulaminu świadczeń dla studentów i doktorantów Politechniki Koszalińskiej </text:span></text:p>
          </draw:text-box>
        </draw:frame>
        <draw:frame draw:style-name="gr1" draw:text-style-name="P2" draw:layer="layout" svg:width="9.121cm" svg:height="0.314cm" svg:x="10.581cm" svg:y="0.839cm">
          <draw:text-box>
            <text:p text:style-name="P1"><text:span text:style-name="T1">(wprowadzonego Zarządzeniem Nr 55/2022 Rektora PK z dnia 27.09.2022 r.) </text:span></text:p>
          </draw:text-box>
        </draw:frame>
        <draw:frame draw:style-name="gr2" draw:text-style-name="P3" draw:layer="layout" svg:width="0.493cm" svg:height="0.353cm" svg:x="19.1cm" svg:y="28.359cm">
          <draw:text-box>
            <text:p text:style-name="P1"><text:span text:style-name="T2">2/3 </text:span></text:p>
          </draw:text-box>
        </draw:frame>
        <draw:frame draw:style-name="gr3" draw:text-style-name="P4" draw:layer="layout" svg:width="0.35cm" svg:height="0.39cm" svg:x="19.506cm" svg:y="28.727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1cm" svg:x="1.503cm" svg:y="29.133cm">
          <draw:text-box>
            <text:p text:style-name="P1"><text:span text:style-name="T4"><text:s/></text:span></text:p>
          </draw:text-box>
        </draw:frame>
        <draw:frame draw:style-name="gr5" draw:text-style-name="P6" draw:layer="layout" svg:width="0.105cm" svg:height="0.115cm" svg:x="1.503cm" svg:y="1.256cm">
          <draw:text-box>
            <text:p text:style-name="P1"><text:span text:style-name="T28"><text:s/></text:span></text:p>
          </draw:text-box>
        </draw:frame>
        <draw:frame draw:style-name="gr5" draw:text-style-name="P6" draw:layer="layout" svg:width="0.105cm" svg:height="0.115cm" svg:x="1.503cm" svg:y="1.379cm">
          <draw:text-box>
            <text:p text:style-name="P1"><text:span text:style-name="T28"><text:s/></text:span></text:p>
          </draw:text-box>
        </draw:frame>
        <draw:frame draw:style-name="gr5" draw:text-style-name="P6" draw:layer="layout" svg:width="0.105cm" svg:height="0.115cm" svg:x="1.503cm" svg:y="1.502cm">
          <draw:text-box>
            <text:p text:style-name="P1"><text:span text:style-name="T28"><text:s/></text:span></text:p>
          </draw:text-box>
        </draw:frame>
        <draw:frame draw:style-name="gr5" draw:text-style-name="P6" draw:layer="layout" svg:width="0.105cm" svg:height="0.115cm" svg:x="1.503cm" svg:y="1.62cm">
          <draw:text-box>
            <text:p text:style-name="P1"><text:span text:style-name="T28"><text:s/></text:span></text:p>
          </draw:text-box>
        </draw:frame>
        <draw:frame draw:style-name="gr5" draw:text-style-name="P6" draw:layer="layout" svg:width="0.105cm" svg:height="0.115cm" svg:x="1.503cm" svg:y="1.743cm">
          <draw:text-box>
            <text:p text:style-name="P1"><text:span text:style-name="T28"><text:s/></text:span></text:p>
          </draw:text-box>
        </draw:frame>
        <draw:frame draw:style-name="gr3" draw:text-style-name="P4" draw:layer="layout" svg:width="2.898cm" svg:height="0.39cm" svg:x="9.472cm" svg:y="1.876cm">
          <draw:text-box>
            <text:p text:style-name="P1"><text:span text:style-name="T29">OŚWIADCZENIE </text:span></text:p>
          </draw:text-box>
        </draw:frame>
        <draw:frame draw:style-name="gr6" draw:text-style-name="P7" draw:layer="layout" svg:width="0.177cm" svg:height="0.196cm" svg:x="2.503cm" svg:y="2.272cm">
          <draw:text-box>
            <text:p text:style-name="P1"><text:span text:style-name="T7"><text:s/></text:span></text:p>
          </draw:text-box>
        </draw:frame>
        <draw:frame draw:style-name="gr23" draw:text-style-name="P25" draw:layer="layout" svg:width="17.752cm" svg:height="0.412cm" svg:x="1.503cm" svg:y="2.483cm">
          <draw:text-box>
            <text:p text:style-name="P1"><text:span text:style-name="T30">Uprzedzona/y o odpowiedzialności karnej za przestępstwo określone w art. 286 kodeksu karnego (t. j. Dz. U. z 2022 r. </text:span></text:p>
          </draw:text-box>
        </draw:frame>
        <draw:frame draw:style-name="gr23" draw:text-style-name="P25" draw:layer="layout" svg:width="18.743cm" svg:height="0.412cm" svg:x="1.503cm" svg:y="2.907cm">
          <draw:text-box>
            <text:p text:style-name="P1"><text:span text:style-name="T30">poz. <text:s/>1138, <text:s/>z <text:s/>późn. <text:s/>zm.) <text:s/>- <text:s/>„Kto, <text:s/>w <text:s/>celu <text:s/>osiągnięcia <text:s/>korzyści <text:s/>majątkowej, <text:s/>doprowadza <text:s/>inną <text:s/>osobę <text:s/>do <text:s/>niekorzystnego </text:span></text:p>
          </draw:text-box>
        </draw:frame>
        <draw:frame draw:style-name="gr23" draw:text-style-name="P25" draw:layer="layout" svg:width="2.364cm" svg:height="0.412cm" svg:x="1.503cm" svg:y="3.335cm">
          <draw:text-box>
            <text:p text:style-name="P1"><text:span text:style-name="T30">rozporządzenia </text:span></text:p>
          </draw:text-box>
        </draw:frame>
        <draw:frame draw:style-name="gr23" draw:text-style-name="P25" draw:layer="layout" svg:width="1.437cm" svg:height="0.412cm" svg:x="4.022cm" svg:y="3.335cm">
          <draw:text-box>
            <text:p text:style-name="P1"><text:span text:style-name="T30">własnym </text:span></text:p>
          </draw:text-box>
        </draw:frame>
        <draw:frame draw:style-name="gr23" draw:text-style-name="P25" draw:layer="layout" svg:width="0.569cm" svg:height="0.412cm" svg:x="5.61cm" svg:y="3.335cm">
          <draw:text-box>
            <text:p text:style-name="P1"><text:span text:style-name="T30">lub </text:span></text:p>
          </draw:text-box>
        </draw:frame>
        <draw:frame draw:style-name="gr23" draw:text-style-name="P25" draw:layer="layout" svg:width="1.272cm" svg:height="0.412cm" svg:x="6.342cm" svg:y="3.335cm">
          <draw:text-box>
            <text:p text:style-name="P1"><text:span text:style-name="T30">cudzym </text:span></text:p>
          </draw:text-box>
        </draw:frame>
        <draw:frame draw:style-name="gr23" draw:text-style-name="P25" draw:layer="layout" svg:width="1.391cm" svg:height="0.412cm" svg:x="7.769cm" svg:y="3.335cm">
          <draw:text-box>
            <text:p text:style-name="P1"><text:span text:style-name="T30">mieniem </text:span></text:p>
          </draw:text-box>
        </draw:frame>
        <draw:frame draw:style-name="gr23" draw:text-style-name="P25" draw:layer="layout" svg:width="0.425cm" svg:height="0.412cm" svg:x="9.314cm" svg:y="3.335cm">
          <draw:text-box>
            <text:p text:style-name="P1"><text:span text:style-name="T30">za </text:span></text:p>
          </draw:text-box>
        </draw:frame>
        <draw:frame draw:style-name="gr23" draw:text-style-name="P25" draw:layer="layout" svg:width="1.272cm" svg:height="0.412cm" svg:x="9.902cm" svg:y="3.335cm">
          <draw:text-box>
            <text:p text:style-name="P1"><text:span text:style-name="T30">pomocą </text:span></text:p>
          </draw:text-box>
        </draw:frame>
        <draw:frame draw:style-name="gr23" draw:text-style-name="P25" draw:layer="layout" svg:width="2.267cm" svg:height="0.412cm" svg:x="11.331cm" svg:y="3.335cm">
          <draw:text-box>
            <text:p text:style-name="P1"><text:span text:style-name="T30">wprowadzenia </text:span></text:p>
          </draw:text-box>
        </draw:frame>
        <draw:frame draw:style-name="gr23" draw:text-style-name="P25" draw:layer="layout" svg:width="0.463cm" svg:height="0.412cm" svg:x="13.748cm" svg:y="3.335cm">
          <draw:text-box>
            <text:p text:style-name="P1"><text:span text:style-name="T30">jej </text:span></text:p>
          </draw:text-box>
        </draw:frame>
        <draw:frame draw:style-name="gr23" draw:text-style-name="P25" draw:layer="layout" svg:width="0.372cm" svg:height="0.412cm" svg:x="14.37cm" svg:y="3.335cm">
          <draw:text-box>
            <text:p text:style-name="P1"><text:span text:style-name="T30">w </text:span></text:p>
          </draw:text-box>
        </draw:frame>
        <draw:frame draw:style-name="gr23" draw:text-style-name="P25" draw:layer="layout" svg:width="0.734cm" svg:height="0.412cm" svg:x="14.89cm" svg:y="3.335cm">
          <draw:text-box>
            <text:p text:style-name="P1"><text:span text:style-name="T30">błąd </text:span></text:p>
          </draw:text-box>
        </draw:frame>
        <draw:frame draw:style-name="gr23" draw:text-style-name="P25" draw:layer="layout" svg:width="0.734cm" svg:height="0.412cm" svg:x="15.784cm" svg:y="3.335cm">
          <draw:text-box>
            <text:p text:style-name="P1"><text:span text:style-name="T30">albo </text:span></text:p>
          </draw:text-box>
        </draw:frame>
        <draw:frame draw:style-name="gr23" draw:text-style-name="P25" draw:layer="layout" svg:width="1.852cm" svg:height="0.412cm" svg:x="16.677cm" svg:y="3.335cm">
          <draw:text-box>
            <text:p text:style-name="P1"><text:span text:style-name="T30">wyzyskania </text:span></text:p>
          </draw:text-box>
        </draw:frame>
        <draw:frame draw:style-name="gr23" draw:text-style-name="P25" draw:layer="layout" svg:width="1.014cm" svg:height="0.412cm" svg:x="18.679cm" svg:y="3.335cm">
          <draw:text-box>
            <text:p text:style-name="P1"><text:span text:style-name="T30">błędu <text:s/></text:span></text:p>
          </draw:text-box>
        </draw:frame>
        <draw:frame draw:style-name="gr23" draw:text-style-name="P25" draw:layer="layout" svg:width="0.569cm" svg:height="0.412cm" svg:x="1.503cm" svg:y="3.758cm">
          <draw:text-box>
            <text:p text:style-name="P1"><text:span text:style-name="T30">lub </text:span></text:p>
          </draw:text-box>
        </draw:frame>
        <draw:frame draw:style-name="gr23" draw:text-style-name="P25" draw:layer="layout" svg:width="1.971cm" svg:height="0.412cm" svg:x="2.256cm" svg:y="3.758cm">
          <draw:text-box>
            <text:p text:style-name="P1"><text:span text:style-name="T30">niezdolności </text:span></text:p>
          </draw:text-box>
        </draw:frame>
        <draw:frame draw:style-name="gr23" draw:text-style-name="P25" draw:layer="layout" svg:width="0.468cm" svg:height="0.412cm" svg:x="4.412cm" svg:y="3.758cm">
          <draw:text-box>
            <text:p text:style-name="P1"><text:span text:style-name="T30">do </text:span></text:p>
          </draw:text-box>
        </draw:frame>
        <draw:frame draw:style-name="gr23" draw:text-style-name="P25" draw:layer="layout" svg:width="1.704cm" svg:height="0.412cm" svg:x="5.063cm" svg:y="3.758cm">
          <draw:text-box>
            <text:p text:style-name="P1"><text:span text:style-name="T30">należytego </text:span></text:p>
          </draw:text-box>
        </draw:frame>
        <draw:frame draw:style-name="gr23" draw:text-style-name="P25" draw:layer="layout" svg:width="1.932cm" svg:height="0.412cm" svg:x="6.943cm" svg:y="3.758cm">
          <draw:text-box>
            <text:p text:style-name="P1"><text:span text:style-name="T30">pojmowania </text:span></text:p>
          </draw:text-box>
        </draw:frame>
        <draw:frame draw:style-name="gr23" draw:text-style-name="P25" draw:layer="layout" svg:width="2.529cm" svg:height="0.412cm" svg:x="9.051cm" svg:y="3.758cm">
          <draw:text-box>
            <text:p text:style-name="P1"><text:span text:style-name="T30">przedsiębranego </text:span></text:p>
          </draw:text-box>
        </draw:frame>
        <draw:frame draw:style-name="gr23" draw:text-style-name="P25" draw:layer="layout" svg:width="1.526cm" svg:height="0.412cm" svg:x="11.77cm" svg:y="3.758cm">
          <draw:text-box>
            <text:p text:style-name="P1"><text:span text:style-name="T30">działania, </text:span></text:p>
          </draw:text-box>
        </draw:frame>
        <draw:frame draw:style-name="gr23" draw:text-style-name="P25" draw:layer="layout" svg:width="1.272cm" svg:height="0.412cm" svg:x="13.48cm" svg:y="3.758cm">
          <draw:text-box>
            <text:p text:style-name="P1"><text:span text:style-name="T30">podlega </text:span></text:p>
          </draw:text-box>
        </draw:frame>
        <draw:frame draw:style-name="gr23" draw:text-style-name="P25" draw:layer="layout" svg:width="0.899cm" svg:height="0.412cm" svg:x="14.931cm" svg:y="3.758cm">
          <draw:text-box>
            <text:p text:style-name="P1"><text:span text:style-name="T30">karze </text:span></text:p>
          </draw:text-box>
        </draw:frame>
        <draw:frame draw:style-name="gr23" draw:text-style-name="P25" draw:layer="layout" svg:width="1.975cm" svg:height="0.412cm" svg:x="16.015cm" svg:y="3.758cm">
          <draw:text-box>
            <text:p text:style-name="P1"><text:span text:style-name="T30">pozbawienia </text:span></text:p>
          </draw:text-box>
        </draw:frame>
        <draw:frame draw:style-name="gr23" draw:text-style-name="P25" draw:layer="layout" svg:width="1.53cm" svg:height="0.412cm" svg:x="18.165cm" svg:y="3.758cm">
          <draw:text-box>
            <text:p text:style-name="P1"><text:span text:style-name="T30">wolności <text:s/></text:span></text:p>
          </draw:text-box>
        </draw:frame>
        <draw:frame draw:style-name="gr23" draw:text-style-name="P25" draw:layer="layout" svg:width="17.494cm" svg:height="0.412cm" svg:x="1.503cm" svg:y="4.186cm">
          <draw:text-box>
            <text:p text:style-name="P1"><text:span text:style-name="T30">od 6 miesięcy do lat 8” – oraz o odpowiedzialności dyscyplinarnej z art. 307 ustawy Prawo o szkolnictwie wyższym <text:s/></text:span></text:p>
          </draw:text-box>
        </draw:frame>
        <draw:frame draw:style-name="gr23" draw:text-style-name="P25" draw:layer="layout" svg:width="13.798cm" svg:height="0.412cm" svg:x="1.503cm" svg:y="4.613cm">
          <draw:text-box>
            <text:p text:style-name="P1"><text:span text:style-name="T30">i nauce z dnia 20 lipca 2018 r. (t. j. Dz. U. z 2022 r. poz. 574, z późn. zm.), oświadczam, że: </text:span></text:p>
          </draw:text-box>
        </draw:frame>
        <draw:frame draw:style-name="gr8" draw:text-style-name="P9" draw:layer="layout" svg:width="0.245cm" svg:height="0.276cm" svg:x="2.503cm" svg:y="5.036cm">
          <draw:text-box>
            <text:p text:style-name="P1"><text:span text:style-name="T13"><text:s/></text:span></text:p>
          </draw:text-box>
        </draw:frame>
        <draw:frame draw:style-name="gr7" draw:text-style-name="P8" draw:layer="layout" svg:width="0.388cm" svg:height="0.433cm" svg:x="1.503cm" svg:y="5.322cm">
          <draw:text-box>
            <text:p text:style-name="P1"><text:span text:style-name="T10">1.</text:span></text:p>
          </draw:text-box>
        </draw:frame>
        <draw:frame draw:style-name="gr7" draw:text-style-name="P8" draw:layer="layout" svg:width="0.388cm" svg:height="0.433cm" svg:x="1.795cm" svg:y="5.317cm">
          <draw:text-box>
            <text:p text:style-name="P1"><text:span text:style-name="T31"><text:s/></text:span></text:p>
          </draw:text-box>
        </draw:frame>
        <draw:frame draw:style-name="gr7" draw:text-style-name="P8" draw:layer="layout" svg:width="16.11cm" svg:height="0.433cm" svg:x="2.002cm" svg:y="5.322cm">
          <draw:text-box>
            <text:p text:style-name="P1"><text:span text:style-name="T10">zapoznałam/em się z Regulaminem świadczeń dla studentów i doktorantów Politechniki Koszalińskiej; </text:span></text:p>
          </draw:text-box>
        </draw:frame>
        <draw:frame draw:style-name="gr7" draw:text-style-name="P8" draw:layer="layout" svg:width="0.388cm" svg:height="0.433cm" svg:x="1.503cm" svg:y="5.767cm">
          <draw:text-box>
            <text:p text:style-name="P1"><text:span text:style-name="T10">2.</text:span></text:p>
          </draw:text-box>
        </draw:frame>
        <draw:frame draw:style-name="gr7" draw:text-style-name="P8" draw:layer="layout" svg:width="0.388cm" svg:height="0.433cm" svg:x="1.795cm" svg:y="5.761cm">
          <draw:text-box>
            <text:p text:style-name="P1"><text:span text:style-name="T31"><text:s/></text:span></text:p>
          </draw:text-box>
        </draw:frame>
        <draw:frame draw:style-name="gr7" draw:text-style-name="P8" draw:layer="layout" svg:width="16.889cm" svg:height="0.433cm" svg:x="2.002cm" svg:y="5.767cm">
          <draw:text-box>
            <text:p text:style-name="P1"><text:span text:style-name="T10">we wniosku o przyznanie świadczeń na rok akademicki 2023/2024 podałam/em stan mojej rodziny aktualny </text:span></text:p>
          </draw:text-box>
        </draw:frame>
        <draw:frame draw:style-name="gr7" draw:text-style-name="P8" draw:layer="layout" svg:width="4.036cm" svg:height="0.433cm" svg:x="2.002cm" svg:y="6.211cm">
          <draw:text-box>
            <text:p text:style-name="P1"><text:span text:style-name="T10">w dniu złożenia wniosku; </text:span></text:p>
          </draw:text-box>
        </draw:frame>
        <draw:frame draw:style-name="gr7" draw:text-style-name="P8" draw:layer="layout" svg:width="0.388cm" svg:height="0.433cm" svg:x="1.503cm" svg:y="6.66cm">
          <draw:text-box>
            <text:p text:style-name="P1"><text:span text:style-name="T10">3.</text:span></text:p>
          </draw:text-box>
        </draw:frame>
        <draw:frame draw:style-name="gr7" draw:text-style-name="P8" draw:layer="layout" svg:width="0.388cm" svg:height="0.433cm" svg:x="1.795cm" svg:y="6.654cm">
          <draw:text-box>
            <text:p text:style-name="P1"><text:span text:style-name="T31"><text:s/></text:span></text:p>
          </draw:text-box>
        </draw:frame>
        <draw:frame draw:style-name="gr7" draw:text-style-name="P8" draw:layer="layout" svg:width="16.834cm" svg:height="0.437cm" svg:x="2.002cm" svg:y="6.66cm">
          <draw:text-box>
            <text:p text:style-name="P1"><text:span text:style-name="T10">dokumenty <text:s/>dołączone <text:s/>do <text:s/>wniosku <text:s/>o <text:s/>przyznanie <text:s/>stypendium <text:s/>socjalnego <text:s/>na <text:s/>rok <text:s/>akademicki <text:s/></text:span><text:span text:style-name="T10">2023/2024</text:span></text:p>
          </draw:text-box>
        </draw:frame>
        <draw:frame draw:style-name="gr7" draw:text-style-name="P8" draw:layer="layout" svg:width="15.729cm" svg:height="0.433cm" svg:x="2.002cm" svg:y="7.104cm">
          <draw:text-box>
            <text:p text:style-name="P1"><text:span text:style-name="T10">stanowią komplet dokumentacji poświadczającej dochody moje i mojej rodziny w roku 2023, a dane </text:span></text:p>
          </draw:text-box>
        </draw:frame>
        <draw:frame draw:style-name="gr7" draw:text-style-name="P8" draw:layer="layout" svg:width="7.698cm" svg:height="0.433cm" svg:x="2.002cm" svg:y="7.553cm">
          <draw:text-box>
            <text:p text:style-name="P1"><text:span text:style-name="T10">w nich zawarte są zgodne ze stanem faktycznym; </text:span></text:p>
          </draw:text-box>
        </draw:frame>
        <draw:frame draw:style-name="gr7" draw:text-style-name="P8" draw:layer="layout" svg:width="0.388cm" svg:height="0.433cm" svg:x="1.503cm" svg:y="7.998cm">
          <draw:text-box>
            <text:p text:style-name="P1"><text:span text:style-name="T10">4.</text:span></text:p>
          </draw:text-box>
        </draw:frame>
        <draw:frame draw:style-name="gr7" draw:text-style-name="P8" draw:layer="layout" svg:width="0.388cm" svg:height="0.433cm" svg:x="1.795cm" svg:y="7.992cm">
          <draw:text-box>
            <text:p text:style-name="P1"><text:span text:style-name="T31"><text:s/></text:span></text:p>
          </draw:text-box>
        </draw:frame>
        <draw:frame draw:style-name="gr7" draw:text-style-name="P8" draw:layer="layout" svg:width="2.656cm" svg:height="0.433cm" svg:x="2.002cm" svg:y="7.998cm">
          <draw:text-box>
            <text:p text:style-name="P1"><text:span text:style-name="T10">oświadczam, że: </text:span></text:p>
          </draw:text-box>
        </draw:frame>
        <draw:frame draw:style-name="gr7" draw:text-style-name="P8" draw:layer="layout" svg:width="8.676cm" svg:height="0.433cm" svg:x="3.007cm" svg:y="8.446cm">
          <draw:text-box>
            <text:p text:style-name="P1"><text:span text:style-name="T10"><text:s/></text:span><text:span text:style-name="T10">prowadzę wspólne gospodarstwo domowe z rodzicami </text:span></text:p>
          </draw:text-box>
        </draw:frame>
        <draw:frame draw:style-name="gr7" draw:text-style-name="P8" draw:layer="layout" svg:width="11.567cm" svg:height="0.433cm" svg:x="3.007cm" svg:y="8.891cm">
          <draw:text-box>
            <text:p text:style-name="P1"><text:span text:style-name="T10"><text:s/></text:span><text:span text:style-name="T10">nie prowadzę wspólnego gospodarstwa domowego z żadnym z rodziców; </text:span></text:p>
          </draw:text-box>
        </draw:frame>
        <draw:frame draw:style-name="gr8" draw:text-style-name="P9" draw:layer="layout" svg:width="0.245cm" svg:height="0.276cm" svg:x="1.503cm" svg:y="9.332cm">
          <draw:text-box>
            <text:p text:style-name="P1"><text:span text:style-name="T32"><text:s/></text:span></text:p>
          </draw:text-box>
        </draw:frame>
        <draw:frame draw:style-name="gr3" draw:text-style-name="P4" draw:layer="layout" svg:width="0.35cm" svg:height="0.39cm" svg:x="1.503cm" svg:y="9.624cm">
          <draw:text-box>
            <text:p text:style-name="P1"><text:span text:style-name="T33"><text:s/></text:span></text:p>
          </draw:text-box>
        </draw:frame>
        <draw:frame draw:style-name="gr3" draw:text-style-name="P4" draw:layer="layout" svg:width="0.35cm" svg:height="0.39cm" svg:x="1.503cm" svg:y="10.031cm">
          <draw:text-box>
            <text:p text:style-name="P1"><text:span text:style-name="T33"><text:s/></text:span></text:p>
          </draw:text-box>
        </draw:frame>
        <draw:frame draw:style-name="gr2" draw:text-style-name="P3" draw:layer="layout" svg:width="6.34cm" svg:height="0.353cm" svg:x="13.312cm" svg:y="10.433cm">
          <draw:text-box>
            <text:p text:style-name="P1"><text:span text:style-name="T2">………</text:span><text:span text:style-name="T2">.…............................................................. </text:span></text:p>
          </draw:text-box>
        </draw:frame>
        <draw:frame draw:style-name="gr12" draw:text-style-name="P13" draw:layer="layout" svg:width="0.595cm" svg:height="0.255cm" svg:x="10.991cm" svg:y="10.788cm">
          <draw:text-box>
            <text:p text:style-name="P1"><text:span text:style-name="T23"><text:s text:c="10"/></text:span></text:p>
          </draw:text-box>
        </draw:frame>
        <draw:frame draw:style-name="gr12" draw:text-style-name="P13" draw:layer="layout" svg:width="6.013cm" svg:height="0.255cm" svg:x="12.762cm" svg:y="10.788cm">
          <draw:text-box>
            <text:p text:style-name="P1"><text:span text:style-name="T23"><text:s text:c="31"/></text:span><text:span text:style-name="T23">(podpis studenta składającego oświadczenie) </text:span></text:p>
          </draw:text-box>
        </draw:frame>
        <draw:frame draw:style-name="gr7" draw:text-style-name="P8" draw:layer="layout" svg:width="0.388cm" svg:height="0.433cm" svg:x="1.503cm" svg:y="11.203cm">
          <draw:text-box>
            <text:p text:style-name="P1"><text:span text:style-name="T10"><text:s/></text:span></text:p>
          </draw:text-box>
        </draw:frame>
        <draw:frame draw:style-name="gr7" draw:text-style-name="P8" draw:layer="layout" svg:width="0.388cm" svg:height="0.433cm" svg:x="1.503cm" svg:y="11.652cm">
          <draw:text-box>
            <text:p text:style-name="P1"><text:span text:style-name="T10">5.</text:span></text:p>
          </draw:text-box>
        </draw:frame>
        <draw:frame draw:style-name="gr7" draw:text-style-name="P8" draw:layer="layout" svg:width="0.388cm" svg:height="0.433cm" svg:x="1.795cm" svg:y="11.647cm">
          <draw:text-box>
            <text:p text:style-name="P1"><text:span text:style-name="T31"><text:s/></text:span></text:p>
          </draw:text-box>
        </draw:frame>
        <draw:frame draw:style-name="gr7" draw:text-style-name="P8" draw:layer="layout" svg:width="17.49cm" svg:height="0.433cm" svg:x="2.002cm" svg:y="11.652cm">
          <draw:text-box>
            <text:p text:style-name="P1"><text:span text:style-name="T10">Zobowiązuję się do niezwłocznego powiadomienia Biura Obsługi Studentów o zmianach w sytuacji materialnej </text:span></text:p>
          </draw:text-box>
        </draw:frame>
        <draw:frame draw:style-name="gr7" draw:text-style-name="P8" draw:layer="layout" svg:width="2.368cm" svg:height="0.433cm" svg:x="2.002cm" svg:y="12.097cm">
          <draw:text-box>
            <text:p text:style-name="P1"><text:span text:style-name="T10">mojej rodziny; </text:span></text:p>
          </draw:text-box>
        </draw:frame>
        <draw:frame draw:style-name="gr7" draw:text-style-name="P8" draw:layer="layout" svg:width="0.388cm" svg:height="0.433cm" svg:x="1.503cm" svg:y="12.541cm">
          <draw:text-box>
            <text:p text:style-name="P1"><text:span text:style-name="T10"><text:s/></text:span></text:p>
          </draw:text-box>
        </draw:frame>
        <draw:frame draw:style-name="gr7" draw:text-style-name="P8" draw:layer="layout" svg:width="0.388cm" svg:height="0.433cm" svg:x="1.503cm" svg:y="12.99cm">
          <draw:text-box>
            <text:p text:style-name="P1"><text:span text:style-name="T10"><text:s/></text:span></text:p>
          </draw:text-box>
        </draw:frame>
        <draw:frame draw:style-name="gr2" draw:text-style-name="P3" draw:layer="layout" svg:width="6.34cm" svg:height="0.353cm" svg:x="13.312cm" svg:y="13.435cm">
          <draw:text-box>
            <text:p text:style-name="P1"><text:span text:style-name="T2">………</text:span><text:span text:style-name="T2">.…............................................................. </text:span></text:p>
          </draw:text-box>
        </draw:frame>
        <draw:frame draw:style-name="gr12" draw:text-style-name="P13" draw:layer="layout" svg:width="0.595cm" svg:height="0.255cm" svg:x="10.991cm" svg:y="13.789cm">
          <draw:text-box>
            <text:p text:style-name="P1"><text:span text:style-name="T23"><text:s text:c="10"/></text:span></text:p>
          </draw:text-box>
        </draw:frame>
        <draw:frame draw:style-name="gr12" draw:text-style-name="P13" draw:layer="layout" svg:width="6.013cm" svg:height="0.255cm" svg:x="12.762cm" svg:y="13.789cm">
          <draw:text-box>
            <text:p text:style-name="P1"><text:span text:style-name="T23"><text:s text:c="31"/></text:span><text:span text:style-name="T23">(podpis studenta składającego oświadczenie) </text:span></text:p>
          </draw:text-box>
        </draw:frame>
        <draw:frame draw:style-name="gr12" draw:text-style-name="P13" draw:layer="layout" svg:width="0.228cm" svg:height="0.255cm" svg:x="10.991cm" svg:y="14.196cm">
          <draw:text-box>
            <text:p text:style-name="P1"><text:span text:style-name="T23"><text:s/></text:span></text:p>
          </draw:text-box>
        </draw:frame>
        <draw:frame draw:style-name="gr7" draw:text-style-name="P8" draw:layer="layout" svg:width="0.388cm" svg:height="0.433cm" svg:x="1.503cm" svg:y="14.615cm">
          <draw:text-box>
            <text:p text:style-name="P1"><text:span text:style-name="T10">6.</text:span></text:p>
          </draw:text-box>
        </draw:frame>
        <draw:frame draw:style-name="gr7" draw:text-style-name="P8" draw:layer="layout" svg:width="0.388cm" svg:height="0.433cm" svg:x="1.795cm" svg:y="14.61cm">
          <draw:text-box>
            <text:p text:style-name="P1"><text:span text:style-name="T31"><text:s/></text:span></text:p>
          </draw:text-box>
        </draw:frame>
        <draw:frame draw:style-name="gr23" draw:text-style-name="P25" draw:layer="layout" svg:width="17.63cm" svg:height="0.412cm" svg:x="2.002cm" svg:y="14.63cm">
          <draw:text-box>
            <text:p text:style-name="P1"><text:span text:style-name="T30">Zgodnie z art. 93 ust. 1 - 7 ustawy Prawo o szkolnictwie wyższym i nauce z dnia 20 lipca 2018 r. (t. j. Dz. U. z 2022r. </text:span></text:p>
          </draw:text-box>
        </draw:frame>
        <draw:frame draw:style-name="gr23" draw:text-style-name="P25" draw:layer="layout" svg:width="17.329cm" svg:height="0.412cm" svg:x="2.002cm" svg:y="15.054cm">
          <draw:text-box>
            <text:p text:style-name="P1"><text:span text:style-name="T30">poz. 574, z późn. zm.), zwanej dalej ustawą, student kształcący się równocześnie na kilku kierunkach studiów może </text:span></text:p>
          </draw:text-box>
        </draw:frame>
        <draw:frame draw:style-name="gr23" draw:text-style-name="P25" draw:layer="layout" svg:width="1.932cm" svg:height="0.412cm" svg:x="2.002cm" svg:y="15.481cm">
          <draw:text-box>
            <text:p text:style-name="P1"><text:span text:style-name="T30">otrzymywać </text:span></text:p>
          </draw:text-box>
        </draw:frame>
        <draw:frame draw:style-name="gr23" draw:text-style-name="P25" draw:layer="layout" svg:width="1.827cm" svg:height="0.412cm" svg:x="4.098cm" svg:y="15.481cm">
          <draw:text-box>
            <text:p text:style-name="P1"><text:span text:style-name="T30">stypendium </text:span></text:p>
          </draw:text-box>
        </draw:frame>
        <draw:frame draw:style-name="gr23" draw:text-style-name="P25" draw:layer="layout" svg:width="1.403cm" svg:height="0.412cm" svg:x="6.086cm" svg:y="15.481cm">
          <draw:text-box>
            <text:p text:style-name="P1"><text:span text:style-name="T30">socjalne, </text:span></text:p>
          </draw:text-box>
        </draw:frame>
        <draw:frame draw:style-name="gr23" draw:text-style-name="P25" draw:layer="layout" svg:width="1.827cm" svg:height="0.412cm" svg:x="7.665cm" svg:y="15.481cm">
          <draw:text-box>
            <text:p text:style-name="P1"><text:span text:style-name="T30">stypendium </text:span></text:p>
          </draw:text-box>
        </draw:frame>
        <draw:frame draw:style-name="gr23" draw:text-style-name="P25" draw:layer="layout" svg:width="0.548cm" svg:height="0.412cm" svg:x="9.653cm" svg:y="15.481cm">
          <draw:text-box>
            <text:p text:style-name="P1"><text:span text:style-name="T30">dla </text:span></text:p>
          </draw:text-box>
        </draw:frame>
        <draw:frame draw:style-name="gr23" draw:text-style-name="P25" draw:layer="layout" svg:width="0.798cm" svg:height="0.412cm" svg:x="10.373cm" svg:y="15.481cm">
          <draw:text-box>
            <text:p text:style-name="P1"><text:span text:style-name="T30">osób </text:span></text:p>
          </draw:text-box>
        </draw:frame>
        <draw:frame draw:style-name="gr23" draw:text-style-name="P25" draw:layer="layout" svg:width="3.08cm" svg:height="0.412cm" svg:x="11.338cm" svg:y="15.481cm">
          <draw:text-box>
            <text:p text:style-name="P1"><text:span text:style-name="T30">niepełnosprawnych, </text:span></text:p>
          </draw:text-box>
        </draw:frame>
        <draw:frame draw:style-name="gr23" draw:text-style-name="P25" draw:layer="layout" svg:width="1.717cm" svg:height="0.412cm" svg:x="14.572cm" svg:y="15.481cm">
          <draw:text-box>
            <text:p text:style-name="P1"><text:span text:style-name="T30">zapomogę, </text:span></text:p>
          </draw:text-box>
        </draw:frame>
        <draw:frame draw:style-name="gr23" draw:text-style-name="P25" draw:layer="layout" svg:width="1.827cm" svg:height="0.412cm" svg:x="16.455cm" svg:y="15.481cm">
          <draw:text-box>
            <text:p text:style-name="P1"><text:span text:style-name="T30">stypendium </text:span></text:p>
          </draw:text-box>
        </draw:frame>
        <draw:frame draw:style-name="gr23" draw:text-style-name="P25" draw:layer="layout" svg:width="1.238cm" svg:height="0.412cm" svg:x="18.444cm" svg:y="15.481cm">
          <draw:text-box>
            <text:p text:style-name="P1"><text:span text:style-name="T30">rektora <text:s/></text:span></text:p>
          </draw:text-box>
        </draw:frame>
        <draw:frame draw:style-name="gr23" draw:text-style-name="P25" draw:layer="layout" svg:width="15.212cm" svg:height="0.412cm" svg:x="2.002cm" svg:y="15.905cm">
          <draw:text-box>
            <text:p text:style-name="P1"><text:span text:style-name="T30">i stypendium ministra, tylko na jednym, wskazanym przez studenta kierunku studiów. Świadczenia te:</text:span></text:p>
          </draw:text-box>
        </draw:frame>
        <draw:frame draw:style-name="gr7" draw:text-style-name="P8" draw:layer="layout" svg:width="0.388cm" svg:height="0.433cm" svg:x="17.178cm" svg:y="15.89cm">
          <draw:text-box>
            <text:p text:style-name="P1"><text:span text:style-name="T10"><text:s/></text:span></text:p>
          </draw:text-box>
        </draw:frame>
        <draw:frame draw:style-name="gr23" draw:text-style-name="P25" draw:layer="layout" svg:width="0.372cm" svg:height="0.412cm" svg:x="2.002cm" svg:y="16.333cm">
          <draw:text-box>
            <text:p text:style-name="P1"><text:span text:style-name="T30">1.</text:span></text:p>
          </draw:text-box>
        </draw:frame>
        <draw:frame draw:style-name="gr23" draw:text-style-name="P25" draw:layer="layout" svg:width="0.372cm" svg:height="0.42cm" svg:x="2.283cm" svg:y="16.328cm">
          <draw:text-box>
            <text:p text:style-name="P1"><text:span text:style-name="T34"><text:s/></text:span></text:p>
          </draw:text-box>
        </draw:frame>
        <draw:frame draw:style-name="gr23" draw:text-style-name="P25" draw:layer="layout" svg:width="16.089cm" svg:height="0.412cm" svg:x="2.503cm" svg:y="16.333cm">
          <draw:text-box>
            <text:p text:style-name="P1"><text:span text:style-name="T30">przysługują na studiach pierwszego stopnia, studiach drugiego stopnia i jednolitych studiach magisterskich; </text:span></text:p>
          </draw:text-box>
        </draw:frame>
        <draw:frame draw:style-name="gr23" draw:text-style-name="P25" draw:layer="layout" svg:width="0.372cm" svg:height="0.412cm" svg:x="2.002cm" svg:y="16.761cm">
          <draw:text-box>
            <text:p text:style-name="P1"><text:span text:style-name="T30">2.</text:span></text:p>
          </draw:text-box>
        </draw:frame>
        <draw:frame draw:style-name="gr23" draw:text-style-name="P25" draw:layer="layout" svg:width="0.372cm" svg:height="0.42cm" svg:x="2.283cm" svg:y="16.755cm">
          <draw:text-box>
            <text:p text:style-name="P1"><text:span text:style-name="T34"><text:s/></text:span></text:p>
          </draw:text-box>
        </draw:frame>
        <draw:frame draw:style-name="gr23" draw:text-style-name="P25" draw:layer="layout" svg:width="9.07cm" svg:height="0.412cm" svg:x="2.503cm" svg:y="16.761cm">
          <draw:text-box>
            <text:p text:style-name="P1"><text:span text:style-name="T30">nie przysługują studentowi posiadającemu tytuł zawodowy: <text:s/></text:span></text:p>
          </draw:text-box>
        </draw:frame>
        <draw:frame draw:style-name="gr23" draw:text-style-name="P25" draw:layer="layout" svg:width="0.372cm" svg:height="0.412cm" svg:x="2.503cm" svg:y="17.184cm">
          <draw:text-box>
            <text:p text:style-name="P1"><text:span text:style-name="T30">a)</text:span></text:p>
          </draw:text-box>
        </draw:frame>
        <draw:frame draw:style-name="gr23" draw:text-style-name="P25" draw:layer="layout" svg:width="0.372cm" svg:height="0.42cm" svg:x="2.791cm" svg:y="17.179cm">
          <draw:text-box>
            <text:p text:style-name="P1"><text:span text:style-name="T34"><text:s/></text:span></text:p>
          </draw:text-box>
        </draw:frame>
        <draw:frame draw:style-name="gr23" draw:text-style-name="P25" draw:layer="layout" svg:width="7.186cm" svg:height="0.412cm" svg:x="3.007cm" svg:y="17.184cm">
          <draw:text-box>
            <text:p text:style-name="P1"><text:span text:style-name="T30">magistra, magistra inżyniera albo równorzędny, </text:span></text:p>
          </draw:text-box>
        </draw:frame>
        <draw:frame draw:style-name="gr23" draw:text-style-name="P25" draw:layer="layout" svg:width="0.372cm" svg:height="0.412cm" svg:x="2.503cm" svg:y="17.611cm">
          <draw:text-box>
            <text:p text:style-name="P1"><text:span text:style-name="T30">b)</text:span></text:p>
          </draw:text-box>
        </draw:frame>
        <draw:frame draw:style-name="gr23" draw:text-style-name="P25" draw:layer="layout" svg:width="0.372cm" svg:height="0.42cm" svg:x="2.812cm" svg:y="17.606cm">
          <draw:text-box>
            <text:p text:style-name="P1"><text:span text:style-name="T34"><text:s/></text:span></text:p>
          </draw:text-box>
        </draw:frame>
        <draw:frame draw:style-name="gr23" draw:text-style-name="P25" draw:layer="layout" svg:width="14.192cm" svg:height="0.412cm" svg:x="3.007cm" svg:y="17.611cm">
          <draw:text-box>
            <text:p text:style-name="P1"><text:span text:style-name="T30">licencjata, inżyniera albo równorzędny, jeżeli ponownie podejmuje studia pierwszego stopnia. <text:s/></text:span></text:p>
          </draw:text-box>
        </draw:frame>
        <draw:frame draw:style-name="gr23" draw:text-style-name="P25" draw:layer="layout" svg:width="14.891cm" svg:height="0.412cm" svg:x="2.002cm" svg:y="18.039cm">
          <draw:text-box>
            <text:p text:style-name="P1"><text:span text:style-name="T30">Powyższe zasady stosuje się również do osób posiadających tytuły zawodowe uzyskane za granicą. </text:span></text:p>
          </draw:text-box>
        </draw:frame>
        <draw:frame draw:style-name="gr5" draw:text-style-name="P6" draw:layer="layout" svg:width="0.105cm" svg:height="0.115cm" svg:x="2.002cm" svg:y="18.454cm">
          <draw:text-box>
            <text:p text:style-name="P1"><text:span text:style-name="T28"><text:s/></text:span></text:p>
          </draw:text-box>
        </draw:frame>
        <draw:frame draw:style-name="gr23" draw:text-style-name="P25" draw:layer="layout" svg:width="17.346cm" svg:height="0.412cm" svg:x="2.002cm" svg:y="18.585cm">
          <draw:text-box>
            <text:p text:style-name="P1"><text:span text:style-name="T30">Zapoznałam/em się z treścią art. 93 ust. 1 - 7 ustawy Prawo o szkolnictwie wyższym i nauce z dnia 20 lipca 2018 r. <text:s/></text:span></text:p>
          </draw:text-box>
        </draw:frame>
        <draw:polygon draw:style-name="gr10" draw:text-style-name="P11" draw:layer="layout" svg:width="8.218cm" svg:height="0.034cm" svg:x="2.197cm" svg:y="19.382cm" svg:viewBox="0 0 8219 35" draw:points="0,35 8219,35 8219,0 0,0">
          <text:p/>
        </draw:polygon>
        <draw:frame draw:style-name="gr23" draw:text-style-name="P25" draw:layer="layout" svg:width="11.53cm" svg:height="0.412cm" svg:x="2.002cm" svg:y="19.008cm">
          <draw:text-box>
            <text:p text:style-name="P1"><text:span text:style-name="T30">i </text:span><text:span text:style-name="T35">oświadczam, że nie studiuję dłużej niż 12 semestrów</text:span><text:span text:style-name="T30">, w tym na studiach: </text:span></text:p>
          </draw:text-box>
        </draw:frame>
        <draw:frame draw:style-name="gr23" draw:text-style-name="P25" draw:layer="layout" svg:width="8.498cm" svg:height="0.412cm" svg:x="2.753cm" svg:y="19.436cm">
          <draw:text-box>
            <text:p text:style-name="P1"><text:span text:style-name="T30">- pierwszego stopnia – nie dłużej niż przez 9 semestrów; </text:span></text:p>
          </draw:text-box>
        </draw:frame>
        <draw:frame draw:style-name="gr23" draw:text-style-name="P25" draw:layer="layout" svg:width="8.117cm" svg:height="0.412cm" svg:x="2.753cm" svg:y="19.864cm">
          <draw:text-box>
            <text:p text:style-name="P1"><text:span text:style-name="T30">- drugiego stopnia – nie dłużej niż przez 7 semestrów. </text:span></text:p>
          </draw:text-box>
        </draw:frame>
        <draw:frame draw:style-name="gr23" draw:text-style-name="P25" draw:layer="layout" svg:width="0.372cm" svg:height="0.412cm" svg:x="1.503cm" svg:y="20.287cm">
          <draw:text-box>
            <text:p text:style-name="P1"><text:span text:style-name="T36"><text:s/></text:span></text:p>
          </draw:text-box>
        </draw:frame>
        <draw:frame draw:style-name="gr23" draw:text-style-name="P25" draw:layer="layout" svg:width="0.372cm" svg:height="0.412cm" svg:x="1.503cm" svg:y="20.714cm">
          <draw:text-box>
            <text:p text:style-name="P1"><text:span text:style-name="T36"><text:s/></text:span></text:p>
          </draw:text-box>
        </draw:frame>
        <draw:frame draw:style-name="gr2" draw:text-style-name="P3" draw:layer="layout" svg:width="6.34cm" svg:height="0.353cm" svg:x="13.312cm" svg:y="21.14cm">
          <draw:text-box>
            <text:p text:style-name="P1"><text:span text:style-name="T2">………</text:span><text:span text:style-name="T2">.…............................................................. </text:span></text:p>
          </draw:text-box>
        </draw:frame>
        <draw:frame draw:style-name="gr12" draw:text-style-name="P13" draw:layer="layout" svg:width="0.595cm" svg:height="0.255cm" svg:x="10.991cm" svg:y="21.495cm">
          <draw:text-box>
            <text:p text:style-name="P1"><text:span text:style-name="T23"><text:s text:c="10"/></text:span></text:p>
          </draw:text-box>
        </draw:frame>
        <draw:frame draw:style-name="gr12" draw:text-style-name="P13" draw:layer="layout" svg:width="6.013cm" svg:height="0.255cm" svg:x="12.762cm" svg:y="21.495cm">
          <draw:text-box>
            <text:p text:style-name="P1"><text:span text:style-name="T23"><text:s text:c="31"/></text:span><text:span text:style-name="T23">(podpis studenta składającego oświadczenie) </text:span></text:p>
          </draw:text-box>
        </draw:frame>
        <draw:frame draw:style-name="gr9" draw:text-style-name="P10" draw:layer="layout" svg:width="0.139cm" svg:height="0.154cm" svg:x="1.503cm" svg:y="21.904cm">
          <draw:text-box>
            <text:p text:style-name="P1"><text:span text:style-name="T37"><text:s/></text:span></text:p>
          </draw:text-box>
        </draw:frame>
        <draw:frame draw:style-name="gr7" draw:text-style-name="P8" draw:layer="layout" svg:width="0.388cm" svg:height="0.433cm" svg:x="1.503cm" svg:y="22.071cm">
          <draw:text-box>
            <text:p text:style-name="P1"><text:span text:style-name="T10">7.</text:span></text:p>
          </draw:text-box>
        </draw:frame>
        <draw:frame draw:style-name="gr7" draw:text-style-name="P8" draw:layer="layout" svg:width="0.388cm" svg:height="0.433cm" svg:x="1.795cm" svg:y="22.066cm">
          <draw:text-box>
            <text:p text:style-name="P1"><text:span text:style-name="T31"><text:s/></text:span></text:p>
          </draw:text-box>
        </draw:frame>
        <draw:frame draw:style-name="gr7" draw:text-style-name="P8" draw:layer="layout" svg:width="7.876cm" svg:height="0.433cm" svg:x="2.002cm" svg:y="22.071cm">
          <draw:text-box>
            <text:p text:style-name="P1"><text:span text:style-name="T10">studiuję równocześnie na innym kierunku studiów </text:span></text:p>
          </draw:text-box>
        </draw:frame>
        <draw:frame draw:style-name="gr7" draw:text-style-name="P8" draw:layer="layout" svg:width="1.2cm" svg:height="0.433cm" svg:x="3.007cm" svg:y="22.52cm">
          <draw:text-box>
            <text:p text:style-name="P1"><text:span text:style-name="T10"><text:s text:c="4"/></text:span><text:span text:style-name="T10">TAK </text:span></text:p>
          </draw:text-box>
        </draw:frame>
        <draw:frame draw:style-name="gr7" draw:text-style-name="P8" draw:layer="layout" svg:width="0.388cm" svg:height="0.433cm" svg:x="5.254cm" svg:y="22.52cm">
          <draw:text-box>
            <text:p text:style-name="P1"><text:span text:style-name="T10"><text:s/></text:span></text:p>
          </draw:text-box>
        </draw:frame>
        <draw:frame draw:style-name="gr7" draw:text-style-name="P8" draw:layer="layout" svg:width="0.823cm" svg:height="0.433cm" svg:x="6.507cm" svg:y="22.52cm">
          <draw:text-box>
            <text:p text:style-name="P1"><text:span text:style-name="T10"><text:s/></text:span><text:span text:style-name="T10">NIE </text:span></text:p>
          </draw:text-box>
        </draw:frame>
        <draw:frame draw:style-name="gr8" draw:text-style-name="P9" draw:layer="layout" svg:width="0.245cm" svg:height="0.276cm" svg:x="2.002cm" svg:y="22.962cm">
          <draw:text-box>
            <text:p text:style-name="P1"><text:span text:style-name="T32"><text:s/></text:span></text:p>
          </draw:text-box>
        </draw:frame>
        <draw:frame draw:style-name="gr1" draw:text-style-name="P2" draw:layer="layout" svg:width="6.644cm" svg:height="0.314cm" svg:x="2.753cm" svg:y="23.25cm">
          <draw:text-box>
            <text:p text:style-name="P1"><text:span text:style-name="T9">w przypadku zaznaczenia odpowiedzi TAK proszę podać: </text:span></text:p>
          </draw:text-box>
        </draw:frame>
        <draw:frame draw:style-name="gr7" draw:text-style-name="P8" draw:layer="layout" svg:width="16.584cm" svg:height="0.433cm" svg:x="2.002cm" svg:y="23.575cm">
          <draw:text-box>
            <text:p text:style-name="P1"><text:span text:style-name="T10">Nazwa Uczelni, kierunek ……………………………………………………………………………………………… </text:span></text:p>
          </draw:text-box>
        </draw:frame>
        <draw:frame draw:style-name="gr7" draw:text-style-name="P8" draw:layer="layout" svg:width="16.55cm" svg:height="0.433cm" svg:x="2.002cm" svg:y="24.019cm">
          <draw:text-box>
            <text:p text:style-name="P1"><text:span text:style-name="T10">tryb i rok studiów (studia I, II stopnia, jednolite magisterskie) …………………………………………………. </text:span></text:p>
          </draw:text-box>
        </draw:frame>
        <draw:frame draw:style-name="gr7" draw:text-style-name="P8" draw:layer="layout" svg:width="16.571cm" svg:height="0.433cm" svg:x="2.002cm" svg:y="24.468cm">
          <draw:text-box>
            <text:p text:style-name="P1"><text:span text:style-name="T10">przewidziany regulaminem uczelni planowany termin ukończenia studiów …………………………………… </text:span></text:p>
          </draw:text-box>
        </draw:frame>
        <draw:frame draw:style-name="gr7" draw:text-style-name="P8" draw:layer="layout" svg:width="0.388cm" svg:height="0.433cm" svg:x="2.002cm" svg:y="24.913cm">
          <draw:text-box>
            <text:p text:style-name="P1"><text:span text:style-name="T10"><text:s/></text:span></text:p>
          </draw:text-box>
        </draw:frame>
        <draw:frame draw:style-name="gr7" draw:text-style-name="P8" draw:layer="layout" svg:width="0.388cm" svg:height="0.433cm" svg:x="1.503cm" svg:y="25.361cm">
          <draw:text-box>
            <text:p text:style-name="P1"><text:span text:style-name="T10">8.</text:span></text:p>
          </draw:text-box>
        </draw:frame>
        <draw:frame draw:style-name="gr7" draw:text-style-name="P8" draw:layer="layout" svg:width="0.388cm" svg:height="0.433cm" svg:x="1.795cm" svg:y="25.356cm">
          <draw:text-box>
            <text:p text:style-name="P1"><text:span text:style-name="T31"><text:s/></text:span></text:p>
          </draw:text-box>
        </draw:frame>
        <draw:frame draw:style-name="gr7" draw:text-style-name="P8" draw:layer="layout" svg:width="4.35cm" svg:height="0.433cm" svg:x="2.002cm" svg:y="25.361cm">
          <draw:text-box>
            <text:p text:style-name="P1"><text:span text:style-name="T10">uzyskałem tytuł zawodowy: </text:span></text:p>
          </draw:text-box>
        </draw:frame>
        <draw:frame draw:style-name="gr7" draw:text-style-name="P8" draw:layer="layout" svg:width="8.037cm" svg:height="0.433cm" svg:x="3.007cm" svg:y="25.806cm">
          <draw:text-box>
            <text:p text:style-name="P1"><text:span text:style-name="T10"><text:s text:c="5"/></text:span><text:span text:style-name="T10">magistra, magistra inżyniera albo równorzędny </text:span></text:p>
          </draw:text-box>
        </draw:frame>
        <draw:frame draw:style-name="gr7" draw:text-style-name="P8" draw:layer="layout" svg:width="0.388cm" svg:height="0.433cm" svg:x="2.503cm" svg:y="26.259cm">
          <draw:text-box>
            <text:p text:style-name="P1"><text:span text:style-name="T10"><text:s/></text:span></text:p>
          </draw:text-box>
        </draw:frame>
        <draw:frame draw:style-name="gr7" draw:text-style-name="P8" draw:layer="layout" svg:width="6.708cm" svg:height="0.433cm" svg:x="2.998cm" svg:y="26.259cm">
          <draw:text-box>
            <text:p text:style-name="P1"><text:span text:style-name="T10"><text:s text:c="5"/></text:span><text:span text:style-name="T10">licencjata, inżyniera albo równorzędny </text:span></text:p>
          </draw:text-box>
        </draw:frame>
        <draw:frame draw:style-name="gr8" draw:text-style-name="P9" draw:layer="layout" svg:width="0.245cm" svg:height="0.276cm" svg:x="2.503cm" svg:y="26.704cm">
          <draw:text-box>
            <text:p text:style-name="P1"><text:span text:style-name="T32"><text:s/></text:span></text:p>
          </draw:text-box>
        </draw:frame>
        <draw:frame draw:style-name="gr2" draw:text-style-name="P3" draw:layer="layout" svg:width="6.34cm" svg:height="0.353cm" svg:x="13.312cm" svg:y="26.992cm">
          <draw:text-box>
            <text:p text:style-name="P1"><text:span text:style-name="T2">………</text:span><text:span text:style-name="T2">.…............................................................. </text:span></text:p>
          </draw:text-box>
        </draw:frame>
        <draw:frame draw:style-name="gr12" draw:text-style-name="P13" draw:layer="layout" svg:width="0.595cm" svg:height="0.255cm" svg:x="10.991cm" svg:y="27.346cm">
          <draw:text-box>
            <text:p text:style-name="P1"><text:span text:style-name="T23"><text:s text:c="10"/></text:span></text:p>
          </draw:text-box>
        </draw:frame>
        <draw:frame draw:style-name="gr12" draw:text-style-name="P13" draw:layer="layout" svg:width="5.954cm" svg:height="0.255cm" svg:x="12.762cm" svg:y="27.346cm">
          <draw:text-box>
            <text:p text:style-name="P1"><text:span text:style-name="T23"><text:s text:c="30"/></text:span><text:span text:style-name="T23">(podpis studenta składającego oświadczenie) </text:span></text:p>
          </draw:text-box>
        </draw:frame>
        <draw:frame draw:style-name="gr14" draw:text-style-name="P15" draw:layer="layout" svg:width="0.396cm" svg:height="0.369cm" svg:x="2.598cm" svg:y="26.236cm">
          <draw:image xlink:href="Pictures/100000010000000F0000000E2EFAB4A07248C705.png" xlink:type="simple" xlink:show="embed" xlink:actuate="onLoad" draw:mime-type="image/png">
            <text:p/>
          </draw:image>
        </draw:frame>
        <draw:polygon draw:style-name="gr15" draw:text-style-name="P16" draw:layer="layout" svg:width="0.247cm" svg:height="0.282cm" svg:x="2.536cm" svg:y="8.473cm" svg:viewBox="0 0 248 283" draw:points="63,0 0,62 0,283 186,283 248,222 248,0">
          <text:p/>
        </draw:polygon>
        <draw:polygon draw:style-name="gr24" draw:text-style-name="P19" draw:layer="layout" svg:width="0.247cm" svg:height="0.282cm" svg:x="2.465cm" svg:y="8.438cm" svg:viewBox="0 0 248 283" draw:points="62,0 0,62 0,283 187,283 248,221 248,0">
          <text:p/>
        </draw:polygon>
        <draw:polygon draw:style-name="gr24" draw:text-style-name="P19" draw:layer="layout" svg:width="0.247cm" svg:height="0.062cm" svg:x="2.465cm" svg:y="8.438cm" svg:viewBox="0 0 248 63" draw:points="0,63 187,63 248,0 62,0">
          <text:p/>
        </draw:polygon>
        <draw:polygon draw:style-name="gr24" draw:text-style-name="P19" draw:layer="layout" svg:width="0.061cm" svg:height="0.282cm" svg:x="2.651cm" svg:y="8.438cm" svg:viewBox="0 0 62 283" draw:points="0,62 62,0 62,221 0,283">
          <text:p/>
        </draw:polygon>
        <draw:polygon draw:style-name="gr19" draw:text-style-name="P15" draw:layer="layout" svg:width="0.247cm" svg:height="0.282cm" svg:x="2.465cm" svg:y="8.438cm" svg:viewBox="0 0 248 283" draw:points="62,0 0,62 0,283 187,283 248,221 248,0">
          <text:p/>
        </draw:polygon>
        <draw:polyline draw:style-name="gr19" draw:text-style-name="P15" draw:layer="layout" svg:width="0.247cm" svg:height="0.062cm" svg:x="2.465cm" svg:y="8.438cm" svg:viewBox="0 0 248 63" draw:points="0,63 187,63 248,0">
          <text:p/>
        </draw:polyline>
        <draw:line draw:style-name="gr19" draw:text-style-name="P15" draw:layer="layout" svg:x1="2.651cm" svg:y1="8.5cm" svg:x2="2.651cm" svg:y2="8.72cm">
          <text:p/>
        </draw:line>
        <draw:polygon draw:style-name="gr15" draw:text-style-name="P16" draw:layer="layout" svg:width="0.247cm" svg:height="0.283cm" svg:x="2.52cm" svg:y="8.935cm" svg:viewBox="0 0 248 284" draw:points="62,0 0,62 0,284 186,284 248,221 248,0">
          <text:p/>
        </draw:polygon>
        <draw:polygon draw:style-name="gr16" draw:text-style-name="P17" draw:layer="layout" svg:width="0.246cm" svg:height="0.282cm" svg:x="2.45cm" svg:y="8.9cm" svg:viewBox="0 0 247 283" draw:points="61,0 0,62 0,283 186,283 247,221 247,0">
          <text:p/>
        </draw:polygon>
        <draw:polygon draw:style-name="gr16" draw:text-style-name="P17" draw:layer="layout" svg:width="0.246cm" svg:height="0.062cm" svg:x="2.45cm" svg:y="8.9cm" svg:viewBox="0 0 247 63" draw:points="0,63 186,63 247,0 61,0">
          <text:p/>
        </draw:polygon>
        <draw:polygon draw:style-name="gr17" draw:text-style-name="P18" draw:layer="layout" svg:width="0.061cm" svg:height="0.282cm" svg:x="2.635cm" svg:y="8.9cm" svg:viewBox="0 0 62 283" draw:points="0,62 62,0 62,221 0,283">
          <text:p/>
        </draw:polygon>
        <draw:polygon draw:style-name="gr19" draw:text-style-name="P15" draw:layer="layout" svg:width="0.246cm" svg:height="0.282cm" svg:x="2.45cm" svg:y="8.9cm" svg:viewBox="0 0 247 283" draw:points="61,0 0,62 0,283 186,283 247,221 247,0">
          <text:p/>
        </draw:polygon>
        <draw:polyline draw:style-name="gr19" draw:text-style-name="P15" draw:layer="layout" svg:width="0.246cm" svg:height="0.062cm" svg:x="2.45cm" svg:y="8.9cm" svg:viewBox="0 0 247 63" draw:points="0,63 186,63 247,0">
          <text:p/>
        </draw:polyline>
        <draw:line draw:style-name="gr19" draw:text-style-name="P15" draw:layer="layout" svg:x1="2.635cm" svg:y1="8.962cm" svg:x2="2.635cm" svg:y2="9.182cm">
          <text:p/>
        </draw:line>
        <draw:polygon draw:style-name="gr15" draw:text-style-name="P16" draw:layer="layout" svg:width="0.247cm" svg:height="0.282cm" svg:x="2.707cm" svg:y="25.883cm" svg:viewBox="0 0 248 283" draw:points="62,0 0,62 0,283 186,283 248,221 248,0">
          <text:p/>
        </draw:polygon>
        <draw:polygon draw:style-name="gr16" draw:text-style-name="P17" draw:layer="layout" svg:width="0.246cm" svg:height="0.282cm" svg:x="2.637cm" svg:y="25.848cm" svg:viewBox="0 0 247 283" draw:points="61,0 0,61 0,283 185,283 247,220 247,0">
          <text:p/>
        </draw:polygon>
        <draw:polygon draw:style-name="gr16" draw:text-style-name="P17" draw:layer="layout" svg:width="0.246cm" svg:height="0.061cm" svg:x="2.637cm" svg:y="25.848cm" svg:viewBox="0 0 247 62" draw:points="0,62 185,62 247,0 61,0">
          <text:p/>
        </draw:polygon>
        <draw:polygon draw:style-name="gr17" draw:text-style-name="P18" draw:layer="layout" svg:width="0.061cm" svg:height="0.282cm" svg:x="2.822cm" svg:y="25.848cm" svg:viewBox="0 0 62 283" draw:points="0,61 62,0 62,220 0,283">
          <text:p/>
        </draw:polygon>
        <draw:polygon draw:style-name="gr19" draw:text-style-name="P15" draw:layer="layout" svg:width="0.246cm" svg:height="0.282cm" svg:x="2.637cm" svg:y="25.848cm" svg:viewBox="0 0 247 283" draw:points="61,0 0,61 0,283 185,283 247,220 247,0">
          <text:p/>
        </draw:polygon>
        <draw:polyline draw:style-name="gr19" draw:text-style-name="P15" draw:layer="layout" svg:width="0.246cm" svg:height="0.061cm" svg:x="2.637cm" svg:y="25.848cm" svg:viewBox="0 0 247 62" draw:points="0,62 185,62 247,0">
          <text:p/>
        </draw:polyline>
        <draw:line draw:style-name="gr19" draw:text-style-name="P15" draw:layer="layout" svg:x1="2.822cm" svg:y1="25.909cm" svg:x2="2.822cm" svg:y2="26.13cm">
          <text:p/>
        </draw:line>
        <draw:polygon draw:style-name="gr15" draw:text-style-name="P16" draw:layer="layout" svg:width="0.246cm" svg:height="0.282cm" svg:x="2.734cm" svg:y="22.597cm" svg:viewBox="0 0 247 283" draw:points="61,0 0,61 0,283 186,283 247,221 247,0">
          <text:p/>
        </draw:polygon>
        <draw:polygon draw:style-name="gr16" draw:text-style-name="P17" draw:layer="layout" svg:width="0.247cm" svg:height="0.283cm" svg:x="2.663cm" svg:y="22.561cm" svg:viewBox="0 0 248 284" draw:points="62,0 0,62 0,284 186,284 248,222 248,0">
          <text:p/>
        </draw:polygon>
        <draw:polygon draw:style-name="gr16" draw:text-style-name="P17" draw:layer="layout" svg:width="0.247cm" svg:height="0.062cm" svg:x="2.663cm" svg:y="22.561cm" svg:viewBox="0 0 248 63" draw:points="0,63 186,63 248,0 62,0">
          <text:p/>
        </draw:polygon>
        <draw:polygon draw:style-name="gr17" draw:text-style-name="P18" draw:layer="layout" svg:width="0.062cm" svg:height="0.283cm" svg:x="2.848cm" svg:y="22.561cm" svg:viewBox="0 0 63 284" draw:points="0,62 63,0 63,222 0,284">
          <text:p/>
        </draw:polygon>
        <draw:polygon draw:style-name="gr19" draw:text-style-name="P15" draw:layer="layout" svg:width="0.247cm" svg:height="0.283cm" svg:x="2.663cm" svg:y="22.561cm" svg:viewBox="0 0 248 284" draw:points="62,0 0,62 0,284 186,284 248,222 248,0">
          <text:p/>
        </draw:polygon>
        <draw:polyline draw:style-name="gr19" draw:text-style-name="P15" draw:layer="layout" svg:width="0.247cm" svg:height="0.062cm" svg:x="2.663cm" svg:y="22.561cm" svg:viewBox="0 0 248 63" draw:points="0,63 186,63 248,0">
          <text:p/>
        </draw:polyline>
        <draw:line draw:style-name="gr19" draw:text-style-name="P15" draw:layer="layout" svg:x1="2.848cm" svg:y1="22.623cm" svg:x2="2.848cm" svg:y2="22.844cm">
          <text:p/>
        </draw:line>
        <draw:polygon draw:style-name="gr15" draw:text-style-name="P16" draw:layer="layout" svg:width="0.247cm" svg:height="0.282cm" svg:x="6.242cm" svg:y="22.623cm" svg:viewBox="0 0 248 283" draw:points="63,0 0,62 0,283 186,283 248,222 248,0">
          <text:p/>
        </draw:polygon>
        <draw:polygon draw:style-name="gr16" draw:text-style-name="P17" draw:layer="layout" svg:width="0.247cm" svg:height="0.282cm" svg:x="6.171cm" svg:y="22.588cm" svg:viewBox="0 0 248 283" draw:points="62,0 0,62 0,283 187,283 248,221 248,0">
          <text:p/>
        </draw:polygon>
        <draw:polygon draw:style-name="gr16" draw:text-style-name="P17" draw:layer="layout" svg:width="0.247cm" svg:height="0.062cm" svg:x="6.171cm" svg:y="22.588cm" svg:viewBox="0 0 248 63" draw:points="0,63 187,63 248,0 62,0">
          <text:p/>
        </draw:polygon>
        <draw:polygon draw:style-name="gr17" draw:text-style-name="P18" draw:layer="layout" svg:width="0.061cm" svg:height="0.282cm" svg:x="6.357cm" svg:y="22.588cm" svg:viewBox="0 0 62 283" draw:points="0,62 62,0 62,221 0,283">
          <text:p/>
        </draw:polygon>
        <draw:polygon draw:style-name="gr18" draw:text-style-name="P19" draw:layer="layout" svg:width="0.247cm" svg:height="0.282cm" svg:x="6.171cm" svg:y="22.588cm" svg:viewBox="0 0 248 283" draw:points="62,0 0,62 0,283 187,283 248,221 248,0">
          <text:p/>
        </draw:polygon>
        <draw:polyline draw:style-name="gr19" draw:text-style-name="P15" draw:layer="layout" svg:width="0.247cm" svg:height="0.062cm" svg:x="6.171cm" svg:y="22.588cm" svg:viewBox="0 0 248 63" draw:points="0,63 187,63 248,0">
          <text:p/>
        </draw:polyline>
        <draw:line draw:style-name="gr19" draw:text-style-name="P15" draw:layer="layout" svg:x1="6.357cm" svg:y1="22.65cm" svg:x2="6.357cm" svg:y2="22.87cm">
          <text:p/>
        </draw:line>
        <draw:frame draw:style-name="gr7" draw:text-style-name="P8" draw:layer="layout" svg:width="0.388cm" svg:height="0.433cm" svg:x="3.007cm" svg:y="27.761cm">
          <draw:text-box>
            <text:p text:style-name="P1"><text:span text:style-name="T10"><text:s/></text:span></text:p>
          </draw:text-box>
        </draw:frame>
      </draw:page>
      <draw:page draw:name="page3" draw:style-name="dp1" draw:master-page-name="master-page96">
        <draw:frame draw:style-name="gr1" draw:text-style-name="P2" draw:layer="layout" svg:width="11.525cm" svg:height="0.314cm" svg:x="8.206cm" svg:y="0.514cm">
          <draw:text-box>
            <text:p text:style-name="P1"><text:span text:style-name="T1">Załącznik Nr 1 do Regulaminu świadczeń dla studentów i doktorantów Politechniki Koszalińskiej </text:span></text:p>
          </draw:text-box>
        </draw:frame>
        <draw:frame draw:style-name="gr1" draw:text-style-name="P2" draw:layer="layout" svg:width="9.121cm" svg:height="0.314cm" svg:x="10.581cm" svg:y="0.839cm">
          <draw:text-box>
            <text:p text:style-name="P1"><text:span text:style-name="T1">(wprowadzonego Zarządzeniem Nr 55/2022 Rektora PK z dnia 27.09.2022 r.) </text:span></text:p>
          </draw:text-box>
        </draw:frame>
        <draw:frame draw:style-name="gr2" draw:text-style-name="P3" draw:layer="layout" svg:width="0.493cm" svg:height="0.353cm" svg:x="19.1cm" svg:y="28.359cm">
          <draw:text-box>
            <text:p text:style-name="P1"><text:span text:style-name="T2">3/3 </text:span></text:p>
          </draw:text-box>
        </draw:frame>
        <draw:frame draw:style-name="gr3" draw:text-style-name="P4" draw:layer="layout" svg:width="0.35cm" svg:height="0.39cm" svg:x="19.506cm" svg:y="28.727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422cm" svg:height="0.471cm" svg:x="1.503cm" svg:y="29.133cm">
          <draw:text-box>
            <text:p text:style-name="P1"><text:span text:style-name="T4"><text:s/></text:span></text:p>
          </draw:text-box>
        </draw:frame>
        <draw:frame draw:style-name="gr7" draw:text-style-name="P8" draw:layer="layout" svg:width="0.388cm" svg:height="0.433cm" svg:x="2.002cm" svg:y="1.262cm">
          <draw:text-box>
            <text:p text:style-name="P1"><text:span text:style-name="T10"><text:s/></text:span></text:p>
          </draw:text-box>
        </draw:frame>
        <draw:frame draw:style-name="gr7" draw:text-style-name="P8" draw:layer="layout" svg:width="0.388cm" svg:height="0.433cm" svg:x="2.002cm" svg:y="1.71cm">
          <draw:text-box>
            <text:p text:style-name="P1"><text:span text:style-name="T10"><text:s/></text:span></text:p>
          </draw:text-box>
        </draw:frame>
        <draw:frame draw:style-name="gr7" draw:text-style-name="P8" draw:layer="layout" svg:width="0.388cm" svg:height="0.433cm" svg:x="1.503cm" svg:y="2.155cm">
          <draw:text-box>
            <text:p text:style-name="P1"><text:span text:style-name="T10">9.</text:span></text:p>
          </draw:text-box>
        </draw:frame>
        <draw:frame draw:style-name="gr7" draw:text-style-name="P8" draw:layer="layout" svg:width="0.388cm" svg:height="0.433cm" svg:x="1.795cm" svg:y="2.149cm">
          <draw:text-box>
            <text:p text:style-name="P1"><text:span text:style-name="T31"><text:s/></text:span></text:p>
          </draw:text-box>
        </draw:frame>
        <draw:frame draw:style-name="gr7" draw:text-style-name="P8" draw:layer="layout" svg:width="1.098cm" svg:height="0.433cm" svg:x="2.002cm" svg:y="2.155cm">
          <draw:text-box>
            <text:p text:style-name="P1"><text:span text:style-name="T10">jestem </text:span></text:p>
          </draw:text-box>
        </draw:frame>
        <draw:frame draw:style-name="gr7" draw:text-style-name="P8" draw:layer="layout" svg:width="3.262cm" svg:height="0.433cm" svg:x="3.222cm" svg:y="2.155cm">
          <draw:text-box>
            <text:p text:style-name="P1"><text:span text:style-name="T10">studentem <text:s/>będącym </text:span></text:p>
          </draw:text-box>
        </draw:frame>
        <draw:frame draw:style-name="gr7" draw:text-style-name="P8" draw:layer="layout" svg:width="4.985cm" svg:height="0.433cm" svg:x="6.618cm" svg:y="2.155cm">
          <draw:text-box>
            <text:p text:style-name="P1"><text:span text:style-name="T10">żołnierzem <text:s/>zawodowym, <text:s/>który </text:span></text:p>
          </draw:text-box>
        </draw:frame>
        <draw:frame draw:style-name="gr7" draw:text-style-name="P8" draw:layer="layout" svg:width="1.098cm" svg:height="0.433cm" svg:x="11.764cm" svg:y="2.155cm">
          <draw:text-box>
            <text:p text:style-name="P1"><text:span text:style-name="T10">podjął </text:span></text:p>
          </draw:text-box>
        </draw:frame>
        <draw:frame draw:style-name="gr7" draw:text-style-name="P8" draw:layer="layout" svg:width="1.056cm" svg:height="0.433cm" svg:x="12.981cm" svg:y="2.155cm">
          <draw:text-box>
            <text:p text:style-name="P1"><text:span text:style-name="T10">studia </text:span></text:p>
          </draw:text-box>
        </draw:frame>
        <draw:frame draw:style-name="gr7" draw:text-style-name="P8" draw:layer="layout" svg:width="5.391cm" svg:height="0.433cm" svg:x="14.152cm" svg:y="2.155cm">
          <draw:text-box>
            <text:p text:style-name="P1"><text:span text:style-name="T10">na <text:s/>podstawie <text:s/>skierowania <text:s/>przez </text:span></text:p>
          </draw:text-box>
        </draw:frame>
        <draw:frame draw:style-name="gr7" draw:text-style-name="P8" draw:layer="layout" svg:width="17.278cm" svg:height="0.433cm" svg:x="2.002cm" svg:y="2.604cm">
          <draw:text-box>
            <text:p text:style-name="P1"><text:span text:style-name="T10">właściwy organ wojskowy i otrzymał pomoc w związku z pobieraniem nauki na podstawie przepisów o służbie </text:span></text:p>
          </draw:text-box>
        </draw:frame>
        <draw:frame draw:style-name="gr7" draw:text-style-name="P8" draw:layer="layout" svg:width="1.725cm" svg:height="0.433cm" svg:x="2.002cm" svg:y="3.049cm">
          <draw:text-box>
            <text:p text:style-name="P1"><text:span text:style-name="T10">wojskowej </text:span></text:p>
          </draw:text-box>
        </draw:frame>
        <draw:frame draw:style-name="gr25" draw:text-style-name="P26" draw:layer="layout" svg:width="0.211cm" svg:height="0.239cm" svg:x="2.002cm" svg:y="3.487cm">
          <draw:text-box>
            <text:p text:style-name="P1"><text:span text:style-name="T38"><text:s/></text:span></text:p>
          </draw:text-box>
        </draw:frame>
        <draw:frame draw:style-name="gr7" draw:text-style-name="P8" draw:layer="layout" svg:width="1.103cm" svg:height="0.433cm" svg:x="3.007cm" svg:y="3.739cm">
          <draw:text-box>
            <text:p text:style-name="P1"><text:span text:style-name="T10"><text:s text:c="3"/></text:span><text:span text:style-name="T10">TAK </text:span></text:p>
          </draw:text-box>
        </draw:frame>
        <draw:frame draw:style-name="gr7" draw:text-style-name="P8" draw:layer="layout" svg:width="0.388cm" svg:height="0.433cm" svg:x="5.254cm" svg:y="3.739cm">
          <draw:text-box>
            <text:p text:style-name="P1"><text:span text:style-name="T10"><text:s/></text:span></text:p>
          </draw:text-box>
        </draw:frame>
        <draw:frame draw:style-name="gr7" draw:text-style-name="P8" draw:layer="layout" svg:width="0.921cm" svg:height="0.433cm" svg:x="6.507cm" svg:y="3.739cm">
          <draw:text-box>
            <text:p text:style-name="P1"><text:span text:style-name="T10"><text:s text:c="2"/></text:span><text:span text:style-name="T10">NIE </text:span></text:p>
          </draw:text-box>
        </draw:frame>
        <draw:frame draw:style-name="gr9" draw:text-style-name="P10" draw:layer="layout" svg:width="0.139cm" svg:height="0.154cm" svg:x="3.007cm" svg:y="4.177cm">
          <draw:text-box>
            <text:p text:style-name="P1"><text:span text:style-name="T37"><text:s/></text:span></text:p>
          </draw:text-box>
        </draw:frame>
        <draw:frame draw:style-name="gr9" draw:text-style-name="P10" draw:layer="layout" svg:width="0.139cm" svg:height="0.154cm" svg:x="3.007cm" svg:y="4.342cm">
          <draw:text-box>
            <text:p text:style-name="P1"><text:span text:style-name="T37"><text:s/></text:span></text:p>
          </draw:text-box>
        </draw:frame>
        <draw:frame draw:style-name="gr7" draw:text-style-name="P8" draw:layer="layout" svg:width="0.489cm" svg:height="0.433cm" svg:x="2.002cm" svg:y="4.509cm">
          <draw:text-box>
            <text:p text:style-name="P1"><text:span text:style-name="T10">10.</text:span></text:p>
          </draw:text-box>
        </draw:frame>
        <draw:frame draw:style-name="gr7" draw:text-style-name="P8" draw:layer="layout" svg:width="0.388cm" svg:height="0.433cm" svg:x="2.49cm" svg:y="4.504cm">
          <draw:text-box>
            <text:p text:style-name="P1"><text:span text:style-name="T31"><text:s/></text:span></text:p>
          </draw:text-box>
        </draw:frame>
        <draw:frame draw:style-name="gr7" draw:text-style-name="P8" draw:layer="layout" svg:width="1.098cm" svg:height="0.433cm" svg:x="2.753cm" svg:y="4.509cm">
          <draw:text-box>
            <text:p text:style-name="P1"><text:span text:style-name="T10">jestem </text:span></text:p>
          </draw:text-box>
        </draw:frame>
        <draw:frame draw:style-name="gr7" draw:text-style-name="P8" draw:layer="layout" svg:width="1.683cm" svg:height="0.433cm" svg:x="4.089cm" svg:y="4.509cm">
          <draw:text-box>
            <text:p text:style-name="P1"><text:span text:style-name="T10">studentem </text:span></text:p>
          </draw:text-box>
        </draw:frame>
        <draw:frame draw:style-name="gr7" draw:text-style-name="P8" draw:layer="layout" svg:width="1.484cm" svg:height="0.433cm" svg:x="6.01cm" svg:y="4.509cm">
          <draw:text-box>
            <text:p text:style-name="P1"><text:span text:style-name="T10">będącym </text:span></text:p>
          </draw:text-box>
        </draw:frame>
        <draw:frame draw:style-name="gr7" draw:text-style-name="P8" draw:layer="layout" svg:width="2.855cm" svg:height="0.433cm" svg:x="7.736cm" svg:y="4.509cm">
          <draw:text-box>
            <text:p text:style-name="P1"><text:span text:style-name="T10">funkcjonariuszem </text:span></text:p>
          </draw:text-box>
        </draw:frame>
        <draw:frame draw:style-name="gr7" draw:text-style-name="P8" draw:layer="layout" svg:width="0.904cm" svg:height="0.433cm" svg:x="10.816cm" svg:y="4.509cm">
          <draw:text-box>
            <text:p text:style-name="P1"><text:span text:style-name="T10">służb </text:span></text:p>
          </draw:text-box>
        </draw:frame>
        <draw:frame draw:style-name="gr7" draw:text-style-name="P8" draw:layer="layout" svg:width="2.199cm" svg:height="0.433cm" svg:x="11.966cm" svg:y="4.509cm">
          <draw:text-box>
            <text:p text:style-name="P1"><text:span text:style-name="T10">państwowych </text:span></text:p>
          </draw:text-box>
        </draw:frame>
        <draw:frame draw:style-name="gr7" draw:text-style-name="P8" draw:layer="layout" svg:width="0.388cm" svg:height="0.433cm" svg:x="14.398cm" svg:y="4.509cm">
          <draw:text-box>
            <text:p text:style-name="P1"><text:span text:style-name="T10">w </text:span></text:p>
          </draw:text-box>
        </draw:frame>
        <draw:frame draw:style-name="gr7" draw:text-style-name="P8" draw:layer="layout" svg:width="1.187cm" svg:height="0.433cm" svg:x="15.003cm" svg:y="4.509cm">
          <draw:text-box>
            <text:p text:style-name="P1"><text:span text:style-name="T10">służbie </text:span></text:p>
          </draw:text-box>
        </draw:frame>
        <draw:frame draw:style-name="gr7" draw:text-style-name="P8" draw:layer="layout" svg:width="2.161cm" svg:height="0.433cm" svg:x="16.425cm" svg:y="4.509cm">
          <draw:text-box>
            <text:p text:style-name="P1"><text:span text:style-name="T10">kandydackiej </text:span></text:p>
          </draw:text-box>
        </draw:frame>
        <draw:frame draw:style-name="gr7" draw:text-style-name="P8" draw:layer="layout" svg:width="0.794cm" svg:height="0.433cm" svg:x="18.821cm" svg:y="4.509cm">
          <draw:text-box>
            <text:p text:style-name="P1"><text:span text:style-name="T10">albo </text:span></text:p>
          </draw:text-box>
        </draw:frame>
        <draw:frame draw:style-name="gr7" draw:text-style-name="P8" draw:layer="layout" svg:width="17.604cm" svg:height="0.433cm" svg:x="2.002cm" svg:y="4.954cm">
          <draw:text-box>
            <text:p text:style-name="P1"><text:span text:style-name="T10">funkcjonariuszem służb państwowych, który podjął studia na podstawie skierowania lub zgody właściwego prze-</text:span></text:p>
          </draw:text-box>
        </draw:frame>
        <draw:frame draw:style-name="gr7" draw:text-style-name="P8" draw:layer="layout" svg:width="14.713cm" svg:height="0.433cm" svg:x="2.002cm" svg:y="5.403cm">
          <draw:text-box>
            <text:p text:style-name="P1"><text:span text:style-name="T10">łożonego i otrzymał pomoc w związku z pobieraniem nauki na podstawie przepisów o służbie <text:s/></text:span></text:p>
          </draw:text-box>
        </draw:frame>
        <draw:frame draw:style-name="gr7" draw:text-style-name="P8" draw:layer="layout" svg:width="0.388cm" svg:height="0.433cm" svg:x="17.762cm" svg:y="5.403cm">
          <draw:text-box>
            <text:p text:style-name="P1"><text:span text:style-name="T10"><text:s/></text:span></text:p>
          </draw:text-box>
        </draw:frame>
        <draw:frame draw:style-name="gr25" draw:text-style-name="P26" draw:layer="layout" svg:width="0.211cm" svg:height="0.239cm" svg:x="2.002cm" svg:y="5.84cm">
          <draw:text-box>
            <text:p text:style-name="P1"><text:span text:style-name="T38"><text:s/></text:span></text:p>
          </draw:text-box>
        </draw:frame>
        <draw:frame draw:style-name="gr7" draw:text-style-name="P8" draw:layer="layout" svg:width="0.391cm" svg:height="0.433cm" svg:x="2.002cm" svg:y="6.093cm">
          <draw:text-box>
            <text:p text:style-name="P1"><text:span text:style-name="T10"><text:s text:c="4"/></text:span></text:p>
          </draw:text-box>
        </draw:frame>
        <draw:frame draw:style-name="gr7" draw:text-style-name="P8" draw:layer="layout" svg:width="1.395cm" svg:height="0.433cm" svg:x="2.753cm" svg:y="6.093cm">
          <draw:text-box>
            <text:p text:style-name="P1"><text:span text:style-name="T10"><text:s text:c="5"/></text:span><text:span text:style-name="T10">TAK <text:s/></text:span></text:p>
          </draw:text-box>
        </draw:frame>
        <draw:frame draw:style-name="gr7" draw:text-style-name="P8" draw:layer="layout" svg:width="2.187cm" svg:height="0.433cm" svg:x="5.254cm" svg:y="6.093cm">
          <draw:text-box>
            <text:p text:style-name="P1"><text:span text:style-name="T10"><text:s text:c="15"/></text:span><text:span text:style-name="T10">NIE </text:span></text:p>
          </draw:text-box>
        </draw:frame>
        <draw:frame draw:style-name="gr7" draw:text-style-name="P8" draw:layer="layout" svg:width="0.388cm" svg:height="0.433cm" svg:x="2.002cm" svg:y="6.537cm">
          <draw:text-box>
            <text:p text:style-name="P1"><text:span text:style-name="T10"><text:s/></text:span></text:p>
          </draw:text-box>
        </draw:frame>
        <draw:frame draw:style-name="gr7" draw:text-style-name="P8" draw:layer="layout" svg:width="0.388cm" svg:height="0.433cm" svg:x="3.007cm" svg:y="6.986cm">
          <draw:text-box>
            <text:p text:style-name="P1"><text:span text:style-name="T10"><text:s/></text:span></text:p>
          </draw:text-box>
        </draw:frame>
        <draw:frame draw:style-name="gr11" draw:text-style-name="P12" draw:layer="layout" svg:width="0.071cm" svg:height="0.082cm" svg:x="2.753cm" svg:y="7.417cm">
          <draw:text-box>
            <text:p text:style-name="P1"><text:span text:style-name="T21"><text:s/></text:span></text:p>
          </draw:text-box>
        </draw:frame>
        <draw:frame draw:style-name="gr11" draw:text-style-name="P12" draw:layer="layout" svg:width="0.071cm" svg:height="0.082cm" svg:x="2.753cm" svg:y="7.497cm">
          <draw:text-box>
            <text:p text:style-name="P1"><text:span text:style-name="T21"><text:s/></text:span></text:p>
          </draw:text-box>
        </draw:frame>
        <draw:frame draw:style-name="gr2" draw:text-style-name="P3" draw:layer="layout" svg:width="0.317cm" svg:height="0.353cm" svg:x="3.684cm" svg:y="7.59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17cm" svg:height="0.353cm" svg:x="4.937cm" svg:y="7.59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17cm" svg:height="0.353cm" svg:x="6.186cm" svg:y="7.59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17cm" svg:height="0.353cm" svg:x="7.44cm" svg:y="7.59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17cm" svg:height="0.353cm" svg:x="8.689cm" svg:y="7.59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17cm" svg:height="0.353cm" svg:x="9.937cm" svg:y="7.59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17cm" svg:height="0.353cm" svg:x="11.191cm" svg:y="7.592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7.224cm" svg:height="0.353cm" svg:x="12.44cm" svg:y="7.592cm">
          <draw:text-box>
            <text:p text:style-name="P1"><text:span text:style-name="T2"><text:s text:c="11"/>………</text:span><text:span text:style-name="T2">.…............................................................. </text:span></text:p>
          </draw:text-box>
        </draw:frame>
        <draw:frame draw:style-name="gr12" draw:text-style-name="P13" draw:layer="layout" svg:width="0.595cm" svg:height="0.255cm" svg:x="10.991cm" svg:y="7.946cm">
          <draw:text-box>
            <text:p text:style-name="P1"><text:span text:style-name="T23"><text:s text:c="10"/></text:span></text:p>
          </draw:text-box>
        </draw:frame>
        <draw:frame draw:style-name="gr12" draw:text-style-name="P13" draw:layer="layout" svg:width="5.954cm" svg:height="0.255cm" svg:x="12.762cm" svg:y="7.946cm">
          <draw:text-box>
            <text:p text:style-name="P1"><text:span text:style-name="T23"><text:s text:c="30"/></text:span><text:span text:style-name="T23">(podpis studenta składającego oświadczenie) </text:span></text:p>
          </draw:text-box>
        </draw:frame>
        <draw:frame draw:style-name="gr11" draw:text-style-name="P12" draw:layer="layout" svg:width="0.071cm" svg:height="0.082cm" svg:x="2.503cm" svg:y="8.348cm">
          <draw:text-box>
            <text:p text:style-name="P1"><text:span text:style-name="T21"><text:s/></text:span></text:p>
          </draw:text-box>
        </draw:frame>
        <draw:frame draw:style-name="gr7" draw:text-style-name="P8" draw:layer="layout" svg:width="0.388cm" svg:height="0.433cm" svg:x="1.503cm" svg:y="8.446cm">
          <draw:text-box>
            <text:p text:style-name="P1"><text:span text:style-name="T10"><text:s/></text:span></text:p>
          </draw:text-box>
        </draw:frame>
        <draw:frame draw:style-name="gr7" draw:text-style-name="P8" draw:layer="layout" svg:width="0.388cm" svg:height="0.433cm" svg:x="1.503cm" svg:y="8.891cm">
          <draw:text-box>
            <text:p text:style-name="P1"><text:span text:style-name="T10"><text:s/></text:span></text:p>
          </draw:text-box>
        </draw:frame>
        <draw:frame draw:style-name="gr7" draw:text-style-name="P8" draw:layer="layout" svg:width="18.07cm" svg:height="0.433cm" svg:x="1.503cm" svg:y="9.335cm">
          <draw:text-box>
            <text:p text:style-name="P1"><text:span text:style-name="T10">Oświadczam, że jestem świadoma/y odpowiedzialności karnej za złożenie fałszywego oświadczenia - art. 52 ust. 5c </text:span></text:p>
          </draw:text-box>
        </draw:frame>
        <draw:frame draw:style-name="gr7" draw:text-style-name="P8" draw:layer="layout" svg:width="17.621cm" svg:height="0.433cm" svg:x="1.503cm" svg:y="9.785cm">
          <draw:text-box>
            <text:p text:style-name="P1"><text:span text:style-name="T10">ustawy o ograniczaniu barier administracyjnych dla obywateli i przedsiębiorców <text:s/>(Dz. U. z 2011 r. Nr 106, poz. </text:span></text:p>
          </draw:text-box>
        </draw:frame>
        <draw:frame draw:style-name="gr7" draw:text-style-name="P8" draw:layer="layout" svg:width="2.817cm" svg:height="0.433cm" svg:x="1.503cm" svg:y="10.23cm">
          <draw:text-box>
            <text:p text:style-name="P1"><text:span text:style-name="T10">622, z późn. zm.). </text:span></text:p>
          </draw:text-box>
        </draw:frame>
        <draw:frame draw:style-name="gr7" draw:text-style-name="P8" draw:layer="layout" svg:width="0.388cm" svg:height="0.433cm" svg:x="1.503cm" svg:y="10.678cm">
          <draw:text-box>
            <text:p text:style-name="P1"><text:span text:style-name="T10"><text:s/></text:span></text:p>
          </draw:text-box>
        </draw:frame>
        <draw:frame draw:style-name="gr7" draw:text-style-name="P8" draw:layer="layout" svg:width="0.388cm" svg:height="0.433cm" svg:x="1.503cm" svg:y="11.123cm">
          <draw:text-box>
            <text:p text:style-name="P1"><text:span text:style-name="T10"><text:s/></text:span></text:p>
          </draw:text-box>
        </draw:frame>
        <draw:frame draw:style-name="gr2" draw:text-style-name="P3" draw:layer="layout" svg:width="7.626cm" svg:height="0.353cm" svg:x="12.042cm" svg:y="11.568cm">
          <draw:text-box>
            <text:p text:style-name="P1"><text:span text:style-name="T2"><text:s text:c="16"/>………</text:span><text:span text:style-name="T2">.…............................................................. </text:span></text:p>
          </draw:text-box>
        </draw:frame>
        <draw:frame draw:style-name="gr12" draw:text-style-name="P13" draw:layer="layout" svg:width="0.595cm" svg:height="0.255cm" svg:x="10.991cm" svg:y="11.922cm">
          <draw:text-box>
            <text:p text:style-name="P1"><text:span text:style-name="T23"><text:s text:c="10"/></text:span></text:p>
          </draw:text-box>
        </draw:frame>
        <draw:polygon draw:style-name="gr15" draw:text-style-name="P16" draw:layer="layout" svg:width="0.246cm" svg:height="0.282cm" svg:x="2.734cm" svg:y="3.792cm" svg:viewBox="0 0 247 283" draw:points="61,0 0,63 0,283 186,283 247,221 247,0">
          <text:p/>
        </draw:polygon>
        <draw:polygon draw:style-name="gr16" draw:text-style-name="P17" draw:layer="layout" svg:width="0.247cm" svg:height="0.282cm" svg:x="2.663cm" svg:y="3.757cm" svg:viewBox="0 0 248 283" draw:points="62,0 0,62 0,283 186,283 248,221 248,0">
          <text:p/>
        </draw:polygon>
        <draw:polygon draw:style-name="gr16" draw:text-style-name="P17" draw:layer="layout" svg:width="0.247cm" svg:height="0.061cm" svg:x="2.663cm" svg:y="3.757cm" svg:viewBox="0 0 248 62" draw:points="0,62 186,62 248,0 62,0">
          <text:p/>
        </draw:polygon>
        <draw:polygon draw:style-name="gr17" draw:text-style-name="P18" draw:layer="layout" svg:width="0.062cm" svg:height="0.282cm" svg:x="2.848cm" svg:y="3.757cm" svg:viewBox="0 0 63 283" draw:points="0,62 63,0 63,221 0,283">
          <text:p/>
        </draw:polygon>
        <draw:polygon draw:style-name="gr19" draw:text-style-name="P15" draw:layer="layout" svg:width="0.247cm" svg:height="0.282cm" svg:x="2.663cm" svg:y="3.757cm" svg:viewBox="0 0 248 283" draw:points="62,0 0,62 0,283 186,283 248,221 248,0">
          <text:p/>
        </draw:polygon>
        <draw:polyline draw:style-name="gr19" draw:text-style-name="P15" draw:layer="layout" svg:width="0.247cm" svg:height="0.061cm" svg:x="2.663cm" svg:y="3.757cm" svg:viewBox="0 0 248 62" draw:points="0,62 186,62 248,0">
          <text:p/>
        </draw:polyline>
        <draw:line draw:style-name="gr19" draw:text-style-name="P15" draw:layer="layout" svg:x1="2.848cm" svg:y1="3.818cm" svg:x2="2.848cm" svg:y2="4.039cm">
          <text:p/>
        </draw:line>
        <draw:polygon draw:style-name="gr16" draw:text-style-name="P17" draw:layer="layout" svg:width="0.247cm" svg:height="0.282cm" svg:x="6.242cm" svg:y="3.845cm" svg:viewBox="0 0 248 283" draw:points="63,0 0,62 0,283 186,283 248,220 248,0">
          <text:p/>
        </draw:polygon>
        <draw:polygon draw:style-name="gr24" draw:text-style-name="P19" draw:layer="layout" svg:width="0.247cm" svg:height="0.283cm" svg:x="6.171cm" svg:y="3.81cm" svg:viewBox="0 0 248 284" draw:points="62,0 0,62 0,284 187,284 248,221 248,0">
          <text:p/>
        </draw:polygon>
        <draw:polygon draw:style-name="gr24" draw:text-style-name="P19" draw:layer="layout" svg:width="0.247cm" svg:height="0.062cm" svg:x="6.171cm" svg:y="3.81cm" svg:viewBox="0 0 248 63" draw:points="0,63 187,63 248,0 62,0">
          <text:p/>
        </draw:polygon>
        <draw:polygon draw:style-name="gr24" draw:text-style-name="P19" draw:layer="layout" svg:width="0.061cm" svg:height="0.283cm" svg:x="6.357cm" svg:y="3.81cm" svg:viewBox="0 0 62 284" draw:points="0,62 62,0 62,221 0,284">
          <text:p/>
        </draw:polygon>
        <draw:polygon draw:style-name="gr18" draw:text-style-name="P19" draw:layer="layout" svg:width="0.247cm" svg:height="0.283cm" svg:x="6.171cm" svg:y="3.81cm" svg:viewBox="0 0 248 284" draw:points="62,0 0,62 0,284 187,284 248,221 248,0">
          <text:p/>
        </draw:polygon>
        <draw:polyline draw:style-name="gr18" draw:text-style-name="P19" draw:layer="layout" svg:width="0.247cm" svg:height="0.062cm" svg:x="6.171cm" svg:y="3.81cm" svg:viewBox="0 0 248 63" draw:points="0,63 187,63 248,0">
          <text:p/>
        </draw:polyline>
        <draw:line draw:style-name="gr18" draw:text-style-name="P19" draw:layer="layout" svg:x1="6.357cm" svg:y1="3.871cm" svg:x2="6.357cm" svg:y2="4.092cm">
          <text:p/>
        </draw:line>
        <draw:polygon draw:style-name="gr15" draw:text-style-name="P16" draw:layer="layout" svg:width="0.247cm" svg:height="0.282cm" svg:x="2.681cm" svg:y="6.145cm" svg:viewBox="0 0 248 283" draw:points="61,0 0,62 0,283 186,283 248,221 248,0">
          <text:p/>
        </draw:polygon>
        <draw:polygon draw:style-name="gr16" draw:text-style-name="P17" draw:layer="layout" svg:width="0.247cm" svg:height="0.282cm" svg:x="2.61cm" svg:y="6.11cm" svg:viewBox="0 0 248 283" draw:points="62,0 0,61 0,283 185,283 248,220 248,0">
          <text:p/>
        </draw:polygon>
        <draw:polygon draw:style-name="gr16" draw:text-style-name="P17" draw:layer="layout" svg:width="0.247cm" svg:height="0.061cm" svg:x="2.61cm" svg:y="6.11cm" svg:viewBox="0 0 248 62" draw:points="0,62 185,62 248,0 62,0">
          <text:p/>
        </draw:polygon>
        <draw:polygon draw:style-name="gr17" draw:text-style-name="P18" draw:layer="layout" svg:width="0.062cm" svg:height="0.282cm" svg:x="2.795cm" svg:y="6.11cm" svg:viewBox="0 0 63 283" draw:points="0,61 63,0 63,220 0,283">
          <text:p/>
        </draw:polygon>
        <draw:polygon draw:style-name="gr19" draw:text-style-name="P15" draw:layer="layout" svg:width="0.247cm" svg:height="0.282cm" svg:x="2.61cm" svg:y="6.11cm" svg:viewBox="0 0 248 283" draw:points="62,0 0,61 0,283 185,283 248,220 248,0">
          <text:p/>
        </draw:polygon>
        <draw:polyline draw:style-name="gr19" draw:text-style-name="P15" draw:layer="layout" svg:width="0.247cm" svg:height="0.061cm" svg:x="2.61cm" svg:y="6.11cm" svg:viewBox="0 0 248 62" draw:points="0,62 185,62 248,0">
          <text:p/>
        </draw:polyline>
        <draw:line draw:style-name="gr19" draw:text-style-name="P15" draw:layer="layout" svg:x1="2.795cm" svg:y1="6.171cm" svg:x2="2.795cm" svg:y2="6.392cm">
          <text:p/>
        </draw:line>
        <draw:polygon draw:style-name="gr16" draw:text-style-name="P17" draw:layer="layout" svg:width="0.247cm" svg:height="0.282cm" svg:x="6.242cm" svg:y="6.198cm" svg:viewBox="0 0 248 283" draw:points="63,0 0,62 0,283 186,283 248,221 248,0">
          <text:p/>
        </draw:polygon>
        <draw:polygon draw:style-name="gr24" draw:text-style-name="P19" draw:layer="layout" svg:width="0.247cm" svg:height="0.282cm" svg:x="6.171cm" svg:y="6.163cm" svg:viewBox="0 0 248 283" draw:points="62,0 0,61 0,283 187,283 248,221 248,0">
          <text:p/>
        </draw:polygon>
        <draw:polygon draw:style-name="gr24" draw:text-style-name="P19" draw:layer="layout" svg:width="0.247cm" svg:height="0.061cm" svg:x="6.171cm" svg:y="6.163cm" svg:viewBox="0 0 248 62" draw:points="0,62 187,62 248,0 62,0">
          <text:p/>
        </draw:polygon>
        <draw:polygon draw:style-name="gr24" draw:text-style-name="P19" draw:layer="layout" svg:width="0.061cm" svg:height="0.282cm" svg:x="6.357cm" svg:y="6.163cm" svg:viewBox="0 0 62 283" draw:points="0,61 62,0 62,221 0,283">
          <text:p/>
        </draw:polygon>
        <draw:polygon draw:style-name="gr18" draw:text-style-name="P19" draw:layer="layout" svg:width="0.247cm" svg:height="0.282cm" svg:x="6.171cm" svg:y="6.163cm" svg:viewBox="0 0 248 283" draw:points="62,0 0,61 0,283 187,283 248,221 248,0">
          <text:p/>
        </draw:polygon>
        <draw:polyline draw:style-name="gr18" draw:text-style-name="P19" draw:layer="layout" svg:width="0.247cm" svg:height="0.061cm" svg:x="6.171cm" svg:y="6.163cm" svg:viewBox="0 0 248 62" draw:points="0,62 187,62 248,0">
          <text:p/>
        </draw:polyline>
        <draw:line draw:style-name="gr18" draw:text-style-name="P19" draw:layer="layout" svg:x1="6.357cm" svg:y1="6.224cm" svg:x2="6.357cm" svg:y2="6.445cm">
          <text:p/>
        </draw:line>
        <draw:frame draw:style-name="gr12" draw:text-style-name="P13" draw:layer="layout" svg:width="6.013cm" svg:height="0.255cm" svg:x="12.762cm" svg:y="11.922cm">
          <draw:text-box>
            <text:p text:style-name="P1"><text:span text:style-name="T23"><text:s text:c="30"/></text:span><text:span text:style-name="T23">(podpis studenta składającego oświadczenie) <text:s/>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TimesNewRoman" svg:font-family="TimesNewRoman" style:font-pitch="variable"/>
    <style:font-face style:name="TimesNewRoman1" svg:font-family="TimesNew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1cm" fo:margin-left="1.4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96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12T15:30:41.287512359</dc:date>
    <meta:editing-duration>PT1H2M17S</meta:editing-duration>
    <meta:editing-cycles>5</meta:editing-cycles>
    <meta:generator>LibreOffice/7.5.7.1$Linux_X86_64 LibreOffice_project/50$Build-1</meta:generator>
    <meta:document-statistic meta:object-count="825"/>
  </office:meta>
</office:document-meta>
</file>